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37"/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false"/>
      <table:table table:name="Falsa_Aceptación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11" table:default-cell-style-name="ce1"/>
        <table:table-column table:style-name="co2" table:number-columns-repeated="16371" table:default-cell-style-name="ce1"/>
        <table:table-row table:style-name="ro1">
          <table:table-cell office:value-type="string" table:style-name="ce1">
            <text:p>Firma</text:p>
          </table:table-cell>
          <table:table-cell office:value-type="string" table:style-name="ce2">
            <text:p>Coincidencia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,1</text:p>
          </table:table-cell>
          <table:table-cell office:value-type="float" office:value="0.2" table:style-name="ce1">
            <text:p>0,2</text:p>
          </table:table-cell>
          <table:table-cell office:value-type="float" office:value="0.3" table:style-name="ce1">
            <text:p>0,3</text:p>
          </table:table-cell>
          <table:table-cell office:value-type="float" office:value="0.4" table:style-name="ce1">
            <text:p>0,4</text:p>
          </table:table-cell>
          <table:table-cell office:value-type="float" office:value="0.5" table:style-name="ce1">
            <text:p>0,5</text:p>
          </table:table-cell>
          <table:table-cell office:value-type="float" office:value="0.6" table:style-name="ce1">
            <text:p>0,6</text:p>
          </table:table-cell>
          <table:table-cell office:value-type="float" office:value="0.7" table:style-name="ce1">
            <text:p>0,7</text:p>
          </table:table-cell>
          <table:table-cell office:value-type="float" office:value="0.8" table:style-name="ce1">
            <text:p>0,8</text:p>
          </table:table-cell>
          <table:table-cell office:value-type="float" office:value="0.9" table:style-name="ce1">
            <text:p>0,9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string" table:style-name="ce3">
            <text:p>Casos de FA</text:p>
          </table:table-cell>
          <table:table-cell office:value-type="float" office:value="1500" table:formula="msoxl:=COUNTIF(B4:B3027, &quot;&gt;0&quot;)" table:style-name="ce1">
            <text:p>1500</text:p>
          </table:table-cell>
          <table:table-cell office:value-type="float" office:value="1389" table:formula="msoxl:=COUNTIF(B4:B3027, &quot;&gt;0,1&quot;)" table:style-name="ce1">
            <text:p>1389</text:p>
          </table:table-cell>
          <table:table-cell office:value-type="float" office:value="1243" table:formula="msoxl:=COUNTIF(B4:B3027, &quot;&gt;0,2&quot;)" table:style-name="ce1">
            <text:p>1243</text:p>
          </table:table-cell>
          <table:table-cell office:value-type="float" office:value="1085" table:formula="msoxl:=COUNTIF(B4:B3027, &quot;&gt;0,3&quot;)" table:style-name="ce1">
            <text:p>1085</text:p>
          </table:table-cell>
          <table:table-cell office:value-type="float" office:value="900" table:formula="msoxl:=COUNTIF(B4:B3027, &quot;&gt;0,4&quot;)" table:style-name="ce1">
            <text:p>900</text:p>
          </table:table-cell>
          <table:table-cell office:value-type="float" office:value="705" table:formula="msoxl:=COUNTIF(B4:B3027, &quot;&gt;0,5&quot;)" table:style-name="ce1">
            <text:p>705</text:p>
          </table:table-cell>
          <table:table-cell office:value-type="float" office:value="501" table:formula="msoxl:=COUNTIF(B4:B3027, &quot;&gt;0,6&quot;)" table:style-name="ce1">
            <text:p>501</text:p>
          </table:table-cell>
          <table:table-cell office:value-type="float" office:value="313" table:formula="msoxl:=COUNTIF(B4:B3027, &quot;&gt;0,7&quot;)" table:style-name="ce1">
            <text:p>313</text:p>
          </table:table-cell>
          <table:table-cell office:value-type="float" office:value="160" table:formula="msoxl:=COUNTIF(B4:B3027, &quot;&gt;0,8&quot;)" table:style-name="ce1">
            <text:p>160</text:p>
          </table:table-cell>
          <table:table-cell office:value-type="float" office:value="47" table:formula="msoxl:=COUNTIF(B4:B3027, &quot;&gt;0,9&quot;)" table:style-name="ce1">
            <text:p>47</text:p>
          </table:table-cell>
          <table:table-cell office:value-type="float" office:value="1" table:formula="msoxl:=COUNTIF(B4:B3027, &quot;=1&quot;)" table:style-name="ce1">
            <text:p>1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string" table:style-name="ce3">
            <text:p>FAR</text:p>
          </table:table-cell>
          <table:table-cell office:value-type="float" office:value="0.625" table:formula="msoxl:=C2/COUNTIF(B4:B3027, &quot;&gt;=0&quot;)" table:style-name="ce1">
            <text:p>0,625</text:p>
          </table:table-cell>
          <table:table-cell office:value-type="float" office:value="0.57874999999999999" table:formula="msoxl:=D2/COUNTIF(B4:B3027, &quot;&gt;=0&quot;)" table:style-name="ce1">
            <text:p>0,57875</text:p>
          </table:table-cell>
          <table:table-cell office:value-type="float" office:value="0.51791666666666669" table:formula="msoxl:=E2/COUNTIF(B4:B3027, &quot;&gt;=0&quot;)" table:style-name="ce1">
            <text:p>0,517916667</text:p>
          </table:table-cell>
          <table:table-cell office:value-type="float" office:value="0.45208333333333334" table:formula="msoxl:=F2/COUNTIF(B4:B3027, &quot;&gt;=0&quot;)" table:style-name="ce1">
            <text:p>0,452083333</text:p>
          </table:table-cell>
          <table:table-cell office:value-type="float" office:value="0.375" table:formula="msoxl:=G2/COUNTIF(B4:B3027, &quot;&gt;=0&quot;)" table:style-name="ce1">
            <text:p>0,375</text:p>
          </table:table-cell>
          <table:table-cell office:value-type="float" office:value="0.29375000000000001" table:formula="msoxl:=H2/COUNTIF(B4:B3027, &quot;&gt;=0&quot;)" table:style-name="ce1">
            <text:p>0,29375</text:p>
          </table:table-cell>
          <table:table-cell office:value-type="float" office:value="0.20874999999999999" table:formula="msoxl:=I2/COUNTIF(B4:B3027, &quot;&gt;=0&quot;)" table:style-name="ce1">
            <text:p>0,20875</text:p>
          </table:table-cell>
          <table:table-cell office:value-type="float" office:value="0.13041666666666665" table:formula="msoxl:=J2/COUNTIF(B4:B3027, &quot;&gt;=0&quot;)" table:style-name="ce1">
            <text:p>0,130416667</text:p>
          </table:table-cell>
          <table:table-cell office:value-type="float" office:value="6.6666666666666666E-2" table:formula="msoxl:=K2/COUNTIF(B4:B3027, &quot;&gt;=0&quot;)" table:style-name="ce1">
            <text:p>0,066666667</text:p>
          </table:table-cell>
          <table:table-cell office:value-type="float" office:value="1.9583333333333335E-2" table:formula="msoxl:=L2/COUNTIF(B4:B2403, &quot;&gt;=0&quot;)" table:style-name="ce1">
            <text:p>0,019583333</text:p>
          </table:table-cell>
          <table:table-cell office:value-type="float" office:value="4.1666666666666669E-4" table:formula="msoxl:=M2/COUNTIF(B4:B2433, &quot;&gt;=0&quot;)" table:style-name="ce1">
            <text:p>0,00041666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30.1.04.bmp</text:p>
          </table:table-cell>
          <table:table-cell office:value-type="float" office:value="0.41503759398496198" table:style-name="ce2">
            <text:p>0,41503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30.2.04.bmp</text:p>
          </table:table-cell>
          <table:table-cell office:value-type="float" office:value="0.19667590027700799" table:style-name="ce2">
            <text:p>0,19667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30.3.04.bmp</text:p>
          </table:table-cell>
          <table:table-cell office:value-type="float" office:value="0.34699853587115698" table:style-name="ce2">
            <text:p>0,34699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30.4.04.bmp</text:p>
          </table:table-cell>
          <table:table-cell office:value-type="float" office:value="0.78175092478421704" table:style-name="ce2">
            <text:p>0,78175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31.1.04.bmp</text:p>
          </table:table-cell>
          <table:table-cell office:value-type="float" office:value="8.4136722173532005E-2" table:style-name="ce2">
            <text:p>0,08413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31.2.04.bmp</text:p>
          </table:table-cell>
          <table:table-cell office:value-type="float" office:value="0.52253116011505296" table:style-name="ce2">
            <text:p>0,52253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31.3.04.bmp</text:p>
          </table:table-cell>
          <table:table-cell office:value-type="float" office:value="6.6231343283582003E-2" table:style-name="ce2">
            <text:p>0,06623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31.4.04.bmp</text:p>
          </table:table-cell>
          <table:table-cell office:value-type="float" office:value="0.25516621743036799" table:style-name="ce2">
            <text:p>0,25516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32.1.04.bmp</text:p>
          </table:table-cell>
          <table:table-cell office:value-type="float" office:value="0" table:style-name="ce2">
            <text:p>0,0000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32.2.04.bmp</text:p>
          </table:table-cell>
          <table:table-cell office:value-type="float" office:value="0.14944649446494501" table:style-name="ce2">
            <text:p>0,14944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32.3.04.bmp</text:p>
          </table:table-cell>
          <table:table-cell office:value-type="float" office:value="0.47894736842105301" table:style-name="ce2">
            <text:p>0,47894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32.4.04.bmp</text:p>
          </table:table-cell>
          <table:table-cell office:value-type="float" office:value="0.39205058717253799" table:style-name="ce2">
            <text:p>0,39205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33.1.04.bmp</text:p>
          </table:table-cell>
          <table:table-cell office:value-type="float" office:value="0" table:style-name="ce2">
            <text:p>0,0000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33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1.04.bmp</text:p>
          </table:table-cell>
          <table:table-cell office:value-type="float" office:value="0.57446808510638303" table:style-name="ce2">
            <text:p>0,5744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2.04.bmp</text:p>
          </table:table-cell>
          <table:table-cell office:value-type="float" office:value="0.70542635658914699" table:style-name="ce2">
            <text:p>0,7054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4.04.bmp</text:p>
          </table:table-cell>
          <table:table-cell office:value-type="float" office:value="0.37581699346405201" table:style-name="ce2">
            <text:p>0,3758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3.04.bmp</text:p>
          </table:table-cell>
          <table:table-cell office:value-type="float" office:value="0.41437308868501499" table:style-name="ce2">
            <text:p>0,4143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1.04.bmp</text:p>
          </table:table-cell>
          <table:table-cell office:value-type="float" office:value="0.48666666666666702" table:style-name="ce2">
            <text:p>0,4866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2.04.bmp</text:p>
          </table:table-cell>
          <table:table-cell office:value-type="float" office:value="0.526678141135972" table:style-name="ce2">
            <text:p>0,52667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3.04.bmp</text:p>
          </table:table-cell>
          <table:table-cell office:value-type="float" office:value="0.45765765765765798" table:style-name="ce2">
            <text:p>0,45765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4.04.bmp</text:p>
          </table:table-cell>
          <table:table-cell office:value-type="float" office:value="0.27347611202635902" table:style-name="ce2">
            <text:p>0,2734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3.04.bmp</text:p>
          </table:table-cell>
          <table:table-cell office:value-type="float" office:value="6.8511198945981594E-2" table:style-name="ce2">
            <text:p>0,0685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4.04.bmp</text:p>
          </table:table-cell>
          <table:table-cell office:value-type="float" office:value="0.383254716981132" table:style-name="ce2">
            <text:p>0,3832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1.04.bmp</text:p>
          </table:table-cell>
          <table:table-cell office:value-type="float" office:value="0.21669341894061001" table:style-name="ce2">
            <text:p>0,2166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1.04.bmp</text:p>
          </table:table-cell>
          <table:table-cell office:value-type="float" office:value="0.13277511961722499" table:style-name="ce2">
            <text:p>0,1327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2.04.bmp</text:p>
          </table:table-cell>
          <table:table-cell office:value-type="float" office:value="0.32558139534883701" table:style-name="ce2">
            <text:p>0,3255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3.04.bmp</text:p>
          </table:table-cell>
          <table:table-cell office:value-type="float" office:value="0.318783068783069" table:style-name="ce2">
            <text:p>0,3187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4.04.bmp</text:p>
          </table:table-cell>
          <table:table-cell office:value-type="float" office:value="0.11041405269761601" table:style-name="ce2">
            <text:p>0,1104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1.04.bmp</text:p>
          </table:table-cell>
          <table:table-cell office:value-type="float" office:value="0.41628440366972502" table:style-name="ce2">
            <text:p>0,4162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2.04.bmp</text:p>
          </table:table-cell>
          <table:table-cell office:value-type="float" office:value="0.247386759581882" table:style-name="ce2">
            <text:p>0,24738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4.04.bmp</text:p>
          </table:table-cell>
          <table:table-cell office:value-type="float" office:value="0.36029411764705899" table:style-name="ce2">
            <text:p>0,3602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1.04.bmp</text:p>
          </table:table-cell>
          <table:table-cell office:value-type="float" office:value="0.75450901803607195" table:style-name="ce2">
            <text:p>0,7545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4.04.bmp</text:p>
          </table:table-cell>
          <table:table-cell office:value-type="float" office:value="0.44504995458673902" table:style-name="ce2">
            <text:p>0,4450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1.04.bmp</text:p>
          </table:table-cell>
          <table:table-cell office:value-type="float" office:value="4.5184304399524401E-2" table:style-name="ce2">
            <text:p>0,0451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1.04.bmp</text:p>
          </table:table-cell>
          <table:table-cell office:value-type="float" office:value="0.81766917293233099" table:style-name="ce2">
            <text:p>0,81766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2.04.bmp</text:p>
          </table:table-cell>
          <table:table-cell office:value-type="float" office:value="0.94197952218430003" table:style-name="ce2">
            <text:p>0,94198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3.04.bmp</text:p>
          </table:table-cell>
          <table:table-cell office:value-type="float" office:value="0.70422535211267601" table:style-name="ce2">
            <text:p>0,7042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4.04.bmp</text:p>
          </table:table-cell>
          <table:table-cell office:value-type="float" office:value="0.62385321100917401" table:style-name="ce2">
            <text:p>0,62385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1.04.bmp</text:p>
          </table:table-cell>
          <table:table-cell office:value-type="float" office:value="0.69471947194719497" table:style-name="ce2">
            <text:p>0,6947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2.04.bmp</text:p>
          </table:table-cell>
          <table:table-cell office:value-type="float" office:value="0.61324503311258305" table:style-name="ce2">
            <text:p>0,6132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3.04.bmp</text:p>
          </table:table-cell>
          <table:table-cell office:value-type="float" office:value="0.41996830427892201" table:style-name="ce2">
            <text:p>0,4199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4.04.bmp</text:p>
          </table:table-cell>
          <table:table-cell office:value-type="float" office:value="0.54655172413793096" table:style-name="ce2">
            <text:p>0,5465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1.04.bmp</text:p>
          </table:table-cell>
          <table:table-cell office:value-type="float" office:value="0.71532091097308503" table:style-name="ce2">
            <text:p>0,7153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2.04.bmp</text:p>
          </table:table-cell>
          <table:table-cell office:value-type="float" office:value="0.71168274383708496" table:style-name="ce2">
            <text:p>0,7116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3.04.bmp</text:p>
          </table:table-cell>
          <table:table-cell office:value-type="float" office:value="0.64230343300110704" table:style-name="ce2">
            <text:p>0,6423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4.04.bmp</text:p>
          </table:table-cell>
          <table:table-cell office:value-type="float" office:value="0.44860813704496799" table:style-name="ce2">
            <text:p>0,4486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1.04.bmp</text:p>
          </table:table-cell>
          <table:table-cell office:value-type="float" office:value="0.50925925925925897" table:style-name="ce2">
            <text:p>0,5092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2.04.bmp</text:p>
          </table:table-cell>
          <table:table-cell office:value-type="float" office:value="0.77326968973747001" table:style-name="ce2">
            <text:p>0,77327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3.04.bmp</text:p>
          </table:table-cell>
          <table:table-cell office:value-type="float" office:value="0.40796019900497499" table:style-name="ce2">
            <text:p>0,40796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4.04.bmp</text:p>
          </table:table-cell>
          <table:table-cell office:value-type="float" office:value="0.32378223495702002" table:style-name="ce2">
            <text:p>0,32378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2.04.bmp</text:p>
          </table:table-cell>
          <table:table-cell office:value-type="float" office:value="0.166073546856465" table:style-name="ce2">
            <text:p>0,16607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4.04.bmp</text:p>
          </table:table-cell>
          <table:table-cell office:value-type="float" office:value="0.42586002372479198" table:style-name="ce2">
            <text:p>0,42586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1.04.bmp</text:p>
          </table:table-cell>
          <table:table-cell office:value-type="float" office:value="0.51601423487544495" table:style-name="ce2">
            <text:p>0,5160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2.04.bmp</text:p>
          </table:table-cell>
          <table:table-cell office:value-type="float" office:value="0.61605584642233902" table:style-name="ce2">
            <text:p>0,6160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3.04.bmp</text:p>
          </table:table-cell>
          <table:table-cell office:value-type="float" office:value="0.36437246963562803" table:style-name="ce2">
            <text:p>0,3643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4.04.bmp</text:p>
          </table:table-cell>
          <table:table-cell office:value-type="float" office:value="0.63879003558718905" table:style-name="ce2">
            <text:p>0,63879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1.04.bmp</text:p>
          </table:table-cell>
          <table:table-cell office:value-type="float" office:value="0.273394495412844" table:style-name="ce2">
            <text:p>0,2733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2.04.bmp</text:p>
          </table:table-cell>
          <table:table-cell office:value-type="float" office:value="0.58361774744027295" table:style-name="ce2">
            <text:p>0,5836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3.04.bmp</text:p>
          </table:table-cell>
          <table:table-cell office:value-type="float" office:value="0.14477611940298499" table:style-name="ce2">
            <text:p>0,1447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4.04.bmp</text:p>
          </table:table-cell>
          <table:table-cell office:value-type="float" office:value="0.55605381165919299" table:style-name="ce2">
            <text:p>0,5560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1.04.bmp</text:p>
          </table:table-cell>
          <table:table-cell office:value-type="float" office:value="0.42618384401114201" table:style-name="ce2">
            <text:p>0,4261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2.04.bmp</text:p>
          </table:table-cell>
          <table:table-cell office:value-type="float" office:value="0.34545454545454501" table:style-name="ce2">
            <text:p>0,3454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3.04.bmp</text:p>
          </table:table-cell>
          <table:table-cell office:value-type="float" office:value="0.33532934131736503" table:style-name="ce2">
            <text:p>0,3353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4.04.bmp</text:p>
          </table:table-cell>
          <table:table-cell office:value-type="float" office:value="0.780979827089337" table:style-name="ce2">
            <text:p>0,78098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1.04.bmp</text:p>
          </table:table-cell>
          <table:table-cell office:value-type="float" office:value="0.34338138925294898" table:style-name="ce2">
            <text:p>0,3433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2.04.bmp</text:p>
          </table:table-cell>
          <table:table-cell office:value-type="float" office:value="0.50075187969924795" table:style-name="ce2">
            <text:p>0,5007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3.04.bmp</text:p>
          </table:table-cell>
          <table:table-cell office:value-type="float" office:value="0.50954478707782702" table:style-name="ce2">
            <text:p>0,5095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4.04.bmp</text:p>
          </table:table-cell>
          <table:table-cell office:value-type="float" office:value="0.78846153846153799" table:style-name="ce2">
            <text:p>0,78846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1.04.bmp</text:p>
          </table:table-cell>
          <table:table-cell office:value-type="float" office:value="0.94056847545219602" table:style-name="ce2">
            <text:p>0,9405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2.04.bmp</text:p>
          </table:table-cell>
          <table:table-cell office:value-type="float" office:value="0.80051813471502598" table:style-name="ce2">
            <text:p>0,8005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3.04.bmp</text:p>
          </table:table-cell>
          <table:table-cell office:value-type="float" office:value="0.73741794310722097" table:style-name="ce2">
            <text:p>0,7374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4.04.bmp</text:p>
          </table:table-cell>
          <table:table-cell office:value-type="float" office:value="0.87886597938144295" table:style-name="ce2">
            <text:p>0,87886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1.04.bmp</text:p>
          </table:table-cell>
          <table:table-cell office:value-type="float" office:value="0.64825581395348797" table:style-name="ce2">
            <text:p>0,6482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2.04.bmp</text:p>
          </table:table-cell>
          <table:table-cell office:value-type="float" office:value="0.63934426229508201" table:style-name="ce2">
            <text:p>0,6393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3.04.bmp</text:p>
          </table:table-cell>
          <table:table-cell office:value-type="float" office:value="0.173027989821883" table:style-name="ce2">
            <text:p>0,1730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1.04.bmp</text:p>
          </table:table-cell>
          <table:table-cell office:value-type="float" office:value="0.14461791290057499" table:style-name="ce2">
            <text:p>0,1446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2.04.bmp</text:p>
          </table:table-cell>
          <table:table-cell office:value-type="float" office:value="0.569084628670121" table:style-name="ce2">
            <text:p>0,5690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3.04.bmp</text:p>
          </table:table-cell>
          <table:table-cell office:value-type="float" office:value="0.32372881355932198" table:style-name="ce2">
            <text:p>0,3237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4.04.bmp</text:p>
          </table:table-cell>
          <table:table-cell office:value-type="float" office:value="0.32900081234768502" table:style-name="ce2">
            <text:p>0,3290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1.04.bmp</text:p>
          </table:table-cell>
          <table:table-cell office:value-type="float" office:value="0.585531914893617" table:style-name="ce2">
            <text:p>0,5855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2.04.bmp</text:p>
          </table:table-cell>
          <table:table-cell office:value-type="float" office:value="0.46325350949628402" table:style-name="ce2">
            <text:p>0,4632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3.04.bmp</text:p>
          </table:table-cell>
          <table:table-cell office:value-type="float" office:value="0.78818181818181798" table:style-name="ce2">
            <text:p>0,78818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4.04.bmp</text:p>
          </table:table-cell>
          <table:table-cell office:value-type="float" office:value="0.817246835443038" table:style-name="ce2">
            <text:p>0,8172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1.04.bmp</text:p>
          </table:table-cell>
          <table:table-cell office:value-type="float" office:value="0.61139896373057001" table:style-name="ce2">
            <text:p>0,6113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2.04.bmp</text:p>
          </table:table-cell>
          <table:table-cell office:value-type="float" office:value="0.35118110236220501" table:style-name="ce2">
            <text:p>0,3511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3.04.bmp</text:p>
          </table:table-cell>
          <table:table-cell office:value-type="float" office:value="0.478960396039604" table:style-name="ce2">
            <text:p>0,47896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4.04.bmp</text:p>
          </table:table-cell>
          <table:table-cell office:value-type="float" office:value="0.25889967637540501" table:style-name="ce2">
            <text:p>0,2589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1.04.bmp</text:p>
          </table:table-cell>
          <table:table-cell office:value-type="float" office:value="8.6313193588162303E-3" table:style-name="ce2">
            <text:p>0,0086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3.04.bmp</text:p>
          </table:table-cell>
          <table:table-cell office:value-type="float" office:value="0.15978695073235699" table:style-name="ce2">
            <text:p>0,15978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4.04.bmp</text:p>
          </table:table-cell>
          <table:table-cell office:value-type="float" office:value="0.37634408602150499" table:style-name="ce2">
            <text:p>0,3763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1.04.bmp</text:p>
          </table:table-cell>
          <table:table-cell office:value-type="float" office:value="0.16820276497695899" table:style-name="ce2">
            <text:p>0,1682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3.04.bmp</text:p>
          </table:table-cell>
          <table:table-cell office:value-type="float" office:value="0.418064516129032" table:style-name="ce2">
            <text:p>0,4180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4.04.bmp</text:p>
          </table:table-cell>
          <table:table-cell office:value-type="float" office:value="0.210900473933649" table:style-name="ce2">
            <text:p>0,2109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1.04.bmp</text:p>
          </table:table-cell>
          <table:table-cell office:value-type="float" office:value="0.64772727272727304" table:style-name="ce2">
            <text:p>0,6477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2.04.bmp</text:p>
          </table:table-cell>
          <table:table-cell office:value-type="float" office:value="0.61236802413272995" table:style-name="ce2">
            <text:p>0,6123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3.04.bmp</text:p>
          </table:table-cell>
          <table:table-cell office:value-type="float" office:value="0.57630161579892303" table:style-name="ce2">
            <text:p>0,5763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4.04.bmp</text:p>
          </table:table-cell>
          <table:table-cell office:value-type="float" office:value="0.74504623513870605" table:style-name="ce2">
            <text:p>0,7450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1.04.bmp</text:p>
          </table:table-cell>
          <table:table-cell office:value-type="float" office:value="0.43918918918918898" table:style-name="ce2">
            <text:p>0,43918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2.04.bmp</text:p>
          </table:table-cell>
          <table:table-cell office:value-type="float" office:value="0.44917012448132798" table:style-name="ce2">
            <text:p>0,44917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3.04.bmp</text:p>
          </table:table-cell>
          <table:table-cell office:value-type="float" office:value="0.63712574850299397" table:style-name="ce2">
            <text:p>0,6371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4.04.bmp</text:p>
          </table:table-cell>
          <table:table-cell office:value-type="float" office:value="0.83222222222222197" table:style-name="ce2">
            <text:p>0,8322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1.04.bmp</text:p>
          </table:table-cell>
          <table:table-cell office:value-type="float" office:value="0.25084364454443198" table:style-name="ce2">
            <text:p>0,2508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2.04.bmp</text:p>
          </table:table-cell>
          <table:table-cell office:value-type="float" office:value="0.34886363636363599" table:style-name="ce2">
            <text:p>0,3488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3.04.bmp</text:p>
          </table:table-cell>
          <table:table-cell office:value-type="float" office:value="0.64733727810650898" table:style-name="ce2">
            <text:p>0,6473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4.04.bmp</text:p>
          </table:table-cell>
          <table:table-cell office:value-type="float" office:value="0.100867678958785" table:style-name="ce2">
            <text:p>0,1008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1.04.bmp</text:p>
          </table:table-cell>
          <table:table-cell office:value-type="float" office:value="0.81160896130346205" table:style-name="ce2">
            <text:p>0,8116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2.04.bmp</text:p>
          </table:table-cell>
          <table:table-cell office:value-type="float" office:value="0.29465186680121103" table:style-name="ce2">
            <text:p>0,2946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3.04.bmp</text:p>
          </table:table-cell>
          <table:table-cell office:value-type="float" office:value="0.43516699410609" table:style-name="ce2">
            <text:p>0,4351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4.04.bmp</text:p>
          </table:table-cell>
          <table:table-cell office:value-type="float" office:value="0.38081936685288598" table:style-name="ce2">
            <text:p>0,3808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1.04.bmp</text:p>
          </table:table-cell>
          <table:table-cell office:value-type="float" office:value="0.98696461824953396" table:style-name="ce2">
            <text:p>0,9869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2.04.bmp</text:p>
          </table:table-cell>
          <table:table-cell office:value-type="float" office:value="0.33873720136518798" table:style-name="ce2">
            <text:p>0,3387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3.04.bmp</text:p>
          </table:table-cell>
          <table:table-cell office:value-type="float" office:value="0.32872503840245798" table:style-name="ce2">
            <text:p>0,3287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4.04.bmp</text:p>
          </table:table-cell>
          <table:table-cell office:value-type="float" office:value="0.73497942386831305" table:style-name="ce2">
            <text:p>0,7349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1.04.bmp</text:p>
          </table:table-cell>
          <table:table-cell office:value-type="float" office:value="0.677215189873418" table:style-name="ce2">
            <text:p>0,6772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2.04.bmp</text:p>
          </table:table-cell>
          <table:table-cell office:value-type="float" office:value="0.25027563395810398" table:style-name="ce2">
            <text:p>0,2502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3.04.bmp</text:p>
          </table:table-cell>
          <table:table-cell office:value-type="float" office:value="0.67636786961583195" table:style-name="ce2">
            <text:p>0,6763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4.04.bmp</text:p>
          </table:table-cell>
          <table:table-cell office:value-type="float" office:value="0.69009009009009004" table:style-name="ce2">
            <text:p>0,69009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1.04.bmp</text:p>
          </table:table-cell>
          <table:table-cell office:value-type="float" office:value="0.53761467889908299" table:style-name="ce2">
            <text:p>0,5376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2.04.bmp</text:p>
          </table:table-cell>
          <table:table-cell office:value-type="float" office:value="0.73368606701939998" table:style-name="ce2">
            <text:p>0,73368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3.04.bmp</text:p>
          </table:table-cell>
          <table:table-cell office:value-type="float" office:value="0.25303643724696401" table:style-name="ce2">
            <text:p>0,2530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4.04.bmp</text:p>
          </table:table-cell>
          <table:table-cell office:value-type="float" office:value="0.20424403183023901" table:style-name="ce2">
            <text:p>0,2042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1.04.bmp</text:p>
          </table:table-cell>
          <table:table-cell office:value-type="float" office:value="0.57190082644628104" table:style-name="ce2">
            <text:p>0,5719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2.04.bmp</text:p>
          </table:table-cell>
          <table:table-cell office:value-type="float" office:value="0.41963190184049098" table:style-name="ce2">
            <text:p>0,4196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3.04.bmp</text:p>
          </table:table-cell>
          <table:table-cell office:value-type="float" office:value="0.23794712286158601" table:style-name="ce2">
            <text:p>0,2379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4.04.bmp</text:p>
          </table:table-cell>
          <table:table-cell office:value-type="float" office:value="0.70608108108108103" table:style-name="ce2">
            <text:p>0,7060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1.04.bmp</text:p>
          </table:table-cell>
          <table:table-cell office:value-type="float" office:value="0.73457943925233604" table:style-name="ce2">
            <text:p>0,7345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2.04.bmp</text:p>
          </table:table-cell>
          <table:table-cell office:value-type="float" office:value="0.71470301850048701" table:style-name="ce2">
            <text:p>0,7147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3.04.bmp</text:p>
          </table:table-cell>
          <table:table-cell office:value-type="float" office:value="0.83780991735537202" table:style-name="ce2">
            <text:p>0,8378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4.04.bmp</text:p>
          </table:table-cell>
          <table:table-cell office:value-type="float" office:value="0.28474903474903501" table:style-name="ce2">
            <text:p>0,2847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1.04.bmp</text:p>
          </table:table-cell>
          <table:table-cell office:value-type="float" office:value="0.77070063694267499" table:style-name="ce2">
            <text:p>0,7707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2.04.bmp</text:p>
          </table:table-cell>
          <table:table-cell office:value-type="float" office:value="0.74364406779660996" table:style-name="ce2">
            <text:p>0,7436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3.04.bmp</text:p>
          </table:table-cell>
          <table:table-cell office:value-type="float" office:value="0.54683544303797504" table:style-name="ce2">
            <text:p>0,5468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4.04.bmp</text:p>
          </table:table-cell>
          <table:table-cell office:value-type="float" office:value="0.70724637681159397" table:style-name="ce2">
            <text:p>0,7072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1.04.bmp</text:p>
          </table:table-cell>
          <table:table-cell office:value-type="float" office:value="0.55362318840579705" table:style-name="ce2">
            <text:p>0,5536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2.04.bmp</text:p>
          </table:table-cell>
          <table:table-cell office:value-type="float" office:value="0.70890052356021005" table:style-name="ce2">
            <text:p>0,7089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3.04.bmp</text:p>
          </table:table-cell>
          <table:table-cell office:value-type="float" office:value="0.236476043276662" table:style-name="ce2">
            <text:p>0,2364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4.04.bmp</text:p>
          </table:table-cell>
          <table:table-cell office:value-type="float" office:value="0.59346271705822295" table:style-name="ce2">
            <text:p>0,5934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1.04.bmp</text:p>
          </table:table-cell>
          <table:table-cell office:value-type="float" office:value="0.69230769230769196" table:style-name="ce2">
            <text:p>0,6923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2.04.bmp</text:p>
          </table:table-cell>
          <table:table-cell office:value-type="float" office:value="0.82033898305084696" table:style-name="ce2">
            <text:p>0,8203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3.04.bmp</text:p>
          </table:table-cell>
          <table:table-cell office:value-type="float" office:value="0.52688172043010795" table:style-name="ce2">
            <text:p>0,52688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4.04.bmp</text:p>
          </table:table-cell>
          <table:table-cell office:value-type="float" office:value="0.87125220458553798" table:style-name="ce2">
            <text:p>0,8712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1.04.bmp</text:p>
          </table:table-cell>
          <table:table-cell office:value-type="float" office:value="0.46631205673758902" table:style-name="ce2">
            <text:p>0,4663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2.04.bmp</text:p>
          </table:table-cell>
          <table:table-cell office:value-type="float" office:value="0.65277777777777801" table:style-name="ce2">
            <text:p>0,65277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3.04.bmp</text:p>
          </table:table-cell>
          <table:table-cell office:value-type="float" office:value="0.59720457433290997" table:style-name="ce2">
            <text:p>0,5972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4.04.bmp</text:p>
          </table:table-cell>
          <table:table-cell office:value-type="float" office:value="0.85103626943005195" table:style-name="ce2">
            <text:p>0,8510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1.04.bmp</text:p>
          </table:table-cell>
          <table:table-cell office:value-type="float" office:value="9.0116279069767505E-2" table:style-name="ce2">
            <text:p>0,0901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2.04.bmp</text:p>
          </table:table-cell>
          <table:table-cell office:value-type="float" office:value="0.120481927710843" table:style-name="ce2">
            <text:p>0,12048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3.04.bmp</text:p>
          </table:table-cell>
          <table:table-cell office:value-type="float" office:value="0.15060240963855401" table:style-name="ce2">
            <text:p>0,1506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4.04.bmp</text:p>
          </table:table-cell>
          <table:table-cell office:value-type="float" office:value="0.30555555555555602" table:style-name="ce2">
            <text:p>0,3055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1.04.bmp</text:p>
          </table:table-cell>
          <table:table-cell office:value-type="float" office:value="0.839135654261705" table:style-name="ce2">
            <text:p>0,8391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2.04.bmp</text:p>
          </table:table-cell>
          <table:table-cell office:value-type="float" office:value="0.28726708074534202" table:style-name="ce2">
            <text:p>0,2872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3.04.bmp</text:p>
          </table:table-cell>
          <table:table-cell office:value-type="float" office:value="0.19579500657030199" table:style-name="ce2">
            <text:p>0,1957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4.04.bmp</text:p>
          </table:table-cell>
          <table:table-cell office:value-type="float" office:value="0.38565891472868202" table:style-name="ce2">
            <text:p>0,3856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1.04.bmp</text:p>
          </table:table-cell>
          <table:table-cell office:value-type="float" office:value="0.94134078212290495" table:style-name="ce2">
            <text:p>0,9413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2.04.bmp</text:p>
          </table:table-cell>
          <table:table-cell office:value-type="float" office:value="0.86033519553072602" table:style-name="ce2">
            <text:p>0,8603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3.04.bmp</text:p>
          </table:table-cell>
          <table:table-cell office:value-type="float" office:value="0.80042462845010598" table:style-name="ce2">
            <text:p>0,8004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4.04.bmp</text:p>
          </table:table-cell>
          <table:table-cell office:value-type="float" office:value="0.78067885117493496" table:style-name="ce2">
            <text:p>0,7806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1.04.bmp</text:p>
          </table:table-cell>
          <table:table-cell office:value-type="float" office:value="0.97038327526132395" table:style-name="ce2">
            <text:p>0,9703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2.04.bmp</text:p>
          </table:table-cell>
          <table:table-cell office:value-type="float" office:value="0.95439739413680802" table:style-name="ce2">
            <text:p>0,95439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3.04.bmp</text:p>
          </table:table-cell>
          <table:table-cell office:value-type="float" office:value="0.74615384615384595" table:style-name="ce2">
            <text:p>0,7461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4.04.bmp</text:p>
          </table:table-cell>
          <table:table-cell office:value-type="float" office:value="0.74568288854003095" table:style-name="ce2">
            <text:p>0,7456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4.04.bmp</text:p>
          </table:table-cell>
          <table:table-cell office:value-type="float" office:value="0.15346938775510199" table:style-name="ce2">
            <text:p>0,15346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1.04.bmp</text:p>
          </table:table-cell>
          <table:table-cell office:value-type="float" office:value="0.34218467109233602" table:style-name="ce2">
            <text:p>0,3421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2.04.bmp</text:p>
          </table:table-cell>
          <table:table-cell office:value-type="float" office:value="0.194509345794393" table:style-name="ce2">
            <text:p>0,1945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3.04.bmp</text:p>
          </table:table-cell>
          <table:table-cell office:value-type="float" office:value="0.53179190751445105" table:style-name="ce2">
            <text:p>0,53179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4.04.bmp</text:p>
          </table:table-cell>
          <table:table-cell office:value-type="float" office:value="0.61842105263157898" table:style-name="ce2">
            <text:p>0,6184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1.04.bmp</text:p>
          </table:table-cell>
          <table:table-cell office:value-type="float" office:value="0.47719298245614" table:style-name="ce2">
            <text:p>0,4771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2.04.bmp</text:p>
          </table:table-cell>
          <table:table-cell office:value-type="float" office:value="0.493534482758621" table:style-name="ce2">
            <text:p>0,4935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4.04.bmp</text:p>
          </table:table-cell>
          <table:table-cell office:value-type="float" office:value="0.13660618996798299" table:style-name="ce2">
            <text:p>0,1366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1.04.bmp</text:p>
          </table:table-cell>
          <table:table-cell office:value-type="float" office:value="3.0235162374020099E-2" table:style-name="ce2">
            <text:p>0,0302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3.04.bmp</text:p>
          </table:table-cell>
          <table:table-cell office:value-type="float" office:value="0.28992628992628999" table:style-name="ce2">
            <text:p>0,2899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4.04.bmp</text:p>
          </table:table-cell>
          <table:table-cell office:value-type="float" office:value="0.38980392156862698" table:style-name="ce2">
            <text:p>0,3898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3.04.bmp</text:p>
          </table:table-cell>
          <table:table-cell office:value-type="float" office:value="6.4945226917057994E-2" table:style-name="ce2">
            <text:p>0,0649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2.04.bmp</text:p>
          </table:table-cell>
          <table:table-cell office:value-type="float" office:value="0.27484874675885901" table:style-name="ce2">
            <text:p>0,2748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3.04.bmp</text:p>
          </table:table-cell>
          <table:table-cell office:value-type="float" office:value="0.19584837545126399" table:style-name="ce2">
            <text:p>0,1958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4.04.bmp</text:p>
          </table:table-cell>
          <table:table-cell office:value-type="float" office:value="6.7005937234944898E-2" table:style-name="ce2">
            <text:p>0,0670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1.04.bmp</text:p>
          </table:table-cell>
          <table:table-cell office:value-type="float" office:value="0.52089783281733704" table:style-name="ce2">
            <text:p>0,52089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2.04.bmp</text:p>
          </table:table-cell>
          <table:table-cell office:value-type="float" office:value="0.18069498069498099" table:style-name="ce2">
            <text:p>0,1806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4.04.bmp</text:p>
          </table:table-cell>
          <table:table-cell office:value-type="float" office:value="0.43508287292817699" table:style-name="ce2">
            <text:p>0,4350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1.04.bmp</text:p>
          </table:table-cell>
          <table:table-cell office:value-type="float" office:value="0.95492371705963897" table:style-name="ce2">
            <text:p>0,9549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3.04.bmp</text:p>
          </table:table-cell>
          <table:table-cell office:value-type="float" office:value="0.17032672737011201" table:style-name="ce2">
            <text:p>0,1703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4.04.bmp</text:p>
          </table:table-cell>
          <table:table-cell office:value-type="float" office:value="0.59755387303436203" table:style-name="ce2">
            <text:p>0,5975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1.04.bmp</text:p>
          </table:table-cell>
          <table:table-cell office:value-type="float" office:value="0.62752525252525304" table:style-name="ce2">
            <text:p>0,6275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2.04.bmp</text:p>
          </table:table-cell>
          <table:table-cell office:value-type="float" office:value="0.82853855005753696" table:style-name="ce2">
            <text:p>0,8285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3.04.bmp</text:p>
          </table:table-cell>
          <table:table-cell office:value-type="float" office:value="0.41756756756756802" table:style-name="ce2">
            <text:p>0,4175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4.04.bmp</text:p>
          </table:table-cell>
          <table:table-cell office:value-type="float" office:value="0.27308838133068503" table:style-name="ce2">
            <text:p>0,2730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1.04.bmp</text:p>
          </table:table-cell>
          <table:table-cell office:value-type="float" office:value="0.365079365079365" table:style-name="ce2">
            <text:p>0,3650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2.04.bmp</text:p>
          </table:table-cell>
          <table:table-cell office:value-type="float" office:value="0.42956349206349198" table:style-name="ce2">
            <text:p>0,4295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3.04.bmp</text:p>
          </table:table-cell>
          <table:table-cell office:value-type="float" office:value="0.49111807732497398" table:style-name="ce2">
            <text:p>0,4911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4.04.bmp</text:p>
          </table:table-cell>
          <table:table-cell office:value-type="float" office:value="0.46162657502863702" table:style-name="ce2">
            <text:p>0,4616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1.04.bmp</text:p>
          </table:table-cell>
          <table:table-cell office:value-type="float" office:value="0.73084610259826799" table:style-name="ce2">
            <text:p>0,7308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2.04.bmp</text:p>
          </table:table-cell>
          <table:table-cell office:value-type="float" office:value="0.68465690053970696" table:style-name="ce2">
            <text:p>0,6846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3.04.bmp</text:p>
          </table:table-cell>
          <table:table-cell office:value-type="float" office:value="0.72921434019832199" table:style-name="ce2">
            <text:p>0,7292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4.04.bmp</text:p>
          </table:table-cell>
          <table:table-cell office:value-type="float" office:value="8.1647940074906403E-2" table:style-name="ce2">
            <text:p>0,0816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1.04.bmp</text:p>
          </table:table-cell>
          <table:table-cell office:value-type="float" office:value="0.73003802281368801" table:style-name="ce2">
            <text:p>0,7300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2.04.bmp</text:p>
          </table:table-cell>
          <table:table-cell office:value-type="float" office:value="0.60557184750733095" table:style-name="ce2">
            <text:p>0,6055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3.04.bmp</text:p>
          </table:table-cell>
          <table:table-cell office:value-type="float" office:value="0.50704225352112697" table:style-name="ce2">
            <text:p>0,5070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4.04.bmp</text:p>
          </table:table-cell>
          <table:table-cell office:value-type="float" office:value="0.46727272727272701" table:style-name="ce2">
            <text:p>0,4672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2.04.bmp</text:p>
          </table:table-cell>
          <table:table-cell office:value-type="float" office:value="0.24838709677419399" table:style-name="ce2">
            <text:p>0,24838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3.04.bmp</text:p>
          </table:table-cell>
          <table:table-cell office:value-type="float" office:value="0.143487858719647" table:style-name="ce2">
            <text:p>0,1434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4.04.bmp</text:p>
          </table:table-cell>
          <table:table-cell office:value-type="float" office:value="0.57486423584173796" table:style-name="ce2">
            <text:p>0,5748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1.04.bmp</text:p>
          </table:table-cell>
          <table:table-cell office:value-type="float" office:value="0.63368669022379298" table:style-name="ce2">
            <text:p>0,63368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2.04.bmp</text:p>
          </table:table-cell>
          <table:table-cell office:value-type="float" office:value="0.54273029966703701" table:style-name="ce2">
            <text:p>0,5427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3.04.bmp</text:p>
          </table:table-cell>
          <table:table-cell office:value-type="float" office:value="0.316735822959889" table:style-name="ce2">
            <text:p>0,3167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4.04.bmp</text:p>
          </table:table-cell>
          <table:table-cell office:value-type="float" office:value="0.49193548387096803" table:style-name="ce2">
            <text:p>0,4919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1.04.bmp</text:p>
          </table:table-cell>
          <table:table-cell office:value-type="float" office:value="0.15770609318996401" table:style-name="ce2">
            <text:p>0,1577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2.04.bmp</text:p>
          </table:table-cell>
          <table:table-cell office:value-type="float" office:value="0.52794292508917995" table:style-name="ce2">
            <text:p>0,52794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3.04.bmp</text:p>
          </table:table-cell>
          <table:table-cell office:value-type="float" office:value="0.20236813778256199" table:style-name="ce2">
            <text:p>0,2023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4.04.bmp</text:p>
          </table:table-cell>
          <table:table-cell office:value-type="float" office:value="0.133744855967078" table:style-name="ce2">
            <text:p>0,1337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1.04.bmp</text:p>
          </table:table-cell>
          <table:table-cell office:value-type="float" office:value="0.36933797909407701" table:style-name="ce2">
            <text:p>0,3693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2.04.bmp</text:p>
          </table:table-cell>
          <table:table-cell office:value-type="float" office:value="0.271698113207547" table:style-name="ce2">
            <text:p>0,27169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3.04.bmp</text:p>
          </table:table-cell>
          <table:table-cell office:value-type="float" office:value="4.3396226415094302E-2" table:style-name="ce2">
            <text:p>0,0433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4.04.bmp</text:p>
          </table:table-cell>
          <table:table-cell office:value-type="float" office:value="0.657391304347826" table:style-name="ce2">
            <text:p>0,65739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1.04.bmp</text:p>
          </table:table-cell>
          <table:table-cell office:value-type="float" office:value="0.19322344322344301" table:style-name="ce2">
            <text:p>0,1932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2.04.bmp</text:p>
          </table:table-cell>
          <table:table-cell office:value-type="float" office:value="0.52038626609442096" table:style-name="ce2">
            <text:p>0,52038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3.04.bmp</text:p>
          </table:table-cell>
          <table:table-cell office:value-type="float" office:value="0.34482758620689702" table:style-name="ce2">
            <text:p>0,3448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4.04.bmp</text:p>
          </table:table-cell>
          <table:table-cell office:value-type="float" office:value="0.77348777348777298" table:style-name="ce2">
            <text:p>0,7734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1.04.bmp</text:p>
          </table:table-cell>
          <table:table-cell office:value-type="float" office:value="0.92372881355932202" table:style-name="ce2">
            <text:p>0,9237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2.04.bmp</text:p>
          </table:table-cell>
          <table:table-cell office:value-type="float" office:value="0.78983050847457603" table:style-name="ce2">
            <text:p>0,7898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3.04.bmp</text:p>
          </table:table-cell>
          <table:table-cell office:value-type="float" office:value="0.56744868035190599" table:style-name="ce2">
            <text:p>0,5674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4.04.bmp</text:p>
          </table:table-cell>
          <table:table-cell office:value-type="float" office:value="0.80569514237855899" table:style-name="ce2">
            <text:p>0,8056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1.04.bmp</text:p>
          </table:table-cell>
          <table:table-cell office:value-type="float" office:value="0.38663484486873501" table:style-name="ce2">
            <text:p>0,3866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2.04.bmp</text:p>
          </table:table-cell>
          <table:table-cell office:value-type="float" office:value="0.57700205338808996" table:style-name="ce2">
            <text:p>0,577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1.04.bmp</text:p>
          </table:table-cell>
          <table:table-cell office:value-type="float" office:value="0.60709592641261501" table:style-name="ce2">
            <text:p>0,6070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2.04.bmp</text:p>
          </table:table-cell>
          <table:table-cell office:value-type="float" office:value="0.55936352509179899" table:style-name="ce2">
            <text:p>0,5593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3.04.bmp</text:p>
          </table:table-cell>
          <table:table-cell office:value-type="float" office:value="0.74306393244873303" table:style-name="ce2">
            <text:p>0,7430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4.04.bmp</text:p>
          </table:table-cell>
          <table:table-cell office:value-type="float" office:value="0.89390756302521002" table:style-name="ce2">
            <text:p>0,8939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1.04.bmp</text:p>
          </table:table-cell>
          <table:table-cell office:value-type="float" office:value="5.3817271589486897E-2" table:style-name="ce2">
            <text:p>0,0538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1.04.bmp</text:p>
          </table:table-cell>
          <table:table-cell office:value-type="float" office:value="0.55605381165919299" table:style-name="ce2">
            <text:p>0,5560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2.04.bmp</text:p>
          </table:table-cell>
          <table:table-cell office:value-type="float" office:value="0.18037135278514599" table:style-name="ce2">
            <text:p>0,18037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3.04.bmp</text:p>
          </table:table-cell>
          <table:table-cell office:value-type="float" office:value="7.5641025641025594E-2" table:style-name="ce2">
            <text:p>0,0756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1.04.bmp</text:p>
          </table:table-cell>
          <table:table-cell office:value-type="float" office:value="9.6590909090909102E-2" table:style-name="ce2">
            <text:p>0,09659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2.04.bmp</text:p>
          </table:table-cell>
          <table:table-cell office:value-type="float" office:value="0.13839891451831801" table:style-name="ce2">
            <text:p>0,1383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3.04.bmp</text:p>
          </table:table-cell>
          <table:table-cell office:value-type="float" office:value="2.5487256371814E-2" table:style-name="ce2">
            <text:p>0,02548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4.04.bmp</text:p>
          </table:table-cell>
          <table:table-cell office:value-type="float" office:value="0.33930857874519799" table:style-name="ce2">
            <text:p>0,3393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4.04.bmp</text:p>
          </table:table-cell>
          <table:table-cell office:value-type="float" office:value="6.580259222333E-2" table:style-name="ce2">
            <text:p>0,0658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2.04.bmp</text:p>
          </table:table-cell>
          <table:table-cell office:value-type="float" office:value="0.28843995510662201" table:style-name="ce2">
            <text:p>0,2884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3.04.bmp</text:p>
          </table:table-cell>
          <table:table-cell office:value-type="float" office:value="0.26736111111111099" table:style-name="ce2">
            <text:p>0,2673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1.04.bmp</text:p>
          </table:table-cell>
          <table:table-cell office:value-type="float" office:value="0.41407678244972601" table:style-name="ce2">
            <text:p>0,4140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4.04.bmp</text:p>
          </table:table-cell>
          <table:table-cell office:value-type="float" office:value="0.18760195758564399" table:style-name="ce2">
            <text:p>0,1876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1.04.bmp</text:p>
          </table:table-cell>
          <table:table-cell office:value-type="float" office:value="0.90930599369085197" table:style-name="ce2">
            <text:p>0,9093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3.04.bmp</text:p>
          </table:table-cell>
          <table:table-cell office:value-type="float" office:value="0.235185185185185" table:style-name="ce2">
            <text:p>0,2351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4.04.bmp</text:p>
          </table:table-cell>
          <table:table-cell office:value-type="float" office:value="0.63065976714100902" table:style-name="ce2">
            <text:p>0,63066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1.04.bmp</text:p>
          </table:table-cell>
          <table:table-cell office:value-type="float" office:value="0.226375908618899" table:style-name="ce2">
            <text:p>0,2263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3.04.bmp</text:p>
          </table:table-cell>
          <table:table-cell office:value-type="float" office:value="0.53493699885452495" table:style-name="ce2">
            <text:p>0,5349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1.04.bmp</text:p>
          </table:table-cell>
          <table:table-cell office:value-type="float" office:value="0.34410339256865902" table:style-name="ce2">
            <text:p>0,3441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2.04.bmp</text:p>
          </table:table-cell>
          <table:table-cell office:value-type="float" office:value="0.89489051094890504" table:style-name="ce2">
            <text:p>0,89489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3.04.bmp</text:p>
          </table:table-cell>
          <table:table-cell office:value-type="float" office:value="0.47150259067357497" table:style-name="ce2">
            <text:p>0,4715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1.04.bmp</text:p>
          </table:table-cell>
          <table:table-cell office:value-type="float" office:value="0.247043363994744" table:style-name="ce2">
            <text:p>0,24704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3.04.bmp</text:p>
          </table:table-cell>
          <table:table-cell office:value-type="float" office:value="0.552736982643525" table:style-name="ce2">
            <text:p>0,5527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4.04.bmp</text:p>
          </table:table-cell>
          <table:table-cell office:value-type="float" office:value="0.72503617945007204" table:style-name="ce2">
            <text:p>0,7250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1.04.bmp</text:p>
          </table:table-cell>
          <table:table-cell office:value-type="float" office:value="0.55764705882352905" table:style-name="ce2">
            <text:p>0,5576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2.04.bmp</text:p>
          </table:table-cell>
          <table:table-cell office:value-type="float" office:value="0.72654155495978601" table:style-name="ce2">
            <text:p>0,7265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3.04.bmp</text:p>
          </table:table-cell>
          <table:table-cell office:value-type="float" office:value="0.76930320150659104" table:style-name="ce2">
            <text:p>0,7693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4.04.bmp</text:p>
          </table:table-cell>
          <table:table-cell office:value-type="float" office:value="8.9579524680073103E-2" table:style-name="ce2">
            <text:p>0,08958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1.04.bmp</text:p>
          </table:table-cell>
          <table:table-cell office:value-type="float" office:value="0.83458646616541399" table:style-name="ce2">
            <text:p>0,83458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2.04.bmp</text:p>
          </table:table-cell>
          <table:table-cell office:value-type="float" office:value="0.59692898272552797" table:style-name="ce2">
            <text:p>0,5969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3.04.bmp</text:p>
          </table:table-cell>
          <table:table-cell office:value-type="float" office:value="0.58091286307053902" table:style-name="ce2">
            <text:p>0,5809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4.04.bmp</text:p>
          </table:table-cell>
          <table:table-cell office:value-type="float" office:value="0.57840616966581004" table:style-name="ce2">
            <text:p>0,5784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1.04.bmp</text:p>
          </table:table-cell>
          <table:table-cell office:value-type="float" office:value="0.30053667262969602" table:style-name="ce2">
            <text:p>0,3005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2.04.bmp</text:p>
          </table:table-cell>
          <table:table-cell office:value-type="float" office:value="0.46132596685082899" table:style-name="ce2">
            <text:p>0,4613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3.04.bmp</text:p>
          </table:table-cell>
          <table:table-cell office:value-type="float" office:value="0.324308062575211" table:style-name="ce2">
            <text:p>0,3243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4.04.bmp</text:p>
          </table:table-cell>
          <table:table-cell office:value-type="float" office:value="0.42671984047856398" table:style-name="ce2">
            <text:p>0,4267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1.04.bmp</text:p>
          </table:table-cell>
          <table:table-cell office:value-type="float" office:value="0.68483063328424199" table:style-name="ce2">
            <text:p>0,6848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2.04.bmp</text:p>
          </table:table-cell>
          <table:table-cell office:value-type="float" office:value="0.56461538461538496" table:style-name="ce2">
            <text:p>0,5646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3.04.bmp</text:p>
          </table:table-cell>
          <table:table-cell office:value-type="float" office:value="0.44483985765124601" table:style-name="ce2">
            <text:p>0,4448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4.04.bmp</text:p>
          </table:table-cell>
          <table:table-cell office:value-type="float" office:value="0.80234260614934105" table:style-name="ce2">
            <text:p>0,80234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1.04.bmp</text:p>
          </table:table-cell>
          <table:table-cell office:value-type="float" office:value="0.296900489396411" table:style-name="ce2">
            <text:p>0,2969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2.04.bmp</text:p>
          </table:table-cell>
          <table:table-cell office:value-type="float" office:value="0.245714285714286" table:style-name="ce2">
            <text:p>0,2457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3.04.bmp</text:p>
          </table:table-cell>
          <table:table-cell office:value-type="float" office:value="0.22162883845126799" table:style-name="ce2">
            <text:p>0,2216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4.04.bmp</text:p>
          </table:table-cell>
          <table:table-cell office:value-type="float" office:value="0.69250985545335098" table:style-name="ce2">
            <text:p>0,6925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2.04.bmp</text:p>
          </table:table-cell>
          <table:table-cell office:value-type="float" office:value="0.16144578313253" table:style-name="ce2">
            <text:p>0,1614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3.04.bmp</text:p>
          </table:table-cell>
          <table:table-cell office:value-type="float" office:value="0.241545893719807" table:style-name="ce2">
            <text:p>0,2415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4.04.bmp</text:p>
          </table:table-cell>
          <table:table-cell office:value-type="float" office:value="0.51376146788990795" table:style-name="ce2">
            <text:p>0,5137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2.04.bmp</text:p>
          </table:table-cell>
          <table:table-cell office:value-type="float" office:value="0.20306513409961699" table:style-name="ce2">
            <text:p>0,2030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4.04.bmp</text:p>
          </table:table-cell>
          <table:table-cell office:value-type="float" office:value="3.1986531986532001E-2" table:style-name="ce2">
            <text:p>0,03198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1.04.bmp</text:p>
          </table:table-cell>
          <table:table-cell office:value-type="float" office:value="0.93707865168539295" table:style-name="ce2">
            <text:p>0,9370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2.04.bmp</text:p>
          </table:table-cell>
          <table:table-cell office:value-type="float" office:value="0.82022471910112404" table:style-name="ce2">
            <text:p>0,8202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3.04.bmp</text:p>
          </table:table-cell>
          <table:table-cell office:value-type="float" office:value="0.75623800383877204" table:style-name="ce2">
            <text:p>0,7562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4.04.bmp</text:p>
          </table:table-cell>
          <table:table-cell office:value-type="float" office:value="0.81098901098901099" table:style-name="ce2">
            <text:p>0,81098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1.04.bmp</text:p>
          </table:table-cell>
          <table:table-cell office:value-type="float" office:value="0.76603773584905699" table:style-name="ce2">
            <text:p>0,7660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2.04.bmp</text:p>
          </table:table-cell>
          <table:table-cell office:value-type="float" office:value="0.89368770764119598" table:style-name="ce2">
            <text:p>0,8936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3.04.bmp</text:p>
          </table:table-cell>
          <table:table-cell office:value-type="float" office:value="0.63496932515337401" table:style-name="ce2">
            <text:p>0,63496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4.04.bmp</text:p>
          </table:table-cell>
          <table:table-cell office:value-type="float" office:value="0.253869969040248" table:style-name="ce2">
            <text:p>0,25387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1.04.bmp</text:p>
          </table:table-cell>
          <table:table-cell office:value-type="float" office:value="0.16432865731462901" table:style-name="ce2">
            <text:p>0,1643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2.04.bmp</text:p>
          </table:table-cell>
          <table:table-cell office:value-type="float" office:value="0.12629757785467099" table:style-name="ce2">
            <text:p>0,12629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3.04.bmp</text:p>
          </table:table-cell>
          <table:table-cell office:value-type="float" office:value="0.31173380035026299" table:style-name="ce2">
            <text:p>0,3117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4.04.bmp</text:p>
          </table:table-cell>
          <table:table-cell office:value-type="float" office:value="0.61403508771929804" table:style-name="ce2">
            <text:p>0,6140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1.04.bmp</text:p>
          </table:table-cell>
          <table:table-cell office:value-type="float" office:value="0.24818401937046" table:style-name="ce2">
            <text:p>0,2481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2.04.bmp</text:p>
          </table:table-cell>
          <table:table-cell office:value-type="float" office:value="0.36520584329349298" table:style-name="ce2">
            <text:p>0,3652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3.04.bmp</text:p>
          </table:table-cell>
          <table:table-cell office:value-type="float" office:value="0.233576642335766" table:style-name="ce2">
            <text:p>0,2335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4.04.bmp</text:p>
          </table:table-cell>
          <table:table-cell office:value-type="float" office:value="0.14831460674157301" table:style-name="ce2">
            <text:p>0,1483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3.04.bmp</text:p>
          </table:table-cell>
          <table:table-cell office:value-type="float" office:value="8.3959899749373498E-2" table:style-name="ce2">
            <text:p>0,08396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4.04.bmp</text:p>
          </table:table-cell>
          <table:table-cell office:value-type="float" office:value="0.28523489932885898" table:style-name="ce2">
            <text:p>0,2852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1.04.bmp</text:p>
          </table:table-cell>
          <table:table-cell office:value-type="float" office:value="0.69868995633187803" table:style-name="ce2">
            <text:p>0,69869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2.04.bmp</text:p>
          </table:table-cell>
          <table:table-cell office:value-type="float" office:value="0.42199999999999999" table:style-name="ce2">
            <text:p>0,422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3.04.bmp</text:p>
          </table:table-cell>
          <table:table-cell office:value-type="float" office:value="0.110356536502547" table:style-name="ce2">
            <text:p>0,1103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4.04.bmp</text:p>
          </table:table-cell>
          <table:table-cell office:value-type="float" office:value="9.56175298804781E-2" table:style-name="ce2">
            <text:p>0,0956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1.04.bmp</text:p>
          </table:table-cell>
          <table:table-cell office:value-type="float" office:value="2.5993883792048901E-2" table:style-name="ce2">
            <text:p>0,0259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2.04.bmp</text:p>
          </table:table-cell>
          <table:table-cell office:value-type="float" office:value="0.21037037037037001" table:style-name="ce2">
            <text:p>0,21037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3.04.bmp</text:p>
          </table:table-cell>
          <table:table-cell office:value-type="float" office:value="7.0796460176991696E-3" table:style-name="ce2">
            <text:p>0,00708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1.04.bmp</text:p>
          </table:table-cell>
          <table:table-cell office:value-type="float" office:value="0.35462555066079299" table:style-name="ce2">
            <text:p>0,3546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2.04.bmp</text:p>
          </table:table-cell>
          <table:table-cell office:value-type="float" office:value="0.46153846153846201" table:style-name="ce2">
            <text:p>0,4615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3.04.bmp</text:p>
          </table:table-cell>
          <table:table-cell office:value-type="float" office:value="0.61692650334075705" table:style-name="ce2">
            <text:p>0,6169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4.04.bmp</text:p>
          </table:table-cell>
          <table:table-cell office:value-type="float" office:value="0.639846743295019" table:style-name="ce2">
            <text:p>0,6398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1.04.bmp</text:p>
          </table:table-cell>
          <table:table-cell office:value-type="float" office:value="0.39116719242902198" table:style-name="ce2">
            <text:p>0,3911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3.04.bmp</text:p>
          </table:table-cell>
          <table:table-cell office:value-type="float" office:value="0.103270223752151" table:style-name="ce2">
            <text:p>0,10327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4.04.bmp</text:p>
          </table:table-cell>
          <table:table-cell office:value-type="float" office:value="0.44805194805194798" table:style-name="ce2">
            <text:p>0,4480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2.04.bmp</text:p>
          </table:table-cell>
          <table:table-cell office:value-type="float" office:value="0.213235294117647" table:style-name="ce2">
            <text:p>0,2132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3.04.bmp</text:p>
          </table:table-cell>
          <table:table-cell office:value-type="float" office:value="0.16229508196721301" table:style-name="ce2">
            <text:p>0,1622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4.04.bmp</text:p>
          </table:table-cell>
          <table:table-cell office:value-type="float" office:value="0.18299445471349399" table:style-name="ce2">
            <text:p>0,1829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2.04.bmp</text:p>
          </table:table-cell>
          <table:table-cell office:value-type="float" office:value="0.47460317460317503" table:style-name="ce2">
            <text:p>0,4746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3.04.bmp</text:p>
          </table:table-cell>
          <table:table-cell office:value-type="float" office:value="0.4609375" table:style-name="ce2">
            <text:p>0,4609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4.04.bmp</text:p>
          </table:table-cell>
          <table:table-cell office:value-type="float" office:value="0.26365054602184101" table:style-name="ce2">
            <text:p>0,26365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1.04.bmp</text:p>
          </table:table-cell>
          <table:table-cell office:value-type="float" office:value="0.61666666666666703" table:style-name="ce2">
            <text:p>0,6166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2.04.bmp</text:p>
          </table:table-cell>
          <table:table-cell office:value-type="float" office:value="0.40702781844802299" table:style-name="ce2">
            <text:p>0,4070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3.04.bmp</text:p>
          </table:table-cell>
          <table:table-cell office:value-type="float" office:value="0.215716486902928" table:style-name="ce2">
            <text:p>0,2157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4.04.bmp</text:p>
          </table:table-cell>
          <table:table-cell office:value-type="float" office:value="0.33474576271186401" table:style-name="ce2">
            <text:p>0,3347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1.04.bmp</text:p>
          </table:table-cell>
          <table:table-cell office:value-type="float" office:value="0.92347600518806705" table:style-name="ce2">
            <text:p>0,9234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2.04.bmp</text:p>
          </table:table-cell>
          <table:table-cell office:value-type="float" office:value="0.58373786407767003" table:style-name="ce2">
            <text:p>0,5837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3.04.bmp</text:p>
          </table:table-cell>
          <table:table-cell office:value-type="float" office:value="0.51751412429378496" table:style-name="ce2">
            <text:p>0,5175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4.04.bmp</text:p>
          </table:table-cell>
          <table:table-cell office:value-type="float" office:value="0.65465838509316798" table:style-name="ce2">
            <text:p>0,65465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1.04.bmp</text:p>
          </table:table-cell>
          <table:table-cell office:value-type="float" office:value="0.38536585365853698" table:style-name="ce2">
            <text:p>0,38536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3.04.bmp</text:p>
          </table:table-cell>
          <table:table-cell office:value-type="float" office:value="0.12656249999999999" table:style-name="ce2">
            <text:p>0,1265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1.04.bmp</text:p>
          </table:table-cell>
          <table:table-cell office:value-type="float" office:value="0.24173027989821899" table:style-name="ce2">
            <text:p>0,2417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2.04.bmp</text:p>
          </table:table-cell>
          <table:table-cell office:value-type="float" office:value="0.84375" table:style-name="ce2">
            <text:p>0,8437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3.04.bmp</text:p>
          </table:table-cell>
          <table:table-cell office:value-type="float" office:value="0.596730245231608" table:style-name="ce2">
            <text:p>0,5967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4.04.bmp</text:p>
          </table:table-cell>
          <table:table-cell office:value-type="float" office:value="0.44486692015209101" table:style-name="ce2">
            <text:p>0,4448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1.04.bmp</text:p>
          </table:table-cell>
          <table:table-cell office:value-type="float" office:value="0.57383966244725704" table:style-name="ce2">
            <text:p>0,5738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2.04.bmp</text:p>
          </table:table-cell>
          <table:table-cell office:value-type="float" office:value="0.51214953271027996" table:style-name="ce2">
            <text:p>0,5121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3.04.bmp</text:p>
          </table:table-cell>
          <table:table-cell office:value-type="float" office:value="0.49" table:style-name="ce2">
            <text:p>0,49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4.04.bmp</text:p>
          </table:table-cell>
          <table:table-cell office:value-type="float" office:value="0.71818181818181803" table:style-name="ce2">
            <text:p>0,71818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1.04.bmp</text:p>
          </table:table-cell>
          <table:table-cell office:value-type="float" office:value="0.77851458885941605" table:style-name="ce2">
            <text:p>0,7785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2.04.bmp</text:p>
          </table:table-cell>
          <table:table-cell office:value-type="float" office:value="0.72683706070287502" table:style-name="ce2">
            <text:p>0,7268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3.04.bmp</text:p>
          </table:table-cell>
          <table:table-cell office:value-type="float" office:value="0.73214285714285698" table:style-name="ce2">
            <text:p>0,73214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4.04.bmp</text:p>
          </table:table-cell>
          <table:table-cell office:value-type="float" office:value="0.43259259259259297" table:style-name="ce2">
            <text:p>0,4325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1.04.bmp</text:p>
          </table:table-cell>
          <table:table-cell office:value-type="float" office:value="0.87022900763358801" table:style-name="ce2">
            <text:p>0,8702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2.04.bmp</text:p>
          </table:table-cell>
          <table:table-cell office:value-type="float" office:value="0.74534161490683204" table:style-name="ce2">
            <text:p>0,7453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3.04.bmp</text:p>
          </table:table-cell>
          <table:table-cell office:value-type="float" office:value="0.58385093167701896" table:style-name="ce2">
            <text:p>0,58385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4.04.bmp</text:p>
          </table:table-cell>
          <table:table-cell office:value-type="float" office:value="0.76515151515151503" table:style-name="ce2">
            <text:p>0,7651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1.04.bmp</text:p>
          </table:table-cell>
          <table:table-cell office:value-type="float" office:value="0.26450742240215902" table:style-name="ce2">
            <text:p>0,2645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2.04.bmp</text:p>
          </table:table-cell>
          <table:table-cell office:value-type="float" office:value="0.70658682634730496" table:style-name="ce2">
            <text:p>0,70658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3.04.bmp</text:p>
          </table:table-cell>
          <table:table-cell office:value-type="float" office:value="7.8587699316628706E-2" table:style-name="ce2">
            <text:p>0,0785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4.04.bmp</text:p>
          </table:table-cell>
          <table:table-cell office:value-type="float" office:value="0.65610859728506798" table:style-name="ce2">
            <text:p>0,6561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1.04.bmp</text:p>
          </table:table-cell>
          <table:table-cell office:value-type="float" office:value="0.4921875" table:style-name="ce2">
            <text:p>0,4921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2.04.bmp</text:p>
          </table:table-cell>
          <table:table-cell office:value-type="float" office:value="0.68863636363636405" table:style-name="ce2">
            <text:p>0,6886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3.04.bmp</text:p>
          </table:table-cell>
          <table:table-cell office:value-type="float" office:value="0.325779036827195" table:style-name="ce2">
            <text:p>0,3257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4.04.bmp</text:p>
          </table:table-cell>
          <table:table-cell office:value-type="float" office:value="0.73605150214592296" table:style-name="ce2">
            <text:p>0,7360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1.04.bmp</text:p>
          </table:table-cell>
          <table:table-cell office:value-type="float" office:value="0.55164319248826299" table:style-name="ce2">
            <text:p>0,55164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2.04.bmp</text:p>
          </table:table-cell>
          <table:table-cell office:value-type="float" office:value="0.44444444444444398" table:style-name="ce2">
            <text:p>0,4444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3.04.bmp</text:p>
          </table:table-cell>
          <table:table-cell office:value-type="float" office:value="0.58076923076923104" table:style-name="ce2">
            <text:p>0,58076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4.04.bmp</text:p>
          </table:table-cell>
          <table:table-cell office:value-type="float" office:value="0.84299065420560704" table:style-name="ce2">
            <text:p>0,84299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3.04.bmp</text:p>
          </table:table-cell>
          <table:table-cell office:value-type="float" office:value="0.62548262548262601" table:style-name="ce2">
            <text:p>0,6254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4.04.bmp</text:p>
          </table:table-cell>
          <table:table-cell office:value-type="float" office:value="0.315217391304348" table:style-name="ce2">
            <text:p>0,3152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1.04.bmp</text:p>
          </table:table-cell>
          <table:table-cell office:value-type="float" office:value="0.60677966101694902" table:style-name="ce2">
            <text:p>0,60678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2.04.bmp</text:p>
          </table:table-cell>
          <table:table-cell office:value-type="float" office:value="0.89860834990059602" table:style-name="ce2">
            <text:p>0,8986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3.04.bmp</text:p>
          </table:table-cell>
          <table:table-cell office:value-type="float" office:value="0.61141804788213605" table:style-name="ce2">
            <text:p>0,6114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4.04.bmp</text:p>
          </table:table-cell>
          <table:table-cell office:value-type="float" office:value="0.77272727272727304" table:style-name="ce2">
            <text:p>0,7727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1.04.bmp</text:p>
          </table:table-cell>
          <table:table-cell office:value-type="float" office:value="0.97526501766784501" table:style-name="ce2">
            <text:p>0,9752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2.04.bmp</text:p>
          </table:table-cell>
          <table:table-cell office:value-type="float" office:value="0.791519434628975" table:style-name="ce2">
            <text:p>0,7915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3.04.bmp</text:p>
          </table:table-cell>
          <table:table-cell office:value-type="float" office:value="0.65337423312883403" table:style-name="ce2">
            <text:p>0,65337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4.04.bmp</text:p>
          </table:table-cell>
          <table:table-cell office:value-type="float" office:value="0.86879432624113495" table:style-name="ce2">
            <text:p>0,8687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1.04.bmp</text:p>
          </table:table-cell>
          <table:table-cell office:value-type="float" office:value="0.40723981900452499" table:style-name="ce2">
            <text:p>0,4072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2.04.bmp</text:p>
          </table:table-cell>
          <table:table-cell office:value-type="float" office:value="0.542725173210162" table:style-name="ce2">
            <text:p>0,5427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3.04.bmp</text:p>
          </table:table-cell>
          <table:table-cell office:value-type="float" office:value="6.6793893129771006E-2" table:style-name="ce2">
            <text:p>0,0667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4.04.bmp</text:p>
          </table:table-cell>
          <table:table-cell office:value-type="float" office:value="0.243190661478599" table:style-name="ce2">
            <text:p>0,24319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4.04.bmp</text:p>
          </table:table-cell>
          <table:table-cell office:value-type="float" office:value="3.7681159420289802E-2" table:style-name="ce2">
            <text:p>0,0376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3.04.bmp</text:p>
          </table:table-cell>
          <table:table-cell office:value-type="float" office:value="0.113561190738699" table:style-name="ce2">
            <text:p>0,1135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4.04.bmp</text:p>
          </table:table-cell>
          <table:table-cell office:value-type="float" office:value="0.12396694214876" table:style-name="ce2">
            <text:p>0,1239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1.04.bmp</text:p>
          </table:table-cell>
          <table:table-cell office:value-type="float" office:value="0.54808806488991901" table:style-name="ce2">
            <text:p>0,5480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2.04.bmp</text:p>
          </table:table-cell>
          <table:table-cell office:value-type="float" office:value="0.35225955967555" table:style-name="ce2">
            <text:p>0,35226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3.04.bmp</text:p>
          </table:table-cell>
          <table:table-cell office:value-type="float" office:value="0.40467404674046697" table:style-name="ce2">
            <text:p>0,40467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4.04.bmp</text:p>
          </table:table-cell>
          <table:table-cell office:value-type="float" office:value="0.77063236870310803" table:style-name="ce2">
            <text:p>0,7706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4.04.bmp</text:p>
          </table:table-cell>
          <table:table-cell office:value-type="float" office:value="3.1789282470481399E-2" table:style-name="ce2">
            <text:p>0,03178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1.04.bmp</text:p>
          </table:table-cell>
          <table:table-cell office:value-type="float" office:value="3.6585365853658599E-3" table:style-name="ce2">
            <text:p>0,0036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2.04.bmp</text:p>
          </table:table-cell>
          <table:table-cell office:value-type="float" office:value="6.8627450980392093E-2" table:style-name="ce2">
            <text:p>0,0686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3.04.bmp</text:p>
          </table:table-cell>
          <table:table-cell office:value-type="float" office:value="0.20081135902636901" table:style-name="ce2">
            <text:p>0,2008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1.04.bmp</text:p>
          </table:table-cell>
          <table:table-cell office:value-type="float" office:value="0.66666666666666696" table:style-name="ce2">
            <text:p>0,6666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1.04.bmp</text:p>
          </table:table-cell>
          <table:table-cell office:value-type="float" office:value="0.125164690382082" table:style-name="ce2">
            <text:p>0,1251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2.04.bmp</text:p>
          </table:table-cell>
          <table:table-cell office:value-type="float" office:value="0.60071942446043203" table:style-name="ce2">
            <text:p>0,6007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3.04.bmp</text:p>
          </table:table-cell>
          <table:table-cell office:value-type="float" office:value="0.58122205663189297" table:style-name="ce2">
            <text:p>0,5812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4.04.bmp</text:p>
          </table:table-cell>
          <table:table-cell office:value-type="float" office:value="0.28333333333333299" table:style-name="ce2">
            <text:p>0,2833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1.04.bmp</text:p>
          </table:table-cell>
          <table:table-cell office:value-type="float" office:value="0.49628712871287101" table:style-name="ce2">
            <text:p>0,49628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2.04.bmp</text:p>
          </table:table-cell>
          <table:table-cell office:value-type="float" office:value="7.8663793103448301E-2" table:style-name="ce2">
            <text:p>0,0786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3.04.bmp</text:p>
          </table:table-cell>
          <table:table-cell office:value-type="float" office:value="0.34688995215311003" table:style-name="ce2">
            <text:p>0,34689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4.04.bmp</text:p>
          </table:table-cell>
          <table:table-cell office:value-type="float" office:value="0.45862884160756501" table:style-name="ce2">
            <text:p>0,4586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1.04.bmp</text:p>
          </table:table-cell>
          <table:table-cell office:value-type="float" office:value="6.5907241659885998E-2" table:style-name="ce2">
            <text:p>0,0659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3.04.bmp</text:p>
          </table:table-cell>
          <table:table-cell office:value-type="float" office:value="0.24314765694075999" table:style-name="ce2">
            <text:p>0,2431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1.04.bmp</text:p>
          </table:table-cell>
          <table:table-cell office:value-type="float" office:value="0.45762711864406802" table:style-name="ce2">
            <text:p>0,4576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2.04.bmp</text:p>
          </table:table-cell>
          <table:table-cell office:value-type="float" office:value="0.38899430740037999" table:style-name="ce2">
            <text:p>0,3889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4.04.bmp</text:p>
          </table:table-cell>
          <table:table-cell office:value-type="float" office:value="0.35989717223650403" table:style-name="ce2">
            <text:p>0,35989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1.04.bmp</text:p>
          </table:table-cell>
          <table:table-cell office:value-type="float" office:value="0.79689521345407499" table:style-name="ce2">
            <text:p>0,7968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2.04.bmp</text:p>
          </table:table-cell>
          <table:table-cell office:value-type="float" office:value="0.75304136253041398" table:style-name="ce2">
            <text:p>0,7530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3.04.bmp</text:p>
          </table:table-cell>
          <table:table-cell office:value-type="float" office:value="0.86034482758620701" table:style-name="ce2">
            <text:p>0,8603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4.04.bmp</text:p>
          </table:table-cell>
          <table:table-cell office:value-type="float" office:value="0.77817745803357297" table:style-name="ce2">
            <text:p>0,7781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4.04.bmp</text:p>
          </table:table-cell>
          <table:table-cell office:value-type="float" office:value="9.5449500554938893E-2" table:style-name="ce2">
            <text:p>0,0954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4.04.bmp</text:p>
          </table:table-cell>
          <table:table-cell office:value-type="float" office:value="0.22358722358722399" table:style-name="ce2">
            <text:p>0,22358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1.04.bmp</text:p>
          </table:table-cell>
          <table:table-cell office:value-type="float" office:value="0.35311284046692598" table:style-name="ce2">
            <text:p>0,3531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2.04.bmp</text:p>
          </table:table-cell>
          <table:table-cell office:value-type="float" office:value="0.55720823798626995" table:style-name="ce2">
            <text:p>0,5572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3.04.bmp</text:p>
          </table:table-cell>
          <table:table-cell office:value-type="float" office:value="0.59070796460177" table:style-name="ce2">
            <text:p>0,5907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4.04.bmp</text:p>
          </table:table-cell>
          <table:table-cell office:value-type="float" office:value="0.787755102040816" table:style-name="ce2">
            <text:p>0,7877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1.04.bmp</text:p>
          </table:table-cell>
          <table:table-cell office:value-type="float" office:value="0.89021479713603802" table:style-name="ce2">
            <text:p>0,8902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2.04.bmp</text:p>
          </table:table-cell>
          <table:table-cell office:value-type="float" office:value="0.67511520737327202" table:style-name="ce2">
            <text:p>0,6751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3.04.bmp</text:p>
          </table:table-cell>
          <table:table-cell office:value-type="float" office:value="0.72420262664165103" table:style-name="ce2">
            <text:p>0,7242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4.04.bmp</text:p>
          </table:table-cell>
          <table:table-cell office:value-type="float" office:value="0.82921348314606702" table:style-name="ce2">
            <text:p>0,8292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1.04.bmp</text:p>
          </table:table-cell>
          <table:table-cell office:value-type="float" office:value="0.764880952380952" table:style-name="ce2">
            <text:p>0,7648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2.04.bmp</text:p>
          </table:table-cell>
          <table:table-cell office:value-type="float" office:value="0.75683060109289602" table:style-name="ce2">
            <text:p>0,7568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3.04.bmp</text:p>
          </table:table-cell>
          <table:table-cell office:value-type="float" office:value="0.64885496183206104" table:style-name="ce2">
            <text:p>0,6488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4.04.bmp</text:p>
          </table:table-cell>
          <table:table-cell office:value-type="float" office:value="0.31652661064425802" table:style-name="ce2">
            <text:p>0,3165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1.04.bmp</text:p>
          </table:table-cell>
          <table:table-cell office:value-type="float" office:value="0.411276948590381" table:style-name="ce2">
            <text:p>0,4112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2.04.bmp</text:p>
          </table:table-cell>
          <table:table-cell office:value-type="float" office:value="0.26397919375812701" table:style-name="ce2">
            <text:p>0,2639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3.04.bmp</text:p>
          </table:table-cell>
          <table:table-cell office:value-type="float" office:value="0.16448326055313001" table:style-name="ce2">
            <text:p>0,1644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4.04.bmp</text:p>
          </table:table-cell>
          <table:table-cell office:value-type="float" office:value="0.93082524271844702" table:style-name="ce2">
            <text:p>0,9308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2.04.bmp</text:p>
          </table:table-cell>
          <table:table-cell office:value-type="float" office:value="0.26660516605166101" table:style-name="ce2">
            <text:p>0,2666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3.04.bmp</text:p>
          </table:table-cell>
          <table:table-cell office:value-type="float" office:value="2.7902790279027902E-2" table:style-name="ce2">
            <text:p>0,0279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4.04.bmp</text:p>
          </table:table-cell>
          <table:table-cell office:value-type="float" office:value="0.286195286195286" table:style-name="ce2">
            <text:p>0,2861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1.04.bmp</text:p>
          </table:table-cell>
          <table:table-cell office:value-type="float" office:value="0.39906976744186101" table:style-name="ce2">
            <text:p>0,39907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2.04.bmp</text:p>
          </table:table-cell>
          <table:table-cell office:value-type="float" office:value="9.8478066248880395E-3" table:style-name="ce2">
            <text:p>0,0098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3.04.bmp</text:p>
          </table:table-cell>
          <table:table-cell office:value-type="float" office:value="0.59050445103857596" table:style-name="ce2">
            <text:p>0,5905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4.04.bmp</text:p>
          </table:table-cell>
          <table:table-cell office:value-type="float" office:value="0.61574507966260505" table:style-name="ce2">
            <text:p>0,6157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1.04.bmp</text:p>
          </table:table-cell>
          <table:table-cell office:value-type="float" office:value="0.809338521400778" table:style-name="ce2">
            <text:p>0,8093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2.04.bmp</text:p>
          </table:table-cell>
          <table:table-cell office:value-type="float" office:value="0.320967741935484" table:style-name="ce2">
            <text:p>0,3209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3.04.bmp</text:p>
          </table:table-cell>
          <table:table-cell office:value-type="float" office:value="4.2253521126760597E-2" table:style-name="ce2">
            <text:p>0,0422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4.04.bmp</text:p>
          </table:table-cell>
          <table:table-cell office:value-type="float" office:value="0.369829683698297" table:style-name="ce2">
            <text:p>0,3698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1.04.bmp</text:p>
          </table:table-cell>
          <table:table-cell office:value-type="float" office:value="0.676056338028169" table:style-name="ce2">
            <text:p>0,6760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2.04.bmp</text:p>
          </table:table-cell>
          <table:table-cell office:value-type="float" office:value="0.372262773722628" table:style-name="ce2">
            <text:p>0,3722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3.04.bmp</text:p>
          </table:table-cell>
          <table:table-cell office:value-type="float" office:value="0.822784810126582" table:style-name="ce2">
            <text:p>0,8227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4.04.bmp</text:p>
          </table:table-cell>
          <table:table-cell office:value-type="float" office:value="0.63636363636363602" table:style-name="ce2">
            <text:p>0,6363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1.04.bmp</text:p>
          </table:table-cell>
          <table:table-cell office:value-type="float" office:value="0.18553092182030301" table:style-name="ce2">
            <text:p>0,1855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2.04.bmp</text:p>
          </table:table-cell>
          <table:table-cell office:value-type="float" office:value="0.13646532438478701" table:style-name="ce2">
            <text:p>0,1364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3.04.bmp</text:p>
          </table:table-cell>
          <table:table-cell office:value-type="float" office:value="0.43461538461538501" table:style-name="ce2">
            <text:p>0,4346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4.04.bmp</text:p>
          </table:table-cell>
          <table:table-cell office:value-type="float" office:value="0.62412177985948503" table:style-name="ce2">
            <text:p>0,6241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2.04.bmp</text:p>
          </table:table-cell>
          <table:table-cell office:value-type="float" office:value="0.15116279069767399" table:style-name="ce2">
            <text:p>0,1511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3.04.bmp</text:p>
          </table:table-cell>
          <table:table-cell office:value-type="float" office:value="0.55476190476190501" table:style-name="ce2">
            <text:p>0,55476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4.04.bmp</text:p>
          </table:table-cell>
          <table:table-cell office:value-type="float" office:value="0.47106325706594898" table:style-name="ce2">
            <text:p>0,4710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1.04.bmp</text:p>
          </table:table-cell>
          <table:table-cell office:value-type="float" office:value="0.39494833524684297" table:style-name="ce2">
            <text:p>0,3949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2.04.bmp</text:p>
          </table:table-cell>
          <table:table-cell office:value-type="float" office:value="0.65127582017010899" table:style-name="ce2">
            <text:p>0,6512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3.04.bmp</text:p>
          </table:table-cell>
          <table:table-cell office:value-type="float" office:value="0.45533498759305202" table:style-name="ce2">
            <text:p>0,4553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4.04.bmp</text:p>
          </table:table-cell>
          <table:table-cell office:value-type="float" office:value="0.58672875436554095" table:style-name="ce2">
            <text:p>0,5867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1.04.bmp</text:p>
          </table:table-cell>
          <table:table-cell office:value-type="float" office:value="0.67822318526543901" table:style-name="ce2">
            <text:p>0,6782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2.04.bmp</text:p>
          </table:table-cell>
          <table:table-cell office:value-type="float" office:value="0.29092920353982299" table:style-name="ce2">
            <text:p>0,2909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3.04.bmp</text:p>
          </table:table-cell>
          <table:table-cell office:value-type="float" office:value="0.148429035752979" table:style-name="ce2">
            <text:p>0,1484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4.04.bmp</text:p>
          </table:table-cell>
          <table:table-cell office:value-type="float" office:value="4.5192307692307601E-2" table:style-name="ce2">
            <text:p>0,04519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1.04.bmp</text:p>
          </table:table-cell>
          <table:table-cell office:value-type="float" office:value="0.913170731707317" table:style-name="ce2">
            <text:p>0,91317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2.04.bmp</text:p>
          </table:table-cell>
          <table:table-cell office:value-type="float" office:value="0.43494085532302101" table:style-name="ce2">
            <text:p>0,4349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3.04.bmp</text:p>
          </table:table-cell>
          <table:table-cell office:value-type="float" office:value="0.52322738386308099" table:style-name="ce2">
            <text:p>0,5232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4.04.bmp</text:p>
          </table:table-cell>
          <table:table-cell office:value-type="float" office:value="0.74374460742019" table:style-name="ce2">
            <text:p>0,7437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1.04.bmp</text:p>
          </table:table-cell>
          <table:table-cell office:value-type="float" office:value="0.339060710194731" table:style-name="ce2">
            <text:p>0,3390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2.04.bmp</text:p>
          </table:table-cell>
          <table:table-cell office:value-type="float" office:value="0.43313609467455599" table:style-name="ce2">
            <text:p>0,4331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3.04.bmp</text:p>
          </table:table-cell>
          <table:table-cell office:value-type="float" office:value="0.498150431565968" table:style-name="ce2">
            <text:p>0,4981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4.04.bmp</text:p>
          </table:table-cell>
          <table:table-cell office:value-type="float" office:value="0.243503368623677" table:style-name="ce2">
            <text:p>0,2435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1.04.bmp</text:p>
          </table:table-cell>
          <table:table-cell office:value-type="float" office:value="0.54966887417218502" table:style-name="ce2">
            <text:p>0,54966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2.04.bmp</text:p>
          </table:table-cell>
          <table:table-cell office:value-type="float" office:value="0.78853754940711496" table:style-name="ce2">
            <text:p>0,7885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3.04.bmp</text:p>
          </table:table-cell>
          <table:table-cell office:value-type="float" office:value="0.414027149321267" table:style-name="ce2">
            <text:p>0,4140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4.04.bmp</text:p>
          </table:table-cell>
          <table:table-cell office:value-type="float" office:value="0.67036450079239296" table:style-name="ce2">
            <text:p>0,6703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1.04.bmp</text:p>
          </table:table-cell>
          <table:table-cell office:value-type="float" office:value="0.58791208791208804" table:style-name="ce2">
            <text:p>0,5879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2.04.bmp</text:p>
          </table:table-cell>
          <table:table-cell office:value-type="float" office:value="0.50767263427109999" table:style-name="ce2">
            <text:p>0,5076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3.04.bmp</text:p>
          </table:table-cell>
          <table:table-cell office:value-type="float" office:value="0.44955752212389399" table:style-name="ce2">
            <text:p>0,44955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4.04.bmp</text:p>
          </table:table-cell>
          <table:table-cell office:value-type="float" office:value="0.49261992619926198" table:style-name="ce2">
            <text:p>0,4926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1.04.bmp</text:p>
          </table:table-cell>
          <table:table-cell office:value-type="float" office:value="0.73973973973974005" table:style-name="ce2">
            <text:p>0,7397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2.04.bmp</text:p>
          </table:table-cell>
          <table:table-cell office:value-type="float" office:value="0.63286004056795098" table:style-name="ce2">
            <text:p>0,63286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3.04.bmp</text:p>
          </table:table-cell>
          <table:table-cell office:value-type="float" office:value="0.80355160932297398" table:style-name="ce2">
            <text:p>0,8035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4.04.bmp</text:p>
          </table:table-cell>
          <table:table-cell office:value-type="float" office:value="0.35230934479054798" table:style-name="ce2">
            <text:p>0,3523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1.04.bmp</text:p>
          </table:table-cell>
          <table:table-cell office:value-type="float" office:value="0.77884615384615397" table:style-name="ce2">
            <text:p>0,7788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2.04.bmp</text:p>
          </table:table-cell>
          <table:table-cell office:value-type="float" office:value="0.50617283950617298" table:style-name="ce2">
            <text:p>0,5061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3.04.bmp</text:p>
          </table:table-cell>
          <table:table-cell office:value-type="float" office:value="0.54330708661417304" table:style-name="ce2">
            <text:p>0,5433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4.04.bmp</text:p>
          </table:table-cell>
          <table:table-cell office:value-type="float" office:value="0.51212121212121198" table:style-name="ce2">
            <text:p>0,5121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1.04.bmp</text:p>
          </table:table-cell>
          <table:table-cell office:value-type="float" office:value="0.27366255144032903" table:style-name="ce2">
            <text:p>0,2736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2.04.bmp</text:p>
          </table:table-cell>
          <table:table-cell office:value-type="float" office:value="0.39866369710467697" table:style-name="ce2">
            <text:p>0,3986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3.04.bmp</text:p>
          </table:table-cell>
          <table:table-cell office:value-type="float" office:value="2.5457438345266498E-2" table:style-name="ce2">
            <text:p>0,0254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4.04.bmp</text:p>
          </table:table-cell>
          <table:table-cell office:value-type="float" office:value="0.51178451178451201" table:style-name="ce2">
            <text:p>0,5117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1.04.bmp</text:p>
          </table:table-cell>
          <table:table-cell office:value-type="float" office:value="0.49075975359342899" table:style-name="ce2">
            <text:p>0,49076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2.04.bmp</text:p>
          </table:table-cell>
          <table:table-cell office:value-type="float" office:value="0.49525616698292202" table:style-name="ce2">
            <text:p>0,4952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3.04.bmp</text:p>
          </table:table-cell>
          <table:table-cell office:value-type="float" office:value="0.28538283062644998" table:style-name="ce2">
            <text:p>0,2853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4.04.bmp</text:p>
          </table:table-cell>
          <table:table-cell office:value-type="float" office:value="0.56972111553784899" table:style-name="ce2">
            <text:p>0,5697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1.04.bmp</text:p>
          </table:table-cell>
          <table:table-cell office:value-type="float" office:value="0.452905811623247" table:style-name="ce2">
            <text:p>0,4529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2.04.bmp</text:p>
          </table:table-cell>
          <table:table-cell office:value-type="float" office:value="0.497257769652651" table:style-name="ce2">
            <text:p>0,49725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3.04.bmp</text:p>
          </table:table-cell>
          <table:table-cell office:value-type="float" office:value="0.61431064572425798" table:style-name="ce2">
            <text:p>0,6143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4.04.bmp</text:p>
          </table:table-cell>
          <table:table-cell office:value-type="float" office:value="0.806962025316456" table:style-name="ce2">
            <text:p>0,80696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1.04.bmp</text:p>
          </table:table-cell>
          <table:table-cell office:value-type="float" office:value="7.1428571428571397E-2" table:style-name="ce2">
            <text:p>0,0714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2.04.bmp</text:p>
          </table:table-cell>
          <table:table-cell office:value-type="float" office:value="1.3559322033898299E-2" table:style-name="ce2">
            <text:p>0,0135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4.04.bmp</text:p>
          </table:table-cell>
          <table:table-cell office:value-type="float" office:value="0.36656891495601202" table:style-name="ce2">
            <text:p>0,36656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1.04.bmp</text:p>
          </table:table-cell>
          <table:table-cell office:value-type="float" office:value="0.76923076923076905" table:style-name="ce2">
            <text:p>0,7692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2.04.bmp</text:p>
          </table:table-cell>
          <table:table-cell office:value-type="float" office:value="0.87768595041322295" table:style-name="ce2">
            <text:p>0,87768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3.04.bmp</text:p>
          </table:table-cell>
          <table:table-cell office:value-type="float" office:value="0.79675994108983805" table:style-name="ce2">
            <text:p>0,79676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4.04.bmp</text:p>
          </table:table-cell>
          <table:table-cell office:value-type="float" office:value="0.94091903719912495" table:style-name="ce2">
            <text:p>0,9409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1.04.bmp</text:p>
          </table:table-cell>
          <table:table-cell office:value-type="float" office:value="0.99380804953560398" table:style-name="ce2">
            <text:p>0,9938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2.04.bmp</text:p>
          </table:table-cell>
          <table:table-cell office:value-type="float" office:value="0.77708978328173395" table:style-name="ce2">
            <text:p>0,77709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3.04.bmp</text:p>
          </table:table-cell>
          <table:table-cell office:value-type="float" office:value="0.83209876543209904" table:style-name="ce2">
            <text:p>0,8320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4.04.bmp</text:p>
          </table:table-cell>
          <table:table-cell office:value-type="float" office:value="0.83569405099150096" table:style-name="ce2">
            <text:p>0,8356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1.04.bmp</text:p>
          </table:table-cell>
          <table:table-cell office:value-type="float" office:value="0.155963302752294" table:style-name="ce2">
            <text:p>0,1559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2.04.bmp</text:p>
          </table:table-cell>
          <table:table-cell office:value-type="float" office:value="0.23030303030303001" table:style-name="ce2">
            <text:p>0,2303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4.04.bmp</text:p>
          </table:table-cell>
          <table:table-cell office:value-type="float" office:value="0.64254952627045703" table:style-name="ce2">
            <text:p>0,6425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1.04.bmp</text:p>
          </table:table-cell>
          <table:table-cell office:value-type="float" office:value="0.10499027867790001" table:style-name="ce2">
            <text:p>0,10499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2.04.bmp</text:p>
          </table:table-cell>
          <table:table-cell office:value-type="float" office:value="0.120498614958449" table:style-name="ce2">
            <text:p>0,1204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4.04.bmp</text:p>
          </table:table-cell>
          <table:table-cell office:value-type="float" office:value="0.13607188703466" table:style-name="ce2">
            <text:p>0,1360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3.04.bmp</text:p>
          </table:table-cell>
          <table:table-cell office:value-type="float" office:value="0.39098837209302301" table:style-name="ce2">
            <text:p>0,3909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4.04.bmp</text:p>
          </table:table-cell>
          <table:table-cell office:value-type="float" office:value="0.35537742150968599" table:style-name="ce2">
            <text:p>0,3553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2.04.bmp</text:p>
          </table:table-cell>
          <table:table-cell office:value-type="float" office:value="0.32874999999999999" table:style-name="ce2">
            <text:p>0,3287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4.04.bmp</text:p>
          </table:table-cell>
          <table:table-cell office:value-type="float" office:value="0.14205186020293101" table:style-name="ce2">
            <text:p>0,1420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4.04.bmp</text:p>
          </table:table-cell>
          <table:table-cell office:value-type="float" office:value="0.23062730627306299" table:style-name="ce2">
            <text:p>0,2306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3.04.bmp</text:p>
          </table:table-cell>
          <table:table-cell office:value-type="float" office:value="0.25515463917525799" table:style-name="ce2">
            <text:p>0,2551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1.04.bmp</text:p>
          </table:table-cell>
          <table:table-cell office:value-type="float" office:value="0.58783783783783805" table:style-name="ce2">
            <text:p>0,5878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2.04.bmp</text:p>
          </table:table-cell>
          <table:table-cell office:value-type="float" office:value="0.62776831345826201" table:style-name="ce2">
            <text:p>0,6277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3.04.bmp</text:p>
          </table:table-cell>
          <table:table-cell office:value-type="float" office:value="0.55525362318840599" table:style-name="ce2">
            <text:p>0,5552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4.04.bmp</text:p>
          </table:table-cell>
          <table:table-cell office:value-type="float" office:value="0.55020746887966798" table:style-name="ce2">
            <text:p>0,5502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1.04.bmp</text:p>
          </table:table-cell>
          <table:table-cell office:value-type="float" office:value="0.473092369477912" table:style-name="ce2">
            <text:p>0,47309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2.04.bmp</text:p>
          </table:table-cell>
          <table:table-cell office:value-type="float" office:value="0.30989370400654098" table:style-name="ce2">
            <text:p>0,3098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4.04.bmp</text:p>
          </table:table-cell>
          <table:table-cell office:value-type="float" office:value="0.20306513409961699" table:style-name="ce2">
            <text:p>0,2030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1.04.bmp</text:p>
          </table:table-cell>
          <table:table-cell office:value-type="float" office:value="0.93782004389173401" table:style-name="ce2">
            <text:p>0,9378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2.04.bmp</text:p>
          </table:table-cell>
          <table:table-cell office:value-type="float" office:value="0.33613445378151302" table:style-name="ce2">
            <text:p>0,3361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3.04.bmp</text:p>
          </table:table-cell>
          <table:table-cell office:value-type="float" office:value="0.12814070351758799" table:style-name="ce2">
            <text:p>0,1281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4.04.bmp</text:p>
          </table:table-cell>
          <table:table-cell office:value-type="float" office:value="0.74966352624495303" table:style-name="ce2">
            <text:p>0,7496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1.04.bmp</text:p>
          </table:table-cell>
          <table:table-cell office:value-type="float" office:value="0.312066574202497" table:style-name="ce2">
            <text:p>0,3120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2.04.bmp</text:p>
          </table:table-cell>
          <table:table-cell office:value-type="float" office:value="0.77496671105193105" table:style-name="ce2">
            <text:p>0,7749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3.04.bmp</text:p>
          </table:table-cell>
          <table:table-cell office:value-type="float" office:value="0.228995057660626" table:style-name="ce2">
            <text:p>0,2289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1.04.bmp</text:p>
          </table:table-cell>
          <table:table-cell office:value-type="float" office:value="0.606271777003484" table:style-name="ce2">
            <text:p>0,6062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2.04.bmp</text:p>
          </table:table-cell>
          <table:table-cell office:value-type="float" office:value="0.509341199606686" table:style-name="ce2">
            <text:p>0,5093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3.04.bmp</text:p>
          </table:table-cell>
          <table:table-cell office:value-type="float" office:value="0.51320321469575203" table:style-name="ce2">
            <text:p>0,5132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4.04.bmp</text:p>
          </table:table-cell>
          <table:table-cell office:value-type="float" office:value="0.64966442953020098" table:style-name="ce2">
            <text:p>0,6496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1.04.bmp</text:p>
          </table:table-cell>
          <table:table-cell office:value-type="float" office:value="0.76634214186369998" table:style-name="ce2">
            <text:p>0,7663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2.04.bmp</text:p>
          </table:table-cell>
          <table:table-cell office:value-type="float" office:value="0.81149927219796203" table:style-name="ce2">
            <text:p>0,8114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3.04.bmp</text:p>
          </table:table-cell>
          <table:table-cell office:value-type="float" office:value="0.80304243394715802" table:style-name="ce2">
            <text:p>0,8030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4.04.bmp</text:p>
          </table:table-cell>
          <table:table-cell office:value-type="float" office:value="0.69282511210762299" table:style-name="ce2">
            <text:p>0,6928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1.04.bmp</text:p>
          </table:table-cell>
          <table:table-cell office:value-type="float" office:value="0.63170163170163196" table:style-name="ce2">
            <text:p>0,6317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2.04.bmp</text:p>
          </table:table-cell>
          <table:table-cell office:value-type="float" office:value="0.53479853479853501" table:style-name="ce2">
            <text:p>0,5347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3.04.bmp</text:p>
          </table:table-cell>
          <table:table-cell office:value-type="float" office:value="4.1587901701323197E-2" table:style-name="ce2">
            <text:p>0,0415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4.04.bmp</text:p>
          </table:table-cell>
          <table:table-cell office:value-type="float" office:value="0.41894736842105301" table:style-name="ce2">
            <text:p>0,4189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1.04.bmp</text:p>
          </table:table-cell>
          <table:table-cell office:value-type="float" office:value="0.28519593613933197" table:style-name="ce2">
            <text:p>0,2851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2.04.bmp</text:p>
          </table:table-cell>
          <table:table-cell office:value-type="float" office:value="0.66404405979543701" table:style-name="ce2">
            <text:p>0,6640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4.04.bmp</text:p>
          </table:table-cell>
          <table:table-cell office:value-type="float" office:value="0.55682684973302798" table:style-name="ce2">
            <text:p>0,5568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1.04.bmp</text:p>
          </table:table-cell>
          <table:table-cell office:value-type="float" office:value="0.54060913705583802" table:style-name="ce2">
            <text:p>0,5406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2.04.bmp</text:p>
          </table:table-cell>
          <table:table-cell office:value-type="float" office:value="0.37174721189591098" table:style-name="ce2">
            <text:p>0,3717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3.04.bmp</text:p>
          </table:table-cell>
          <table:table-cell office:value-type="float" office:value="4.9342105263158204E-3" table:style-name="ce2">
            <text:p>0,0049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4.04.bmp</text:p>
          </table:table-cell>
          <table:table-cell office:value-type="float" office:value="0.472727272727273" table:style-name="ce2">
            <text:p>0,4727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1.04.bmp</text:p>
          </table:table-cell>
          <table:table-cell office:value-type="float" office:value="0.30968622100955001" table:style-name="ce2">
            <text:p>0,30968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4.04.bmp</text:p>
          </table:table-cell>
          <table:table-cell office:value-type="float" office:value="0.51124144672531802" table:style-name="ce2">
            <text:p>0,5112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2.04.bmp</text:p>
          </table:table-cell>
          <table:table-cell office:value-type="float" office:value="1.36054421768708E-2" table:style-name="ce2">
            <text:p>0,0136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4.04.bmp</text:p>
          </table:table-cell>
          <table:table-cell office:value-type="float" office:value="0.14159292035398199" table:style-name="ce2">
            <text:p>0,1415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1.04.bmp</text:p>
          </table:table-cell>
          <table:table-cell office:value-type="float" office:value="0.46524064171122997" table:style-name="ce2">
            <text:p>0,4652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2.04.bmp</text:p>
          </table:table-cell>
          <table:table-cell office:value-type="float" office:value="0.30572472594397099" table:style-name="ce2">
            <text:p>0,3057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4.04.bmp</text:p>
          </table:table-cell>
          <table:table-cell office:value-type="float" office:value="0.486821705426357" table:style-name="ce2">
            <text:p>0,4868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1.04.bmp</text:p>
          </table:table-cell>
          <table:table-cell office:value-type="float" office:value="0.83783783783783805" table:style-name="ce2">
            <text:p>0,8378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2.04.bmp</text:p>
          </table:table-cell>
          <table:table-cell office:value-type="float" office:value="0.63617463617463599" table:style-name="ce2">
            <text:p>0,6361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3.04.bmp</text:p>
          </table:table-cell>
          <table:table-cell office:value-type="float" office:value="0.78102189781021902" table:style-name="ce2">
            <text:p>0,7810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4.04.bmp</text:p>
          </table:table-cell>
          <table:table-cell office:value-type="float" office:value="0.79" table:style-name="ce2">
            <text:p>0,79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1.04.bmp</text:p>
          </table:table-cell>
          <table:table-cell office:value-type="float" office:value="0.353403141361257" table:style-name="ce2">
            <text:p>0,3534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1.04.bmp</text:p>
          </table:table-cell>
          <table:table-cell office:value-type="float" office:value="0.52893518518518501" table:style-name="ce2">
            <text:p>0,5289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2.04.bmp</text:p>
          </table:table-cell>
          <table:table-cell office:value-type="float" office:value="0.20484359233097901" table:style-name="ce2">
            <text:p>0,2048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4.04.bmp</text:p>
          </table:table-cell>
          <table:table-cell office:value-type="float" office:value="0.23565573770491799" table:style-name="ce2">
            <text:p>0,2356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2.04.bmp</text:p>
          </table:table-cell>
          <table:table-cell office:value-type="float" office:value="4.4722719141323801E-2" table:style-name="ce2">
            <text:p>0,0447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3.04.bmp</text:p>
          </table:table-cell>
          <table:table-cell office:value-type="float" office:value="8.0184331797235095E-2" table:style-name="ce2">
            <text:p>0,0801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1.04.bmp</text:p>
          </table:table-cell>
          <table:table-cell office:value-type="float" office:value="0.68650519031141899" table:style-name="ce2">
            <text:p>0,6865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1.04.bmp</text:p>
          </table:table-cell>
          <table:table-cell office:value-type="float" office:value="0.45020463847203301" table:style-name="ce2">
            <text:p>0,4502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2.04.bmp</text:p>
          </table:table-cell>
          <table:table-cell office:value-type="float" office:value="0.567114093959732" table:style-name="ce2">
            <text:p>0,5671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3.04.bmp</text:p>
          </table:table-cell>
          <table:table-cell office:value-type="float" office:value="0.39804241435562798" table:style-name="ce2">
            <text:p>0,3980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4.04.bmp</text:p>
          </table:table-cell>
          <table:table-cell office:value-type="float" office:value="0.32646755921730197" table:style-name="ce2">
            <text:p>0,3264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1.04.bmp</text:p>
          </table:table-cell>
          <table:table-cell office:value-type="float" office:value="0.35522066738428398" table:style-name="ce2">
            <text:p>0,3552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2.04.bmp</text:p>
          </table:table-cell>
          <table:table-cell office:value-type="float" office:value="0.100478468899522" table:style-name="ce2">
            <text:p>0,10047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3.04.bmp</text:p>
          </table:table-cell>
          <table:table-cell office:value-type="float" office:value="0.51875000000000004" table:style-name="ce2">
            <text:p>0,5187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4.04.bmp</text:p>
          </table:table-cell>
          <table:table-cell office:value-type="float" office:value="0.39485458612975399" table:style-name="ce2">
            <text:p>0,3948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1.04.bmp</text:p>
          </table:table-cell>
          <table:table-cell office:value-type="float" office:value="9.7073518915060705E-2" table:style-name="ce2">
            <text:p>0,09707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3.04.bmp</text:p>
          </table:table-cell>
          <table:table-cell office:value-type="float" office:value="0.14188679245283001" table:style-name="ce2">
            <text:p>0,14188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1.04.bmp</text:p>
          </table:table-cell>
          <table:table-cell office:value-type="float" office:value="0.75075075075075104" table:style-name="ce2">
            <text:p>0,75075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2.04.bmp</text:p>
          </table:table-cell>
          <table:table-cell office:value-type="float" office:value="0.43100189035916803" table:style-name="ce2">
            <text:p>0,431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4.04.bmp</text:p>
          </table:table-cell>
          <table:table-cell office:value-type="float" office:value="0.590673575129534" table:style-name="ce2">
            <text:p>0,59067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1.04.bmp</text:p>
          </table:table-cell>
          <table:table-cell office:value-type="float" office:value="0.13950456323337701" table:style-name="ce2">
            <text:p>0,1395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2.04.bmp</text:p>
          </table:table-cell>
          <table:table-cell office:value-type="float" office:value="0.207126948775056" table:style-name="ce2">
            <text:p>0,2071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4.04.bmp</text:p>
          </table:table-cell>
          <table:table-cell office:value-type="float" office:value="0.33847850055126799" table:style-name="ce2">
            <text:p>0,3384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1.04.bmp</text:p>
          </table:table-cell>
          <table:table-cell office:value-type="float" office:value="8.7591240875912694E-3" table:style-name="ce2">
            <text:p>0,0087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2.04.bmp</text:p>
          </table:table-cell>
          <table:table-cell office:value-type="float" office:value="0.15850144092219001" table:style-name="ce2">
            <text:p>0,1585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3.04.bmp</text:p>
          </table:table-cell>
          <table:table-cell office:value-type="float" office:value="0.13832853025936601" table:style-name="ce2">
            <text:p>0,1383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4.04.bmp</text:p>
          </table:table-cell>
          <table:table-cell office:value-type="float" office:value="0.21212121212121199" table:style-name="ce2">
            <text:p>0,2121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1.04.bmp</text:p>
          </table:table-cell>
          <table:table-cell office:value-type="float" office:value="8.1250000000000003E-2" table:style-name="ce2">
            <text:p>0,0812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2.04.bmp</text:p>
          </table:table-cell>
          <table:table-cell office:value-type="float" office:value="0.29368421052631599" table:style-name="ce2">
            <text:p>0,2936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3.04.bmp</text:p>
          </table:table-cell>
          <table:table-cell office:value-type="float" office:value="0.45132743362831901" table:style-name="ce2">
            <text:p>0,4513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4.04.bmp</text:p>
          </table:table-cell>
          <table:table-cell office:value-type="float" office:value="0.20425531914893599" table:style-name="ce2">
            <text:p>0,2042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1.04.bmp</text:p>
          </table:table-cell>
          <table:table-cell office:value-type="float" office:value="0.92022792022791999" table:style-name="ce2">
            <text:p>0,9202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2.04.bmp</text:p>
          </table:table-cell>
          <table:table-cell office:value-type="float" office:value="0.56410256410256399" table:style-name="ce2">
            <text:p>0,5641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3.04.bmp</text:p>
          </table:table-cell>
          <table:table-cell office:value-type="float" office:value="0.43238095238095198" table:style-name="ce2">
            <text:p>0,4323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4.04.bmp</text:p>
          </table:table-cell>
          <table:table-cell office:value-type="float" office:value="0.71334792122538304" table:style-name="ce2">
            <text:p>0,7133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1.04.bmp</text:p>
          </table:table-cell>
          <table:table-cell office:value-type="float" office:value="0.81702127659574497" table:style-name="ce2">
            <text:p>0,8170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2.04.bmp</text:p>
          </table:table-cell>
          <table:table-cell office:value-type="float" office:value="0.85214007782101198" table:style-name="ce2">
            <text:p>0,8521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3.04.bmp</text:p>
          </table:table-cell>
          <table:table-cell office:value-type="float" office:value="0.85121107266436002" table:style-name="ce2">
            <text:p>0,8512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4.04.bmp</text:p>
          </table:table-cell>
          <table:table-cell office:value-type="float" office:value="0.64528301886792505" table:style-name="ce2">
            <text:p>0,6452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1.04.bmp</text:p>
          </table:table-cell>
          <table:table-cell office:value-type="float" office:value="0.44036697247706402" table:style-name="ce2">
            <text:p>0,4403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2.04.bmp</text:p>
          </table:table-cell>
          <table:table-cell office:value-type="float" office:value="0.40172786177105801" table:style-name="ce2">
            <text:p>0,4017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3.04.bmp</text:p>
          </table:table-cell>
          <table:table-cell office:value-type="float" office:value="0.43296703296703298" table:style-name="ce2">
            <text:p>0,4329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4.04.bmp</text:p>
          </table:table-cell>
          <table:table-cell office:value-type="float" office:value="0.90100671140939603" table:style-name="ce2">
            <text:p>0,9010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1.04.bmp</text:p>
          </table:table-cell>
          <table:table-cell office:value-type="float" office:value="0.512658227848101" table:style-name="ce2">
            <text:p>0,51265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2.04.bmp</text:p>
          </table:table-cell>
          <table:table-cell office:value-type="float" office:value="0.43643512450851901" table:style-name="ce2">
            <text:p>0,4364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3.04.bmp</text:p>
          </table:table-cell>
          <table:table-cell office:value-type="float" office:value="0.61567635903919105" table:style-name="ce2">
            <text:p>0,6156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4.04.bmp</text:p>
          </table:table-cell>
          <table:table-cell office:value-type="float" office:value="0.44078144078144099" table:style-name="ce2">
            <text:p>0,4407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1.04.bmp</text:p>
          </table:table-cell>
          <table:table-cell office:value-type="float" office:value="0.39602649006622498" table:style-name="ce2">
            <text:p>0,3960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2.04.bmp</text:p>
          </table:table-cell>
          <table:table-cell office:value-type="float" office:value="0.174434087882823" table:style-name="ce2">
            <text:p>0,1744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3.04.bmp</text:p>
          </table:table-cell>
          <table:table-cell office:value-type="float" office:value="0.59290780141844002" table:style-name="ce2">
            <text:p>0,5929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4.04.bmp</text:p>
          </table:table-cell>
          <table:table-cell office:value-type="float" office:value="0.60857908847185005" table:style-name="ce2">
            <text:p>0,6085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1.04.bmp</text:p>
          </table:table-cell>
          <table:table-cell office:value-type="float" office:value="0.83288409703503996" table:style-name="ce2">
            <text:p>0,8328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2.04.bmp</text:p>
          </table:table-cell>
          <table:table-cell office:value-type="float" office:value="0.632911392405063" table:style-name="ce2">
            <text:p>0,6329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3.04.bmp</text:p>
          </table:table-cell>
          <table:table-cell office:value-type="float" office:value="0.628755364806867" table:style-name="ce2">
            <text:p>0,6287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4.04.bmp</text:p>
          </table:table-cell>
          <table:table-cell office:value-type="float" office:value="0.68292682926829296" table:style-name="ce2">
            <text:p>0,6829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1.04.bmp</text:p>
          </table:table-cell>
          <table:table-cell office:value-type="float" office:value="0.62923728813559299" table:style-name="ce2">
            <text:p>0,6292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2.04.bmp</text:p>
          </table:table-cell>
          <table:table-cell office:value-type="float" office:value="0.136160714285714" table:style-name="ce2">
            <text:p>0,1361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3.04.bmp</text:p>
          </table:table-cell>
          <table:table-cell office:value-type="float" office:value="0.50707547169811296" table:style-name="ce2">
            <text:p>0,5070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4.04.bmp</text:p>
          </table:table-cell>
          <table:table-cell office:value-type="float" office:value="0.62980769230769196" table:style-name="ce2">
            <text:p>0,6298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1.04.bmp</text:p>
          </table:table-cell>
          <table:table-cell office:value-type="float" office:value="0.125274725274725" table:style-name="ce2">
            <text:p>0,1252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3.04.bmp</text:p>
          </table:table-cell>
          <table:table-cell office:value-type="float" office:value="0.31376975169300197" table:style-name="ce2">
            <text:p>0,31377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1.04.bmp</text:p>
          </table:table-cell>
          <table:table-cell office:value-type="float" office:value="0.88802083333333304" table:style-name="ce2">
            <text:p>0,8880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2.04.bmp</text:p>
          </table:table-cell>
          <table:table-cell office:value-type="float" office:value="0.35249999999999998" table:style-name="ce2">
            <text:p>0,3525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3.04.bmp</text:p>
          </table:table-cell>
          <table:table-cell office:value-type="float" office:value="0.67848101265822802" table:style-name="ce2">
            <text:p>0,6784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4.04.bmp</text:p>
          </table:table-cell>
          <table:table-cell office:value-type="float" office:value="0.77985948477751799" table:style-name="ce2">
            <text:p>0,7798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1.04.bmp</text:p>
          </table:table-cell>
          <table:table-cell office:value-type="float" office:value="0.241975308641975" table:style-name="ce2">
            <text:p>0,2419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3.04.bmp</text:p>
          </table:table-cell>
          <table:table-cell office:value-type="float" office:value="0.48756218905472598" table:style-name="ce2">
            <text:p>0,48756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4.04.bmp</text:p>
          </table:table-cell>
          <table:table-cell office:value-type="float" office:value="0.147186147186147" table:style-name="ce2">
            <text:p>0,14718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2.04.bmp</text:p>
          </table:table-cell>
          <table:table-cell office:value-type="float" office:value="0.27069351230425098" table:style-name="ce2">
            <text:p>0,2706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3.04.bmp</text:p>
          </table:table-cell>
          <table:table-cell office:value-type="float" office:value="0.29273504273504303" table:style-name="ce2">
            <text:p>0,2927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4.04.bmp</text:p>
          </table:table-cell>
          <table:table-cell office:value-type="float" office:value="0.209503239740821" table:style-name="ce2">
            <text:p>0,2095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1.04.bmp</text:p>
          </table:table-cell>
          <table:table-cell office:value-type="float" office:value="0.775834658187599" table:style-name="ce2">
            <text:p>0,7758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2.04.bmp</text:p>
          </table:table-cell>
          <table:table-cell office:value-type="float" office:value="0.58243451463790397" table:style-name="ce2">
            <text:p>0,5824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3.04.bmp</text:p>
          </table:table-cell>
          <table:table-cell office:value-type="float" office:value="0.69578783151326096" table:style-name="ce2">
            <text:p>0,6957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4.04.bmp</text:p>
          </table:table-cell>
          <table:table-cell office:value-type="float" office:value="0.68562874251496997" table:style-name="ce2">
            <text:p>0,6856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1.04.bmp</text:p>
          </table:table-cell>
          <table:table-cell office:value-type="float" office:value="0.865300146412884" table:style-name="ce2">
            <text:p>0,8653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2.04.bmp</text:p>
          </table:table-cell>
          <table:table-cell office:value-type="float" office:value="0.37254901960784298" table:style-name="ce2">
            <text:p>0,3725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3.04.bmp</text:p>
          </table:table-cell>
          <table:table-cell office:value-type="float" office:value="0.53985507246376796" table:style-name="ce2">
            <text:p>0,5398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4.04.bmp</text:p>
          </table:table-cell>
          <table:table-cell office:value-type="float" office:value="0.71090670170827897" table:style-name="ce2">
            <text:p>0,7109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1.04.bmp</text:p>
          </table:table-cell>
          <table:table-cell office:value-type="float" office:value="0.52605042016806702" table:style-name="ce2">
            <text:p>0,5260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2.04.bmp</text:p>
          </table:table-cell>
          <table:table-cell office:value-type="float" office:value="0.40368509212730302" table:style-name="ce2">
            <text:p>0,4036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3.04.bmp</text:p>
          </table:table-cell>
          <table:table-cell office:value-type="float" office:value="0.33469387755101998" table:style-name="ce2">
            <text:p>0,3346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4.04.bmp</text:p>
          </table:table-cell>
          <table:table-cell office:value-type="float" office:value="0.318783068783069" table:style-name="ce2">
            <text:p>0,3187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1.04.bmp</text:p>
          </table:table-cell>
          <table:table-cell office:value-type="float" office:value="0.389221556886228" table:style-name="ce2">
            <text:p>0,3892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2.04.bmp</text:p>
          </table:table-cell>
          <table:table-cell office:value-type="float" office:value="0.82077922077922105" table:style-name="ce2">
            <text:p>0,8207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3.04.bmp</text:p>
          </table:table-cell>
          <table:table-cell office:value-type="float" office:value="0.53846153846153799" table:style-name="ce2">
            <text:p>0,53846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4.04.bmp</text:p>
          </table:table-cell>
          <table:table-cell office:value-type="float" office:value="0.209245742092457" table:style-name="ce2">
            <text:p>0,2092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1.04.bmp</text:p>
          </table:table-cell>
          <table:table-cell office:value-type="float" office:value="0.65295629820051404" table:style-name="ce2">
            <text:p>0,6529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2.04.bmp</text:p>
          </table:table-cell>
          <table:table-cell office:value-type="float" office:value="7.0640176600441501E-2" table:style-name="ce2">
            <text:p>0,0706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3.04.bmp</text:p>
          </table:table-cell>
          <table:table-cell office:value-type="float" office:value="0.14936708860759501" table:style-name="ce2">
            <text:p>0,1493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4.04.bmp</text:p>
          </table:table-cell>
          <table:table-cell office:value-type="float" office:value="0.23529411764705899" table:style-name="ce2">
            <text:p>0,2352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1.04.bmp</text:p>
          </table:table-cell>
          <table:table-cell office:value-type="float" office:value="0.65722801788375595" table:style-name="ce2">
            <text:p>0,6572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2.04.bmp</text:p>
          </table:table-cell>
          <table:table-cell office:value-type="float" office:value="0.74925373134328399" table:style-name="ce2">
            <text:p>0,7492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3.04.bmp</text:p>
          </table:table-cell>
          <table:table-cell office:value-type="float" office:value="0.57603686635944695" table:style-name="ce2">
            <text:p>0,5760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4.04.bmp</text:p>
          </table:table-cell>
          <table:table-cell office:value-type="float" office:value="0.42185128983308001" table:style-name="ce2">
            <text:p>0,42185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1.04.bmp</text:p>
          </table:table-cell>
          <table:table-cell office:value-type="float" office:value="0.76415094339622602" table:style-name="ce2">
            <text:p>0,76415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2.04.bmp</text:p>
          </table:table-cell>
          <table:table-cell office:value-type="float" office:value="0.75510204081632704" table:style-name="ce2">
            <text:p>0,7551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3.04.bmp</text:p>
          </table:table-cell>
          <table:table-cell office:value-type="float" office:value="0.84285714285714297" table:style-name="ce2">
            <text:p>0,8428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4.04.bmp</text:p>
          </table:table-cell>
          <table:table-cell office:value-type="float" office:value="0.82096069868995603" table:style-name="ce2">
            <text:p>0,8209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1.04.bmp</text:p>
          </table:table-cell>
          <table:table-cell office:value-type="float" office:value="0.14577259475218701" table:style-name="ce2">
            <text:p>0,1457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2.04.bmp</text:p>
          </table:table-cell>
          <table:table-cell office:value-type="float" office:value="0.47235387045813598" table:style-name="ce2">
            <text:p>0,4723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3.04.bmp</text:p>
          </table:table-cell>
          <table:table-cell office:value-type="float" office:value="2.7090694935217902E-2" table:style-name="ce2">
            <text:p>0,02709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4.04.bmp</text:p>
          </table:table-cell>
          <table:table-cell office:value-type="float" office:value="0.68106312292358795" table:style-name="ce2">
            <text:p>0,6810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1.04.bmp</text:p>
          </table:table-cell>
          <table:table-cell office:value-type="float" office:value="0.809399477806789" table:style-name="ce2">
            <text:p>0,8093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2.04.bmp</text:p>
          </table:table-cell>
          <table:table-cell office:value-type="float" office:value="0.75654450261780104" table:style-name="ce2">
            <text:p>0,7565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3.04.bmp</text:p>
          </table:table-cell>
          <table:table-cell office:value-type="float" office:value="0.45483870967741902" table:style-name="ce2">
            <text:p>0,4548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4.04.bmp</text:p>
          </table:table-cell>
          <table:table-cell office:value-type="float" office:value="0.625" table:style-name="ce2">
            <text:p>0,625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1.04.bmp</text:p>
          </table:table-cell>
          <table:table-cell office:value-type="float" office:value="0.19283746556473799" table:style-name="ce2">
            <text:p>0,1928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2.04.bmp</text:p>
          </table:table-cell>
          <table:table-cell office:value-type="float" office:value="0.44063324538258603" table:style-name="ce2">
            <text:p>0,4406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3.04.bmp</text:p>
          </table:table-cell>
          <table:table-cell office:value-type="float" office:value="0.540476190476191" table:style-name="ce2">
            <text:p>0,5404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4.04.bmp</text:p>
          </table:table-cell>
          <table:table-cell office:value-type="float" office:value="0.57665903890160197" table:style-name="ce2">
            <text:p>0,5766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3.04.bmp</text:p>
          </table:table-cell>
          <table:table-cell office:value-type="float" office:value="0.41525423728813599" table:style-name="ce2">
            <text:p>0,4152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4.04.bmp</text:p>
          </table:table-cell>
          <table:table-cell office:value-type="float" office:value="0.58403361344537796" table:style-name="ce2">
            <text:p>0,5840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1.04.bmp</text:p>
          </table:table-cell>
          <table:table-cell office:value-type="float" office:value="0.96095444685466402" table:style-name="ce2">
            <text:p>0,9609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2.04.bmp</text:p>
          </table:table-cell>
          <table:table-cell office:value-type="float" office:value="0.97926267281106005" table:style-name="ce2">
            <text:p>0,9792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3.04.bmp</text:p>
          </table:table-cell>
          <table:table-cell office:value-type="float" office:value="0.96208530805687198" table:style-name="ce2">
            <text:p>0,9620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4.04.bmp</text:p>
          </table:table-cell>
          <table:table-cell office:value-type="float" office:value="0.81714285714285695" table:style-name="ce2">
            <text:p>0,81714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1.04.bmp</text:p>
          </table:table-cell>
          <table:table-cell office:value-type="float" office:value="0.84210526315789502" table:style-name="ce2">
            <text:p>0,8421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2.04.bmp</text:p>
          </table:table-cell>
          <table:table-cell office:value-type="float" office:value="0.93548387096774199" table:style-name="ce2">
            <text:p>0,9354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3.04.bmp</text:p>
          </table:table-cell>
          <table:table-cell office:value-type="float" office:value="0.80887372013651904" table:style-name="ce2">
            <text:p>0,80887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4.04.bmp</text:p>
          </table:table-cell>
          <table:table-cell office:value-type="float" office:value="0.81412639405204501" table:style-name="ce2">
            <text:p>0,8141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1.04.bmp</text:p>
          </table:table-cell>
          <table:table-cell office:value-type="float" office:value="0.72815533980582503" table:style-name="ce2">
            <text:p>0,7281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2.04.bmp</text:p>
          </table:table-cell>
          <table:table-cell office:value-type="float" office:value="0.84806629834254099" table:style-name="ce2">
            <text:p>0,84806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3.04.bmp</text:p>
          </table:table-cell>
          <table:table-cell office:value-type="float" office:value="0.41314553990610298" table:style-name="ce2">
            <text:p>0,4131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4.04.bmp</text:p>
          </table:table-cell>
          <table:table-cell office:value-type="float" office:value="0.63785046728971995" table:style-name="ce2">
            <text:p>0,6378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4.04.bmp</text:p>
          </table:table-cell>
          <table:table-cell office:value-type="float" office:value="0.452674897119342" table:style-name="ce2">
            <text:p>0,4526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2.04.bmp</text:p>
          </table:table-cell>
          <table:table-cell office:value-type="float" office:value="0.22959641255605401" table:style-name="ce2">
            <text:p>0,2295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4.04.bmp</text:p>
          </table:table-cell>
          <table:table-cell office:value-type="float" office:value="0.13620386643233701" table:style-name="ce2">
            <text:p>0,1362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3.04.bmp</text:p>
          </table:table-cell>
          <table:table-cell office:value-type="float" office:value="0.19084712755598801" table:style-name="ce2">
            <text:p>0,1908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4.04.bmp</text:p>
          </table:table-cell>
          <table:table-cell office:value-type="float" office:value="0.29981549815498199" table:style-name="ce2">
            <text:p>0,2998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1.04.bmp</text:p>
          </table:table-cell>
          <table:table-cell office:value-type="float" office:value="0.79629629629629595" table:style-name="ce2">
            <text:p>0,7962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2.04.bmp</text:p>
          </table:table-cell>
          <table:table-cell office:value-type="float" office:value="0.63559322033898302" table:style-name="ce2">
            <text:p>0,6355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3.04.bmp</text:p>
          </table:table-cell>
          <table:table-cell office:value-type="float" office:value="0.218670076726343" table:style-name="ce2">
            <text:p>0,21867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4.04.bmp</text:p>
          </table:table-cell>
          <table:table-cell office:value-type="float" office:value="0.52808988764044895" table:style-name="ce2">
            <text:p>0,52809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1.04.bmp</text:p>
          </table:table-cell>
          <table:table-cell office:value-type="float" office:value="0.53591160220994505" table:style-name="ce2">
            <text:p>0,5359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3.04.bmp</text:p>
          </table:table-cell>
          <table:table-cell office:value-type="float" office:value="0.864431486880466" table:style-name="ce2">
            <text:p>0,8644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4.04.bmp</text:p>
          </table:table-cell>
          <table:table-cell office:value-type="float" office:value="0.33715925394548102" table:style-name="ce2">
            <text:p>0,3371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3.04.bmp</text:p>
          </table:table-cell>
          <table:table-cell office:value-type="float" office:value="5.73529411764706E-2" table:style-name="ce2">
            <text:p>0,05735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1.04.bmp</text:p>
          </table:table-cell>
          <table:table-cell office:value-type="float" office:value="0.79224806201550402" table:style-name="ce2">
            <text:p>0,7922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2.04.bmp</text:p>
          </table:table-cell>
          <table:table-cell office:value-type="float" office:value="0.49504950495049499" table:style-name="ce2">
            <text:p>0,4950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3.04.bmp</text:p>
          </table:table-cell>
          <table:table-cell office:value-type="float" office:value="0.51500000000000001" table:style-name="ce2">
            <text:p>0,515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4.04.bmp</text:p>
          </table:table-cell>
          <table:table-cell office:value-type="float" office:value="0.26647564469913998" table:style-name="ce2">
            <text:p>0,2664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1.04.bmp</text:p>
          </table:table-cell>
          <table:table-cell office:value-type="float" office:value="0.296163069544365" table:style-name="ce2">
            <text:p>0,2961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3.04.bmp</text:p>
          </table:table-cell>
          <table:table-cell office:value-type="float" office:value="0.43131868131868101" table:style-name="ce2">
            <text:p>0,4313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4.04.bmp</text:p>
          </table:table-cell>
          <table:table-cell office:value-type="float" office:value="0.58948685857321703" table:style-name="ce2">
            <text:p>0,58948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1.04.bmp</text:p>
          </table:table-cell>
          <table:table-cell office:value-type="float" office:value="0.20962199312714799" table:style-name="ce2">
            <text:p>0,2096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2.04.bmp</text:p>
          </table:table-cell>
          <table:table-cell office:value-type="float" office:value="0.375" table:style-name="ce2">
            <text:p>0,375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3.04.bmp</text:p>
          </table:table-cell>
          <table:table-cell office:value-type="float" office:value="0.14093959731543601" table:style-name="ce2">
            <text:p>0,1409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1.04.bmp</text:p>
          </table:table-cell>
          <table:table-cell office:value-type="float" office:value="0.44457547169811301" table:style-name="ce2">
            <text:p>0,4445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2.04.bmp</text:p>
          </table:table-cell>
          <table:table-cell office:value-type="float" office:value="2.3170731707317101E-2" table:style-name="ce2">
            <text:p>0,02317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1.04.bmp</text:p>
          </table:table-cell>
          <table:table-cell office:value-type="float" office:value="0.87566418703506899" table:style-name="ce2">
            <text:p>0,8756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4.04.bmp</text:p>
          </table:table-cell>
          <table:table-cell office:value-type="float" office:value="5.2419354838709603E-2" table:style-name="ce2">
            <text:p>0,0524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1.04.bmp</text:p>
          </table:table-cell>
          <table:table-cell office:value-type="float" office:value="0.28403361344537797" table:style-name="ce2">
            <text:p>0,2840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2.04.bmp</text:p>
          </table:table-cell>
          <table:table-cell office:value-type="float" office:value="0.782971619365609" table:style-name="ce2">
            <text:p>0,7829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3.04.bmp</text:p>
          </table:table-cell>
          <table:table-cell office:value-type="float" office:value="0.66533864541832699" table:style-name="ce2">
            <text:p>0,6653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4.04.bmp</text:p>
          </table:table-cell>
          <table:table-cell office:value-type="float" office:value="0.67103347889374099" table:style-name="ce2">
            <text:p>0,6710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1.04.bmp</text:p>
          </table:table-cell>
          <table:table-cell office:value-type="float" office:value="0.679160419790105" table:style-name="ce2">
            <text:p>0,67916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2.04.bmp</text:p>
          </table:table-cell>
          <table:table-cell office:value-type="float" office:value="0.48089591567852402" table:style-name="ce2">
            <text:p>0,4808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3.04.bmp</text:p>
          </table:table-cell>
          <table:table-cell office:value-type="float" office:value="0.46187050359712201" table:style-name="ce2">
            <text:p>0,46187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4.04.bmp</text:p>
          </table:table-cell>
          <table:table-cell office:value-type="float" office:value="0.35389133627019098" table:style-name="ce2">
            <text:p>0,35389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1.04.bmp</text:p>
          </table:table-cell>
          <table:table-cell office:value-type="float" office:value="0.56827731092436995" table:style-name="ce2">
            <text:p>0,5682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2.04.bmp</text:p>
          </table:table-cell>
          <table:table-cell office:value-type="float" office:value="0.504833512352309" table:style-name="ce2">
            <text:p>0,5048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3.04.bmp</text:p>
          </table:table-cell>
          <table:table-cell office:value-type="float" office:value="0.65173572228443399" table:style-name="ce2">
            <text:p>0,6517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4.04.bmp</text:p>
          </table:table-cell>
          <table:table-cell office:value-type="float" office:value="0.16531440162271799" table:style-name="ce2">
            <text:p>0,1653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1.04.bmp</text:p>
          </table:table-cell>
          <table:table-cell office:value-type="float" office:value="0.62244897959183698" table:style-name="ce2">
            <text:p>0,6224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2.04.bmp</text:p>
          </table:table-cell>
          <table:table-cell office:value-type="float" office:value="0.55633802816901401" table:style-name="ce2">
            <text:p>0,5563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3.04.bmp</text:p>
          </table:table-cell>
          <table:table-cell office:value-type="float" office:value="0.54293628808864303" table:style-name="ce2">
            <text:p>0,5429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4.04.bmp</text:p>
          </table:table-cell>
          <table:table-cell office:value-type="float" office:value="0.44408945686901002" table:style-name="ce2">
            <text:p>0,44408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1.04.bmp</text:p>
          </table:table-cell>
          <table:table-cell office:value-type="float" office:value="2.0224719101123601E-2" table:style-name="ce2">
            <text:p>0,0202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2.04.bmp</text:p>
          </table:table-cell>
          <table:table-cell office:value-type="float" office:value="0.26892655367231599" table:style-name="ce2">
            <text:p>0,2689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4.04.bmp</text:p>
          </table:table-cell>
          <table:table-cell office:value-type="float" office:value="0.52690582959641297" table:style-name="ce2">
            <text:p>0,5269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1.04.bmp</text:p>
          </table:table-cell>
          <table:table-cell office:value-type="float" office:value="0.60828025477707004" table:style-name="ce2">
            <text:p>0,60828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2.04.bmp</text:p>
          </table:table-cell>
          <table:table-cell office:value-type="float" office:value="0.52388535031847105" table:style-name="ce2">
            <text:p>0,5238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4.04.bmp</text:p>
          </table:table-cell>
          <table:table-cell office:value-type="float" office:value="0.40264026402640302" table:style-name="ce2">
            <text:p>0,4026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1.04.bmp</text:p>
          </table:table-cell>
          <table:table-cell office:value-type="float" office:value="0.457044673539519" table:style-name="ce2">
            <text:p>0,4570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2.04.bmp</text:p>
          </table:table-cell>
          <table:table-cell office:value-type="float" office:value="0.45156249999999998" table:style-name="ce2">
            <text:p>0,4515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3.04.bmp</text:p>
          </table:table-cell>
          <table:table-cell office:value-type="float" office:value="0.49371069182389898" table:style-name="ce2">
            <text:p>0,4937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4.04.bmp</text:p>
          </table:table-cell>
          <table:table-cell office:value-type="float" office:value="0.50485436893203905" table:style-name="ce2">
            <text:p>0,5048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1.04.bmp</text:p>
          </table:table-cell>
          <table:table-cell office:value-type="float" office:value="0.36129032258064497" table:style-name="ce2">
            <text:p>0,36129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2.04.bmp</text:p>
          </table:table-cell>
          <table:table-cell office:value-type="float" office:value="0.43973941368078201" table:style-name="ce2">
            <text:p>0,4397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3.04.bmp</text:p>
          </table:table-cell>
          <table:table-cell office:value-type="float" office:value="0.35973597359735998" table:style-name="ce2">
            <text:p>0,3597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4.04.bmp</text:p>
          </table:table-cell>
          <table:table-cell office:value-type="float" office:value="0.56880733944954098" table:style-name="ce2">
            <text:p>0,5688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1.04.bmp</text:p>
          </table:table-cell>
          <table:table-cell office:value-type="float" office:value="0.83830845771144302" table:style-name="ce2">
            <text:p>0,8383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2.04.bmp</text:p>
          </table:table-cell>
          <table:table-cell office:value-type="float" office:value="0.65982404692082097" table:style-name="ce2">
            <text:p>0,6598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3.04.bmp</text:p>
          </table:table-cell>
          <table:table-cell office:value-type="float" office:value="0.82530949105914697" table:style-name="ce2">
            <text:p>0,8253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4.04.bmp</text:p>
          </table:table-cell>
          <table:table-cell office:value-type="float" office:value="0.85850860420650099" table:style-name="ce2">
            <text:p>0,8585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1.04.bmp</text:p>
          </table:table-cell>
          <table:table-cell office:value-type="float" office:value="0.92581602373887195" table:style-name="ce2">
            <text:p>0,9258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2.04.bmp</text:p>
          </table:table-cell>
          <table:table-cell office:value-type="float" office:value="0.78134110787171995" table:style-name="ce2">
            <text:p>0,7813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3.04.bmp</text:p>
          </table:table-cell>
          <table:table-cell office:value-type="float" office:value="0.60148514851485102" table:style-name="ce2">
            <text:p>0,6014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4.04.bmp</text:p>
          </table:table-cell>
          <table:table-cell office:value-type="float" office:value="0.74074074074074103" table:style-name="ce2">
            <text:p>0,7407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1.04.bmp</text:p>
          </table:table-cell>
          <table:table-cell office:value-type="float" office:value="0.37409024745269298" table:style-name="ce2">
            <text:p>0,37409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2.04.bmp</text:p>
          </table:table-cell>
          <table:table-cell office:value-type="float" office:value="0.30749014454664902" table:style-name="ce2">
            <text:p>0,30749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4.04.bmp</text:p>
          </table:table-cell>
          <table:table-cell office:value-type="float" office:value="0.34847613571017799" table:style-name="ce2">
            <text:p>0,3484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1.04.bmp</text:p>
          </table:table-cell>
          <table:table-cell office:value-type="float" office:value="0.14182282793867099" table:style-name="ce2">
            <text:p>0,1418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2.04.bmp</text:p>
          </table:table-cell>
          <table:table-cell office:value-type="float" office:value="0.21263554926921299" table:style-name="ce2">
            <text:p>0,2126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3.04.bmp</text:p>
          </table:table-cell>
          <table:table-cell office:value-type="float" office:value="0.122351923908344" table:style-name="ce2">
            <text:p>0,1223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4.04.bmp</text:p>
          </table:table-cell>
          <table:table-cell office:value-type="float" office:value="0.33333333333333298" table:style-name="ce2">
            <text:p>0,3333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2.04.bmp</text:p>
          </table:table-cell>
          <table:table-cell office:value-type="float" office:value="7.08315002199736E-2" table:style-name="ce2">
            <text:p>0,0708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3.04.bmp</text:p>
          </table:table-cell>
          <table:table-cell office:value-type="float" office:value="0.68659594985535199" table:style-name="ce2">
            <text:p>0,6865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4.04.bmp</text:p>
          </table:table-cell>
          <table:table-cell office:value-type="float" office:value="0.67952652345462505" table:style-name="ce2">
            <text:p>0,6795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2.04.bmp</text:p>
          </table:table-cell>
          <table:table-cell office:value-type="float" office:value="0.28594771241830103" table:style-name="ce2">
            <text:p>0,2859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1.04.bmp</text:p>
          </table:table-cell>
          <table:table-cell office:value-type="float" office:value="2.3777173913043501E-2" table:style-name="ce2">
            <text:p>0,0237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3.04.bmp</text:p>
          </table:table-cell>
          <table:table-cell office:value-type="float" office:value="6.0260586319218302E-2" table:style-name="ce2">
            <text:p>0,0602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4.04.bmp</text:p>
          </table:table-cell>
          <table:table-cell office:value-type="float" office:value="6.4918851435705402E-2" table:style-name="ce2">
            <text:p>0,0649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1.04.bmp</text:p>
          </table:table-cell>
          <table:table-cell office:value-type="float" office:value="0.25460636515912899" table:style-name="ce2">
            <text:p>0,2546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2.04.bmp</text:p>
          </table:table-cell>
          <table:table-cell office:value-type="float" office:value="0.143668831168831" table:style-name="ce2">
            <text:p>0,14366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3.04.bmp</text:p>
          </table:table-cell>
          <table:table-cell office:value-type="float" office:value="0.18164794007490601" table:style-name="ce2">
            <text:p>0,1816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4.04.bmp</text:p>
          </table:table-cell>
          <table:table-cell office:value-type="float" office:value="2.51141552511416E-2" table:style-name="ce2">
            <text:p>0,0251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1.04.bmp</text:p>
          </table:table-cell>
          <table:table-cell office:value-type="float" office:value="0.48698481561822099" table:style-name="ce2">
            <text:p>0,4869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2.04.bmp</text:p>
          </table:table-cell>
          <table:table-cell office:value-type="float" office:value="0.18591859185918599" table:style-name="ce2">
            <text:p>0,1859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1.04.bmp</text:p>
          </table:table-cell>
          <table:table-cell office:value-type="float" office:value="0.87271853986551395" table:style-name="ce2">
            <text:p>0,8727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2.04.bmp</text:p>
          </table:table-cell>
          <table:table-cell office:value-type="float" office:value="4.19354838709678E-2" table:style-name="ce2">
            <text:p>0,0419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4.04.bmp</text:p>
          </table:table-cell>
          <table:table-cell office:value-type="float" office:value="0.49157175398633302" table:style-name="ce2">
            <text:p>0,4915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1.04.bmp</text:p>
          </table:table-cell>
          <table:table-cell office:value-type="float" office:value="0.214572576018359" table:style-name="ce2">
            <text:p>0,2145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1.04.bmp</text:p>
          </table:table-cell>
          <table:table-cell office:value-type="float" office:value="0.102564102564103" table:style-name="ce2">
            <text:p>0,1025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2.04.bmp</text:p>
          </table:table-cell>
          <table:table-cell office:value-type="float" office:value="0.60195903829029396" table:style-name="ce2">
            <text:p>0,6019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3.04.bmp</text:p>
          </table:table-cell>
          <table:table-cell office:value-type="float" office:value="0.57478632478632496" table:style-name="ce2">
            <text:p>0,57478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4.04.bmp</text:p>
          </table:table-cell>
          <table:table-cell office:value-type="float" office:value="0.12063227953411" table:style-name="ce2">
            <text:p>0,1206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1.04.bmp</text:p>
          </table:table-cell>
          <table:table-cell office:value-type="float" office:value="0.62048192771084298" table:style-name="ce2">
            <text:p>0,62048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2.04.bmp</text:p>
          </table:table-cell>
          <table:table-cell office:value-type="float" office:value="0.55198973042361998" table:style-name="ce2">
            <text:p>0,55199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3.04.bmp</text:p>
          </table:table-cell>
          <table:table-cell office:value-type="float" office:value="0.35130581297388402" table:style-name="ce2">
            <text:p>0,3513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4.04.bmp</text:p>
          </table:table-cell>
          <table:table-cell office:value-type="float" office:value="0.66457960644007197" table:style-name="ce2">
            <text:p>0,66458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1.04.bmp</text:p>
          </table:table-cell>
          <table:table-cell office:value-type="float" office:value="0.81915933528836704" table:style-name="ce2">
            <text:p>0,8191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2.04.bmp</text:p>
          </table:table-cell>
          <table:table-cell office:value-type="float" office:value="0.76402805611222502" table:style-name="ce2">
            <text:p>0,7640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3.04.bmp</text:p>
          </table:table-cell>
          <table:table-cell office:value-type="float" office:value="0.73267326732673299" table:style-name="ce2">
            <text:p>0,7326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4.04.bmp</text:p>
          </table:table-cell>
          <table:table-cell office:value-type="float" office:value="0.55092824887104896" table:style-name="ce2">
            <text:p>0,5509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1.04.bmp</text:p>
          </table:table-cell>
          <table:table-cell office:value-type="float" office:value="0.54300168634064105" table:style-name="ce2">
            <text:p>0,543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2.04.bmp</text:p>
          </table:table-cell>
          <table:table-cell office:value-type="float" office:value="0.74733096085409301" table:style-name="ce2">
            <text:p>0,7473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3.04.bmp</text:p>
          </table:table-cell>
          <table:table-cell office:value-type="float" office:value="0.27114427860696499" table:style-name="ce2">
            <text:p>0,2711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4.04.bmp</text:p>
          </table:table-cell>
          <table:table-cell office:value-type="float" office:value="0.462365591397849" table:style-name="ce2">
            <text:p>0,46236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1.04.bmp</text:p>
          </table:table-cell>
          <table:table-cell office:value-type="float" office:value="6.5336658354114702E-2" table:style-name="ce2">
            <text:p>0,0653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2.04.bmp</text:p>
          </table:table-cell>
          <table:table-cell office:value-type="float" office:value="0.44409937888198803" table:style-name="ce2">
            <text:p>0,4440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4.04.bmp</text:p>
          </table:table-cell>
          <table:table-cell office:value-type="float" office:value="0.57860962566844898" table:style-name="ce2">
            <text:p>0,5786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1.04.bmp</text:p>
          </table:table-cell>
          <table:table-cell office:value-type="float" office:value="0.16804407713498601" table:style-name="ce2">
            <text:p>0,1680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2.04.bmp</text:p>
          </table:table-cell>
          <table:table-cell office:value-type="float" office:value="0.19719544259421601" table:style-name="ce2">
            <text:p>0,1971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4.04.bmp</text:p>
          </table:table-cell>
          <table:table-cell office:value-type="float" office:value="0.11487088156723101" table:style-name="ce2">
            <text:p>0,11487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1.04.bmp</text:p>
          </table:table-cell>
          <table:table-cell office:value-type="float" office:value="0.380350194552529" table:style-name="ce2">
            <text:p>0,3803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3.04.bmp</text:p>
          </table:table-cell>
          <table:table-cell office:value-type="float" office:value="6.08E-2" table:style-name="ce2">
            <text:p>0,0608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4.04.bmp</text:p>
          </table:table-cell>
          <table:table-cell office:value-type="float" office:value="0.59419210722263605" table:style-name="ce2">
            <text:p>0,59419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4.04.bmp</text:p>
          </table:table-cell>
          <table:table-cell office:value-type="float" office:value="0.28326180257510702" table:style-name="ce2">
            <text:p>0,28326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1.04.bmp</text:p>
          </table:table-cell>
          <table:table-cell office:value-type="float" office:value="0.43941248470012201" table:style-name="ce2">
            <text:p>0,4394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2.04.bmp</text:p>
          </table:table-cell>
          <table:table-cell office:value-type="float" office:value="0.52561983471074403" table:style-name="ce2">
            <text:p>0,5256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3.04.bmp</text:p>
          </table:table-cell>
          <table:table-cell office:value-type="float" office:value="0.39437585733882002" table:style-name="ce2">
            <text:p>0,3943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4.04.bmp</text:p>
          </table:table-cell>
          <table:table-cell office:value-type="float" office:value="0.72609561752988006" table:style-name="ce2">
            <text:p>0,7260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1.04.bmp</text:p>
          </table:table-cell>
          <table:table-cell office:value-type="float" office:value="0.88954344624447701" table:style-name="ce2">
            <text:p>0,88954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2.04.bmp</text:p>
          </table:table-cell>
          <table:table-cell office:value-type="float" office:value="0.53834808259586997" table:style-name="ce2">
            <text:p>0,5383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3.04.bmp</text:p>
          </table:table-cell>
          <table:table-cell office:value-type="float" office:value="0.48042704626334498" table:style-name="ce2">
            <text:p>0,4804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4.04.bmp</text:p>
          </table:table-cell>
          <table:table-cell office:value-type="float" office:value="0.69623655913978499" table:style-name="ce2">
            <text:p>0,6962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1.04.bmp</text:p>
          </table:table-cell>
          <table:table-cell office:value-type="float" office:value="0.65749235474006096" table:style-name="ce2">
            <text:p>0,65749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2.04.bmp</text:p>
          </table:table-cell>
          <table:table-cell office:value-type="float" office:value="0.80833333333333302" table:style-name="ce2">
            <text:p>0,8083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3.04.bmp</text:p>
          </table:table-cell>
          <table:table-cell office:value-type="float" office:value="0.52864583333333304" table:style-name="ce2">
            <text:p>0,5286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1.04.bmp</text:p>
          </table:table-cell>
          <table:table-cell office:value-type="float" office:value="0.64801178203240095" table:style-name="ce2">
            <text:p>0,6480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2.04.bmp</text:p>
          </table:table-cell>
          <table:table-cell office:value-type="float" office:value="0.29419354838709699" table:style-name="ce2">
            <text:p>0,2941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3.04.bmp</text:p>
          </table:table-cell>
          <table:table-cell office:value-type="float" office:value="0.39973958333333298" table:style-name="ce2">
            <text:p>0,3997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4.04.bmp</text:p>
          </table:table-cell>
          <table:table-cell office:value-type="float" office:value="0.57175141242937899" table:style-name="ce2">
            <text:p>0,57175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1.04.bmp</text:p>
          </table:table-cell>
          <table:table-cell office:value-type="float" office:value="0.54019873532068696" table:style-name="ce2">
            <text:p>0,5401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2.04.bmp</text:p>
          </table:table-cell>
          <table:table-cell office:value-type="float" office:value="0.609184629803186" table:style-name="ce2">
            <text:p>0,6091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3.04.bmp</text:p>
          </table:table-cell>
          <table:table-cell office:value-type="float" office:value="0.34231805929919101" table:style-name="ce2">
            <text:p>0,3423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4.04.bmp</text:p>
          </table:table-cell>
          <table:table-cell office:value-type="float" office:value="0.57435897435897398" table:style-name="ce2">
            <text:p>0,5743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1.04.bmp</text:p>
          </table:table-cell>
          <table:table-cell office:value-type="float" office:value="0.228650137741047" table:style-name="ce2">
            <text:p>0,2286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3.04.bmp</text:p>
          </table:table-cell>
          <table:table-cell office:value-type="float" office:value="0.63837994214079097" table:style-name="ce2">
            <text:p>0,63838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4.04.bmp</text:p>
          </table:table-cell>
          <table:table-cell office:value-type="float" office:value="0.588878760255242" table:style-name="ce2">
            <text:p>0,5888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1.04.bmp</text:p>
          </table:table-cell>
          <table:table-cell office:value-type="float" office:value="0.60763888888888895" table:style-name="ce2">
            <text:p>0,6076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2.04.bmp</text:p>
          </table:table-cell>
          <table:table-cell office:value-type="float" office:value="0.69197080291970803" table:style-name="ce2">
            <text:p>0,69197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3.04.bmp</text:p>
          </table:table-cell>
          <table:table-cell office:value-type="float" office:value="0.14532019704433499" table:style-name="ce2">
            <text:p>0,1453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1.04.bmp</text:p>
          </table:table-cell>
          <table:table-cell office:value-type="float" office:value="0.60575719649561999" table:style-name="ce2">
            <text:p>0,6057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3.04.bmp</text:p>
          </table:table-cell>
          <table:table-cell office:value-type="float" office:value="0.41556534508076398" table:style-name="ce2">
            <text:p>0,4155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4.04.bmp</text:p>
          </table:table-cell>
          <table:table-cell office:value-type="float" office:value="0.19252873563218401" table:style-name="ce2">
            <text:p>0,1925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3.04.bmp</text:p>
          </table:table-cell>
          <table:table-cell office:value-type="float" office:value="2.7859237536656901E-2" table:style-name="ce2">
            <text:p>0,0278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1.04.bmp</text:p>
          </table:table-cell>
          <table:table-cell office:value-type="float" office:value="0.41052631578947402" table:style-name="ce2">
            <text:p>0,4105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2.04.bmp</text:p>
          </table:table-cell>
          <table:table-cell office:value-type="float" office:value="0.45548961424332302" table:style-name="ce2">
            <text:p>0,45549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3.04.bmp</text:p>
          </table:table-cell>
          <table:table-cell office:value-type="float" office:value="0.61120543293718199" table:style-name="ce2">
            <text:p>0,6112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4.04.bmp</text:p>
          </table:table-cell>
          <table:table-cell office:value-type="float" office:value="0.26056338028169002" table:style-name="ce2">
            <text:p>0,2605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1.04.bmp</text:p>
          </table:table-cell>
          <table:table-cell office:value-type="float" office:value="0.23781212841854901" table:style-name="ce2">
            <text:p>0,2378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2.04.bmp</text:p>
          </table:table-cell>
          <table:table-cell office:value-type="float" office:value="0.170091324200913" table:style-name="ce2">
            <text:p>0,17009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3.04.bmp</text:p>
          </table:table-cell>
          <table:table-cell office:value-type="float" office:value="0.60440985732814501" table:style-name="ce2">
            <text:p>0,6044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4.04.bmp</text:p>
          </table:table-cell>
          <table:table-cell office:value-type="float" office:value="0.40789473684210498" table:style-name="ce2">
            <text:p>0,4078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1.04.bmp</text:p>
          </table:table-cell>
          <table:table-cell office:value-type="float" office:value="0.267716535433071" table:style-name="ce2">
            <text:p>0,2677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2.04.bmp</text:p>
          </table:table-cell>
          <table:table-cell office:value-type="float" office:value="0.11234396671289899" table:style-name="ce2">
            <text:p>0,1123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3.04.bmp</text:p>
          </table:table-cell>
          <table:table-cell office:value-type="float" office:value="0.35118306351183098" table:style-name="ce2">
            <text:p>0,3511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4.04.bmp</text:p>
          </table:table-cell>
          <table:table-cell office:value-type="float" office:value="5.8333333333333397E-2" table:style-name="ce2">
            <text:p>0,0583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1.04.bmp</text:p>
          </table:table-cell>
          <table:table-cell office:value-type="float" office:value="0.12931995540691199" table:style-name="ce2">
            <text:p>0,1293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2.04.bmp</text:p>
          </table:table-cell>
          <table:table-cell office:value-type="float" office:value="0.63373493975903605" table:style-name="ce2">
            <text:p>0,6337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3.04.bmp</text:p>
          </table:table-cell>
          <table:table-cell office:value-type="float" office:value="0.53634085213032601" table:style-name="ce2">
            <text:p>0,5363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4.04.bmp</text:p>
          </table:table-cell>
          <table:table-cell office:value-type="float" office:value="4.0141676505312897E-2" table:style-name="ce2">
            <text:p>0,0401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1.04.bmp</text:p>
          </table:table-cell>
          <table:table-cell office:value-type="float" office:value="0.961145194274029" table:style-name="ce2">
            <text:p>0,9611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2.04.bmp</text:p>
          </table:table-cell>
          <table:table-cell office:value-type="float" office:value="0.67191844300278003" table:style-name="ce2">
            <text:p>0,6719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3.04.bmp</text:p>
          </table:table-cell>
          <table:table-cell office:value-type="float" office:value="0.59199318568994896" table:style-name="ce2">
            <text:p>0,5919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4.04.bmp</text:p>
          </table:table-cell>
          <table:table-cell office:value-type="float" office:value="0.75045372050816705" table:style-name="ce2">
            <text:p>0,7504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1.04.bmp</text:p>
          </table:table-cell>
          <table:table-cell office:value-type="float" office:value="0.315192743764172" table:style-name="ce2">
            <text:p>0,3151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3.04.bmp</text:p>
          </table:table-cell>
          <table:table-cell office:value-type="float" office:value="9.6501809408926401E-2" table:style-name="ce2">
            <text:p>0,0965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1.04.bmp</text:p>
          </table:table-cell>
          <table:table-cell office:value-type="float" office:value="0.84112149532710301" table:style-name="ce2">
            <text:p>0,8411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2.04.bmp</text:p>
          </table:table-cell>
          <table:table-cell office:value-type="float" office:value="0.85240464344942002" table:style-name="ce2">
            <text:p>0,8524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3.04.bmp</text:p>
          </table:table-cell>
          <table:table-cell office:value-type="float" office:value="0.78251599147121498" table:style-name="ce2">
            <text:p>0,7825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4.04.bmp</text:p>
          </table:table-cell>
          <table:table-cell office:value-type="float" office:value="0.59502923976608202" table:style-name="ce2">
            <text:p>0,5950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1.04.bmp</text:p>
          </table:table-cell>
          <table:table-cell office:value-type="float" office:value="0.905864197530864" table:style-name="ce2">
            <text:p>0,9058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2.04.bmp</text:p>
          </table:table-cell>
          <table:table-cell office:value-type="float" office:value="0.35677749360613797" table:style-name="ce2">
            <text:p>0,3567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3.04.bmp</text:p>
          </table:table-cell>
          <table:table-cell office:value-type="float" office:value="0.49757673667205199" table:style-name="ce2">
            <text:p>0,4975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4.04.bmp</text:p>
          </table:table-cell>
          <table:table-cell office:value-type="float" office:value="0.65384615384615397" table:style-name="ce2">
            <text:p>0,6538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1.04.bmp</text:p>
          </table:table-cell>
          <table:table-cell office:value-type="float" office:value="0.88431372549019605" table:style-name="ce2">
            <text:p>0,8843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2.04.bmp</text:p>
          </table:table-cell>
          <table:table-cell office:value-type="float" office:value="0.87552301255230103" table:style-name="ce2">
            <text:p>0,8755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3.04.bmp</text:p>
          </table:table-cell>
          <table:table-cell office:value-type="float" office:value="0.903867403314917" table:style-name="ce2">
            <text:p>0,9038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4.04.bmp</text:p>
          </table:table-cell>
          <table:table-cell office:value-type="float" office:value="0.60469867211440198" table:style-name="ce2">
            <text:p>0,6046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1.04.bmp</text:p>
          </table:table-cell>
          <table:table-cell office:value-type="float" office:value="0.95364238410596003" table:style-name="ce2">
            <text:p>0,9536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2.04.bmp</text:p>
          </table:table-cell>
          <table:table-cell office:value-type="float" office:value="0.94061757719715" table:style-name="ce2">
            <text:p>0,9406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3.04.bmp</text:p>
          </table:table-cell>
          <table:table-cell office:value-type="float" office:value="0.88" table:style-name="ce2">
            <text:p>0,88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4.04.bmp</text:p>
          </table:table-cell>
          <table:table-cell office:value-type="float" office:value="0.87187499999999996" table:style-name="ce2">
            <text:p>0,8718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1.04.bmp</text:p>
          </table:table-cell>
          <table:table-cell office:value-type="float" office:value="0.33092783505154599" table:style-name="ce2">
            <text:p>0,3309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2.04.bmp</text:p>
          </table:table-cell>
          <table:table-cell office:value-type="float" office:value="0.42633928571428598" table:style-name="ce2">
            <text:p>0,4263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3.04.bmp</text:p>
          </table:table-cell>
          <table:table-cell office:value-type="float" office:value="0.34063047285464099" table:style-name="ce2">
            <text:p>0,3406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4.04.bmp</text:p>
          </table:table-cell>
          <table:table-cell office:value-type="float" office:value="0.60200668896321097" table:style-name="ce2">
            <text:p>0,6020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1.04.bmp</text:p>
          </table:table-cell>
          <table:table-cell office:value-type="float" office:value="0.711666666666667" table:style-name="ce2">
            <text:p>0,7116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2.04.bmp</text:p>
          </table:table-cell>
          <table:table-cell office:value-type="float" office:value="0.53846153846153799" table:style-name="ce2">
            <text:p>0,53846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3.04.bmp</text:p>
          </table:table-cell>
          <table:table-cell office:value-type="float" office:value="0.51965065502183405" table:style-name="ce2">
            <text:p>0,51965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4.04.bmp</text:p>
          </table:table-cell>
          <table:table-cell office:value-type="float" office:value="0.72123176661264199" table:style-name="ce2">
            <text:p>0,7212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1.04.bmp</text:p>
          </table:table-cell>
          <table:table-cell office:value-type="float" office:value="0.328125" table:style-name="ce2">
            <text:p>0,3281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2.04.bmp</text:p>
          </table:table-cell>
          <table:table-cell office:value-type="float" office:value="0.46434231378763902" table:style-name="ce2">
            <text:p>0,4643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3.04.bmp</text:p>
          </table:table-cell>
          <table:table-cell office:value-type="float" office:value="0.60167130919220102" table:style-name="ce2">
            <text:p>0,60167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4.04.bmp</text:p>
          </table:table-cell>
          <table:table-cell office:value-type="float" office:value="0.79385964912280704" table:style-name="ce2">
            <text:p>0,79386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1.04.bmp</text:p>
          </table:table-cell>
          <table:table-cell office:value-type="float" office:value="0.370030581039755" table:style-name="ce2">
            <text:p>0,3700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2.04.bmp</text:p>
          </table:table-cell>
          <table:table-cell office:value-type="float" office:value="0.34967320261437901" table:style-name="ce2">
            <text:p>0,3496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3.04.bmp</text:p>
          </table:table-cell>
          <table:table-cell office:value-type="float" office:value="0.33986928104575198" table:style-name="ce2">
            <text:p>0,33986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4.04.bmp</text:p>
          </table:table-cell>
          <table:table-cell office:value-type="float" office:value="0.77521613832852998" table:style-name="ce2">
            <text:p>0,7752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1.04.bmp</text:p>
          </table:table-cell>
          <table:table-cell office:value-type="float" office:value="0.538071065989848" table:style-name="ce2">
            <text:p>0,53807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2.04.bmp</text:p>
          </table:table-cell>
          <table:table-cell office:value-type="float" office:value="0.90045941807044405" table:style-name="ce2">
            <text:p>0,9004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3.04.bmp</text:p>
          </table:table-cell>
          <table:table-cell office:value-type="float" office:value="0.552517985611511" table:style-name="ce2">
            <text:p>0,5525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4.04.bmp</text:p>
          </table:table-cell>
          <table:table-cell office:value-type="float" office:value="1" table:style-name="ce2">
            <text:p>1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1.04.bmp</text:p>
          </table:table-cell>
          <table:table-cell office:value-type="float" office:value="0.95321637426900596" table:style-name="ce2">
            <text:p>0,9532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2.04.bmp</text:p>
          </table:table-cell>
          <table:table-cell office:value-type="float" office:value="0.72514619883040898" table:style-name="ce2">
            <text:p>0,7251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3.04.bmp</text:p>
          </table:table-cell>
          <table:table-cell office:value-type="float" office:value="0.85815602836879401" table:style-name="ce2">
            <text:p>0,8581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4.04.bmp</text:p>
          </table:table-cell>
          <table:table-cell office:value-type="float" office:value="0.88920454545454497" table:style-name="ce2">
            <text:p>0,8892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1.04.bmp</text:p>
          </table:table-cell>
          <table:table-cell office:value-type="float" office:value="0.44634146341463399" table:style-name="ce2">
            <text:p>0,4463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2.04.bmp</text:p>
          </table:table-cell>
          <table:table-cell office:value-type="float" office:value="0.48275862068965503" table:style-name="ce2">
            <text:p>0,4827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4.04.bmp</text:p>
          </table:table-cell>
          <table:table-cell office:value-type="float" office:value="0.29061553985872901" table:style-name="ce2">
            <text:p>0,2906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2.04.bmp</text:p>
          </table:table-cell>
          <table:table-cell office:value-type="float" office:value="9.1315453384418904E-2" table:style-name="ce2">
            <text:p>0,0913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3.04.bmp</text:p>
          </table:table-cell>
          <table:table-cell office:value-type="float" office:value="0.29703608247422703" table:style-name="ce2">
            <text:p>0,2970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1.04.bmp</text:p>
          </table:table-cell>
          <table:table-cell office:value-type="float" office:value="0.45803698435277401" table:style-name="ce2">
            <text:p>0,4580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3.04.bmp</text:p>
          </table:table-cell>
          <table:table-cell office:value-type="float" office:value="0.480059084194978" table:style-name="ce2">
            <text:p>0,4800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4.04.bmp</text:p>
          </table:table-cell>
          <table:table-cell office:value-type="float" office:value="9.9626400996264006E-2" table:style-name="ce2">
            <text:p>0,0996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3.04.bmp</text:p>
          </table:table-cell>
          <table:table-cell office:value-type="float" office:value="6.12033195020747E-2" table:style-name="ce2">
            <text:p>0,0612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4.04.bmp</text:p>
          </table:table-cell>
          <table:table-cell office:value-type="float" office:value="0.211000901713255" table:style-name="ce2">
            <text:p>0,2110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1.04.bmp</text:p>
          </table:table-cell>
          <table:table-cell office:value-type="float" office:value="0.260747663551402" table:style-name="ce2">
            <text:p>0,2607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2.04.bmp</text:p>
          </table:table-cell>
          <table:table-cell office:value-type="float" office:value="0.104406130268199" table:style-name="ce2">
            <text:p>0,1044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3.04.bmp</text:p>
          </table:table-cell>
          <table:table-cell office:value-type="float" office:value="0.25851063829787202" table:style-name="ce2">
            <text:p>0,2585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1.04.bmp</text:p>
          </table:table-cell>
          <table:table-cell office:value-type="float" office:value="0.27140783744557301" table:style-name="ce2">
            <text:p>0,2714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1.04.bmp</text:p>
          </table:table-cell>
          <table:table-cell office:value-type="float" office:value="0.34023668639053201" table:style-name="ce2">
            <text:p>0,3402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2.04.bmp</text:p>
          </table:table-cell>
          <table:table-cell office:value-type="float" office:value="0.75490196078431404" table:style-name="ce2">
            <text:p>0,7549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3.04.bmp</text:p>
          </table:table-cell>
          <table:table-cell office:value-type="float" office:value="0.62358642972536305" table:style-name="ce2">
            <text:p>0,62358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1.04.bmp</text:p>
          </table:table-cell>
          <table:table-cell office:value-type="float" office:value="0.47254150702426601" table:style-name="ce2">
            <text:p>0,4725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2.04.bmp</text:p>
          </table:table-cell>
          <table:table-cell office:value-type="float" office:value="0.213318284424379" table:style-name="ce2">
            <text:p>0,2133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3.04.bmp</text:p>
          </table:table-cell>
          <table:table-cell office:value-type="float" office:value="0.39192708333333298" table:style-name="ce2">
            <text:p>0,3919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4.04.bmp</text:p>
          </table:table-cell>
          <table:table-cell office:value-type="float" office:value="0.55186170212765995" table:style-name="ce2">
            <text:p>0,55186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1.04.bmp</text:p>
          </table:table-cell>
          <table:table-cell office:value-type="float" office:value="0.74166666666666703" table:style-name="ce2">
            <text:p>0,7416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2.04.bmp</text:p>
          </table:table-cell>
          <table:table-cell office:value-type="float" office:value="0.62836879432624104" table:style-name="ce2">
            <text:p>0,62836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3.04.bmp</text:p>
          </table:table-cell>
          <table:table-cell office:value-type="float" office:value="0.66763848396501502" table:style-name="ce2">
            <text:p>0,6676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4.04.bmp</text:p>
          </table:table-cell>
          <table:table-cell office:value-type="float" office:value="0.31633407243163297" table:style-name="ce2">
            <text:p>0,3163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1.04.bmp</text:p>
          </table:table-cell>
          <table:table-cell office:value-type="float" office:value="0.82585751978891797" table:style-name="ce2">
            <text:p>0,82585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2.04.bmp</text:p>
          </table:table-cell>
          <table:table-cell office:value-type="float" office:value="0.70112781954887204" table:style-name="ce2">
            <text:p>0,7011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3.04.bmp</text:p>
          </table:table-cell>
          <table:table-cell office:value-type="float" office:value="0.56929637526652499" table:style-name="ce2">
            <text:p>0,5692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4.04.bmp</text:p>
          </table:table-cell>
          <table:table-cell office:value-type="float" office:value="0.74293059125964001" table:style-name="ce2">
            <text:p>0,7429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4.04.bmp</text:p>
          </table:table-cell>
          <table:table-cell office:value-type="float" office:value="0.43534136546184699" table:style-name="ce2">
            <text:p>0,4353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1.04.bmp</text:p>
          </table:table-cell>
          <table:table-cell office:value-type="float" office:value="0.41379310344827602" table:style-name="ce2">
            <text:p>0,4137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2.04.bmp</text:p>
          </table:table-cell>
          <table:table-cell office:value-type="float" office:value="0.47696476964769702" table:style-name="ce2">
            <text:p>0,4769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3.04.bmp</text:p>
          </table:table-cell>
          <table:table-cell office:value-type="float" office:value="0.122448979591837" table:style-name="ce2">
            <text:p>0,1224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4.04.bmp</text:p>
          </table:table-cell>
          <table:table-cell office:value-type="float" office:value="0.40663900414937798" table:style-name="ce2">
            <text:p>0,4066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1.04.bmp</text:p>
          </table:table-cell>
          <table:table-cell office:value-type="float" office:value="0.25764192139738001" table:style-name="ce2">
            <text:p>0,2576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3.04.bmp</text:p>
          </table:table-cell>
          <table:table-cell office:value-type="float" office:value="0.12577833125778301" table:style-name="ce2">
            <text:p>0,12577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4.04.bmp</text:p>
          </table:table-cell>
          <table:table-cell office:value-type="float" office:value="0.46698679471788701" table:style-name="ce2">
            <text:p>0,46698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2.04.bmp</text:p>
          </table:table-cell>
          <table:table-cell office:value-type="float" office:value="1.29198966408268E-2" table:style-name="ce2">
            <text:p>0,0129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4.04.bmp</text:p>
          </table:table-cell>
          <table:table-cell office:value-type="float" office:value="0.31310679611650499" table:style-name="ce2">
            <text:p>0,3131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1.04.bmp</text:p>
          </table:table-cell>
          <table:table-cell office:value-type="float" office:value="0.30606352261790198" table:style-name="ce2">
            <text:p>0,3060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2.04.bmp</text:p>
          </table:table-cell>
          <table:table-cell office:value-type="float" office:value="0.60583941605839398" table:style-name="ce2">
            <text:p>0,6058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3.04.bmp</text:p>
          </table:table-cell>
          <table:table-cell office:value-type="float" office:value="0.291718170580964" table:style-name="ce2">
            <text:p>0,2917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4.04.bmp</text:p>
          </table:table-cell>
          <table:table-cell office:value-type="float" office:value="0.60188087774294696" table:style-name="ce2">
            <text:p>0,6018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1.04.bmp</text:p>
          </table:table-cell>
          <table:table-cell office:value-type="float" office:value="0.90265486725663702" table:style-name="ce2">
            <text:p>0,9026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2.04.bmp</text:p>
          </table:table-cell>
          <table:table-cell office:value-type="float" office:value="0.537610619469027" table:style-name="ce2">
            <text:p>0,5376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3.04.bmp</text:p>
          </table:table-cell>
          <table:table-cell office:value-type="float" office:value="0.75187969924812004" table:style-name="ce2">
            <text:p>0,75188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4.04.bmp</text:p>
          </table:table-cell>
          <table:table-cell office:value-type="float" office:value="0.66355140186915895" table:style-name="ce2">
            <text:p>0,66355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1.04.bmp</text:p>
          </table:table-cell>
          <table:table-cell office:value-type="float" office:value="0.47727272727272702" table:style-name="ce2">
            <text:p>0,4772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2.04.bmp</text:p>
          </table:table-cell>
          <table:table-cell office:value-type="float" office:value="0.45360824742268002" table:style-name="ce2">
            <text:p>0,4536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1.04.bmp</text:p>
          </table:table-cell>
          <table:table-cell office:value-type="float" office:value="0.241733181299886" table:style-name="ce2">
            <text:p>0,2417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2.04.bmp</text:p>
          </table:table-cell>
          <table:table-cell office:value-type="float" office:value="0.344795539033457" table:style-name="ce2">
            <text:p>0,3447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3.04.bmp</text:p>
          </table:table-cell>
          <table:table-cell office:value-type="float" office:value="0.44490644490644499" table:style-name="ce2">
            <text:p>0,4449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4.04.bmp</text:p>
          </table:table-cell>
          <table:table-cell office:value-type="float" office:value="0.886495443247722" table:style-name="ce2">
            <text:p>0,8864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2.04.bmp</text:p>
          </table:table-cell>
          <table:table-cell office:value-type="float" office:value="0.420940170940171" table:style-name="ce2">
            <text:p>0,4209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3.04.bmp</text:p>
          </table:table-cell>
          <table:table-cell office:value-type="float" office:value="0.34266211604095598" table:style-name="ce2">
            <text:p>0,34266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4.04.bmp</text:p>
          </table:table-cell>
          <table:table-cell office:value-type="float" office:value="0.17211474316210801" table:style-name="ce2">
            <text:p>0,1721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1.04.bmp</text:p>
          </table:table-cell>
          <table:table-cell office:value-type="float" office:value="0.55033112582781496" table:style-name="ce2">
            <text:p>0,5503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2.04.bmp</text:p>
          </table:table-cell>
          <table:table-cell office:value-type="float" office:value="0.26343381389253001" table:style-name="ce2">
            <text:p>0,2634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3.04.bmp</text:p>
          </table:table-cell>
          <table:table-cell office:value-type="float" office:value="0.77250523377529701" table:style-name="ce2">
            <text:p>0,7725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4.04.bmp</text:p>
          </table:table-cell>
          <table:table-cell office:value-type="float" office:value="0.66116248348744999" table:style-name="ce2">
            <text:p>0,66116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1.04.bmp</text:p>
          </table:table-cell>
          <table:table-cell office:value-type="float" office:value="4.7945205479451997E-2" table:style-name="ce2">
            <text:p>0,0479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3.04.bmp</text:p>
          </table:table-cell>
          <table:table-cell office:value-type="float" office:value="0.20588235294117699" table:style-name="ce2">
            <text:p>0,20588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3.04.bmp</text:p>
          </table:table-cell>
          <table:table-cell office:value-type="float" office:value="0.28048780487804897" table:style-name="ce2">
            <text:p>0,2804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3.04.bmp</text:p>
          </table:table-cell>
          <table:table-cell office:value-type="float" office:value="0.31077981651376202" table:style-name="ce2">
            <text:p>0,31078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4.04.bmp</text:p>
          </table:table-cell>
          <table:table-cell office:value-type="float" office:value="0.111854684512428" table:style-name="ce2">
            <text:p>0,1118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1.04.bmp</text:p>
          </table:table-cell>
          <table:table-cell office:value-type="float" office:value="0.292441140024783" table:style-name="ce2">
            <text:p>0,2924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2.04.bmp</text:p>
          </table:table-cell>
          <table:table-cell office:value-type="float" office:value="0.16377171215880901" table:style-name="ce2">
            <text:p>0,1637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4.04.bmp</text:p>
          </table:table-cell>
          <table:table-cell office:value-type="float" office:value="7.9148936170212805E-2" table:style-name="ce2">
            <text:p>0,0791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1.04.bmp</text:p>
          </table:table-cell>
          <table:table-cell office:value-type="float" office:value="4.6952224052718303E-2" table:style-name="ce2">
            <text:p>0,0469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2.04.bmp</text:p>
          </table:table-cell>
          <table:table-cell office:value-type="float" office:value="0.46787330316742098" table:style-name="ce2">
            <text:p>0,4678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3.04.bmp</text:p>
          </table:table-cell>
          <table:table-cell office:value-type="float" office:value="0.201634877384196" table:style-name="ce2">
            <text:p>0,2016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4.04.bmp</text:p>
          </table:table-cell>
          <table:table-cell office:value-type="float" office:value="0.22080136402386999" table:style-name="ce2">
            <text:p>0,2208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1.04.bmp</text:p>
          </table:table-cell>
          <table:table-cell office:value-type="float" office:value="0.66111111111111098" table:style-name="ce2">
            <text:p>0,6611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2.04.bmp</text:p>
          </table:table-cell>
          <table:table-cell office:value-type="float" office:value="0.39058629232039599" table:style-name="ce2">
            <text:p>0,39058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3.04.bmp</text:p>
          </table:table-cell>
          <table:table-cell office:value-type="float" office:value="0.17109374999999999" table:style-name="ce2">
            <text:p>0,1710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4.04.bmp</text:p>
          </table:table-cell>
          <table:table-cell office:value-type="float" office:value="0.62375478927203099" table:style-name="ce2">
            <text:p>0,6237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1.04.bmp</text:p>
          </table:table-cell>
          <table:table-cell office:value-type="float" office:value="0.97397476340694" table:style-name="ce2">
            <text:p>0,9739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2.04.bmp</text:p>
          </table:table-cell>
          <table:table-cell office:value-type="float" office:value="0.46020260492040499" table:style-name="ce2">
            <text:p>0,4602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3.04.bmp</text:p>
          </table:table-cell>
          <table:table-cell office:value-type="float" office:value="0.254914809960682" table:style-name="ce2">
            <text:p>0,2549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4.04.bmp</text:p>
          </table:table-cell>
          <table:table-cell office:value-type="float" office:value="0.73558648111332003" table:style-name="ce2">
            <text:p>0,73558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1.04.bmp</text:p>
          </table:table-cell>
          <table:table-cell office:value-type="float" office:value="4.1666666666666602E-2" table:style-name="ce2">
            <text:p>0,0416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2.04.bmp</text:p>
          </table:table-cell>
          <table:table-cell office:value-type="float" office:value="0.69656992084432701" table:style-name="ce2">
            <text:p>0,69657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3.04.bmp</text:p>
          </table:table-cell>
          <table:table-cell office:value-type="float" office:value="0.33445945945945899" table:style-name="ce2">
            <text:p>0,3344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1.04.bmp</text:p>
          </table:table-cell>
          <table:table-cell office:value-type="float" office:value="0.48288973384030398" table:style-name="ce2">
            <text:p>0,48289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3.04.bmp</text:p>
          </table:table-cell>
          <table:table-cell office:value-type="float" office:value="0.250879249706917" table:style-name="ce2">
            <text:p>0,2508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4.04.bmp</text:p>
          </table:table-cell>
          <table:table-cell office:value-type="float" office:value="0.54960835509138395" table:style-name="ce2">
            <text:p>0,5496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1.04.bmp</text:p>
          </table:table-cell>
          <table:table-cell office:value-type="float" office:value="0.77200902934537297" table:style-name="ce2">
            <text:p>0,7720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2.04.bmp</text:p>
          </table:table-cell>
          <table:table-cell office:value-type="float" office:value="0.74659182036888505" table:style-name="ce2">
            <text:p>0,74659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3.04.bmp</text:p>
          </table:table-cell>
          <table:table-cell office:value-type="float" office:value="0.72235673930589195" table:style-name="ce2">
            <text:p>0,7223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4.04.bmp</text:p>
          </table:table-cell>
          <table:table-cell office:value-type="float" office:value="0.61932287365813399" table:style-name="ce2">
            <text:p>0,6193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1.04.bmp</text:p>
          </table:table-cell>
          <table:table-cell office:value-type="float" office:value="0.79123711340206204" table:style-name="ce2">
            <text:p>0,7912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2.04.bmp</text:p>
          </table:table-cell>
          <table:table-cell office:value-type="float" office:value="0.76536312849162003" table:style-name="ce2">
            <text:p>0,7653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3.04.bmp</text:p>
          </table:table-cell>
          <table:table-cell office:value-type="float" office:value="0.61067193675889297" table:style-name="ce2">
            <text:p>0,6106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4.04.bmp</text:p>
          </table:table-cell>
          <table:table-cell office:value-type="float" office:value="0.86352357320099304" table:style-name="ce2">
            <text:p>0,8635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1.04.bmp</text:p>
          </table:table-cell>
          <table:table-cell office:value-type="float" office:value="0.483056957462148" table:style-name="ce2">
            <text:p>0,4830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2.04.bmp</text:p>
          </table:table-cell>
          <table:table-cell office:value-type="float" office:value="0.487980769230769" table:style-name="ce2">
            <text:p>0,4879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3.04.bmp</text:p>
          </table:table-cell>
          <table:table-cell office:value-type="float" office:value="3.83933845245127E-2" table:style-name="ce2">
            <text:p>0,0383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4.04.bmp</text:p>
          </table:table-cell>
          <table:table-cell office:value-type="float" office:value="0.56573705179282896" table:style-name="ce2">
            <text:p>0,5657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1.04.bmp</text:p>
          </table:table-cell>
          <table:table-cell office:value-type="float" office:value="0.71333333333333304" table:style-name="ce2">
            <text:p>0,7133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2.04.bmp</text:p>
          </table:table-cell>
          <table:table-cell office:value-type="float" office:value="0.63115845539281001" table:style-name="ce2">
            <text:p>0,63115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3.04.bmp</text:p>
          </table:table-cell>
          <table:table-cell office:value-type="float" office:value="0.26315789473684198" table:style-name="ce2">
            <text:p>0,26315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4.04.bmp</text:p>
          </table:table-cell>
          <table:table-cell office:value-type="float" office:value="0.58854166666666696" table:style-name="ce2">
            <text:p>0,5885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1.04.bmp</text:p>
          </table:table-cell>
          <table:table-cell office:value-type="float" office:value="0.483333333333333" table:style-name="ce2">
            <text:p>0,4833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2.04.bmp</text:p>
          </table:table-cell>
          <table:table-cell office:value-type="float" office:value="9.31372549019608E-2" table:style-name="ce2">
            <text:p>0,0931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3.04.bmp</text:p>
          </table:table-cell>
          <table:table-cell office:value-type="float" office:value="0.20472440944881901" table:style-name="ce2">
            <text:p>0,2047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4.04.bmp</text:p>
          </table:table-cell>
          <table:table-cell office:value-type="float" office:value="0.60511679644048899" table:style-name="ce2">
            <text:p>0,6051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1.04.bmp</text:p>
          </table:table-cell>
          <table:table-cell office:value-type="float" office:value="0.177272727272727" table:style-name="ce2">
            <text:p>0,1772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2.04.bmp</text:p>
          </table:table-cell>
          <table:table-cell office:value-type="float" office:value="0.21654501216545" table:style-name="ce2">
            <text:p>0,2165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3.04.bmp</text:p>
          </table:table-cell>
          <table:table-cell office:value-type="float" office:value="0.26277372262773702" table:style-name="ce2">
            <text:p>0,26277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4.04.bmp</text:p>
          </table:table-cell>
          <table:table-cell office:value-type="float" office:value="0.348314606741573" table:style-name="ce2">
            <text:p>0,3483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2.04.bmp</text:p>
          </table:table-cell>
          <table:table-cell office:value-type="float" office:value="0.21071012805587899" table:style-name="ce2">
            <text:p>0,2107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3.04.bmp</text:p>
          </table:table-cell>
          <table:table-cell office:value-type="float" office:value="0.194630872483222" table:style-name="ce2">
            <text:p>0,1946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4.04.bmp</text:p>
          </table:table-cell>
          <table:table-cell office:value-type="float" office:value="0.53387096774193599" table:style-name="ce2">
            <text:p>0,53387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1.04.bmp</text:p>
          </table:table-cell>
          <table:table-cell office:value-type="float" office:value="0.67040358744394601" table:style-name="ce2">
            <text:p>0,6704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2.04.bmp</text:p>
          </table:table-cell>
          <table:table-cell office:value-type="float" office:value="0.60313901345291498" table:style-name="ce2">
            <text:p>0,6031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3.04.bmp</text:p>
          </table:table-cell>
          <table:table-cell office:value-type="float" office:value="0.39292364990688999" table:style-name="ce2">
            <text:p>0,3929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4.04.bmp</text:p>
          </table:table-cell>
          <table:table-cell office:value-type="float" office:value="0.68778280542986403" table:style-name="ce2">
            <text:p>0,6877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2.04.bmp</text:p>
          </table:table-cell>
          <table:table-cell office:value-type="float" office:value="0.27040816326530598" table:style-name="ce2">
            <text:p>0,2704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1.04.bmp</text:p>
          </table:table-cell>
          <table:table-cell office:value-type="float" office:value="0.24820143884892101" table:style-name="ce2">
            <text:p>0,2482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2.04.bmp</text:p>
          </table:table-cell>
          <table:table-cell office:value-type="float" office:value="0.43934911242603503" table:style-name="ce2">
            <text:p>0,4393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3.04.bmp</text:p>
          </table:table-cell>
          <table:table-cell office:value-type="float" office:value="0.29526916802610098" table:style-name="ce2">
            <text:p>0,29526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1.04.bmp</text:p>
          </table:table-cell>
          <table:table-cell office:value-type="float" office:value="0.88372093023255804" table:style-name="ce2">
            <text:p>0,8837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1.04.bmp</text:p>
          </table:table-cell>
          <table:table-cell office:value-type="float" office:value="0.37636363636363601" table:style-name="ce2">
            <text:p>0,3763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3.04.bmp</text:p>
          </table:table-cell>
          <table:table-cell office:value-type="float" office:value="0.56317689530685899" table:style-name="ce2">
            <text:p>0,5631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4.04.bmp</text:p>
          </table:table-cell>
          <table:table-cell office:value-type="float" office:value="0.37559580552907501" table:style-name="ce2">
            <text:p>0,3755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1.04.bmp</text:p>
          </table:table-cell>
          <table:table-cell office:value-type="float" office:value="0.42152736019242298" table:style-name="ce2">
            <text:p>0,4215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2.04.bmp</text:p>
          </table:table-cell>
          <table:table-cell office:value-type="float" office:value="0.66559070367979301" table:style-name="ce2">
            <text:p>0,66559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3.04.bmp</text:p>
          </table:table-cell>
          <table:table-cell office:value-type="float" office:value="0.52021206096752803" table:style-name="ce2">
            <text:p>0,5202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4.04.bmp</text:p>
          </table:table-cell>
          <table:table-cell office:value-type="float" office:value="0.18001281229980801" table:style-name="ce2">
            <text:p>0,1800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1.04.bmp</text:p>
          </table:table-cell>
          <table:table-cell office:value-type="float" office:value="5.73394495412844E-2" table:style-name="ce2">
            <text:p>0,0573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2.04.bmp</text:p>
          </table:table-cell>
          <table:table-cell office:value-type="float" office:value="0.350413223140496" table:style-name="ce2">
            <text:p>0,3504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1.04.bmp</text:p>
          </table:table-cell>
          <table:table-cell office:value-type="float" office:value="0.36057201225740598" table:style-name="ce2">
            <text:p>0,3605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2.04.bmp</text:p>
          </table:table-cell>
          <table:table-cell office:value-type="float" office:value="0.161321671525753" table:style-name="ce2">
            <text:p>0,1613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1.04.bmp</text:p>
          </table:table-cell>
          <table:table-cell office:value-type="float" office:value="0.26436781609195398" table:style-name="ce2">
            <text:p>0,2643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3.04.bmp</text:p>
          </table:table-cell>
          <table:table-cell office:value-type="float" office:value="0.13725490196078399" table:style-name="ce2">
            <text:p>0,1372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4.04.bmp</text:p>
          </table:table-cell>
          <table:table-cell office:value-type="float" office:value="0.59032846715328502" table:style-name="ce2">
            <text:p>0,5903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4.04.bmp</text:p>
          </table:table-cell>
          <table:table-cell office:value-type="float" office:value="0.24657534246575299" table:style-name="ce2">
            <text:p>0,2465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2.04.bmp</text:p>
          </table:table-cell>
          <table:table-cell office:value-type="float" office:value="0.27071823204419898" table:style-name="ce2">
            <text:p>0,2707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3.04.bmp</text:p>
          </table:table-cell>
          <table:table-cell office:value-type="float" office:value="0.218038528896673" table:style-name="ce2">
            <text:p>0,2180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4.04.bmp</text:p>
          </table:table-cell>
          <table:table-cell office:value-type="float" office:value="0.51216389244558302" table:style-name="ce2">
            <text:p>0,5121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1.04.bmp</text:p>
          </table:table-cell>
          <table:table-cell office:value-type="float" office:value="0.73128598848368498" table:style-name="ce2">
            <text:p>0,73128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2.04.bmp</text:p>
          </table:table-cell>
          <table:table-cell office:value-type="float" office:value="0.32432432432432401" table:style-name="ce2">
            <text:p>0,3243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3.04.bmp</text:p>
          </table:table-cell>
          <table:table-cell office:value-type="float" office:value="0.12854757929883101" table:style-name="ce2">
            <text:p>0,1285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4.04.bmp</text:p>
          </table:table-cell>
          <table:table-cell office:value-type="float" office:value="0.34814814814814798" table:style-name="ce2">
            <text:p>0,3481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1.04.bmp</text:p>
          </table:table-cell>
          <table:table-cell office:value-type="float" office:value="0.57040998217468797" table:style-name="ce2">
            <text:p>0,5704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2.04.bmp</text:p>
          </table:table-cell>
          <table:table-cell office:value-type="float" office:value="0.65984251968503904" table:style-name="ce2">
            <text:p>0,65984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3.04.bmp</text:p>
          </table:table-cell>
          <table:table-cell office:value-type="float" office:value="0.367088607594937" table:style-name="ce2">
            <text:p>0,36708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4.04.bmp</text:p>
          </table:table-cell>
          <table:table-cell office:value-type="float" office:value="0.16852146263911" table:style-name="ce2">
            <text:p>0,1685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1.04.bmp</text:p>
          </table:table-cell>
          <table:table-cell office:value-type="float" office:value="0.195139911634757" table:style-name="ce2">
            <text:p>0,1951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3.04.bmp</text:p>
          </table:table-cell>
          <table:table-cell office:value-type="float" office:value="0.17912657290895601" table:style-name="ce2">
            <text:p>0,1791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4.04.bmp</text:p>
          </table:table-cell>
          <table:table-cell office:value-type="float" office:value="0.501915708812261" table:style-name="ce2">
            <text:p>0,5019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3.04.bmp</text:p>
          </table:table-cell>
          <table:table-cell office:value-type="float" office:value="0.30267812026275898" table:style-name="ce2">
            <text:p>0,30267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4.04.bmp</text:p>
          </table:table-cell>
          <table:table-cell office:value-type="float" office:value="0.202760590195145" table:style-name="ce2">
            <text:p>0,2027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1.04.bmp</text:p>
          </table:table-cell>
          <table:table-cell office:value-type="float" office:value="0.41100917431192702" table:style-name="ce2">
            <text:p>0,4110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2.04.bmp</text:p>
          </table:table-cell>
          <table:table-cell office:value-type="float" office:value="0.36565977742448302" table:style-name="ce2">
            <text:p>0,36566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3.04.bmp</text:p>
          </table:table-cell>
          <table:table-cell office:value-type="float" office:value="0.14540466392318199" table:style-name="ce2">
            <text:p>0,1454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1.04.bmp</text:p>
          </table:table-cell>
          <table:table-cell office:value-type="float" office:value="0.67177419354838697" table:style-name="ce2">
            <text:p>0,67177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2.04.bmp</text:p>
          </table:table-cell>
          <table:table-cell office:value-type="float" office:value="0.27652982184353198" table:style-name="ce2">
            <text:p>0,2765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3.04.bmp</text:p>
          </table:table-cell>
          <table:table-cell office:value-type="float" office:value="0.56004366812227102" table:style-name="ce2">
            <text:p>0,5600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4.04.bmp</text:p>
          </table:table-cell>
          <table:table-cell office:value-type="float" office:value="0.32058823529411801" table:style-name="ce2">
            <text:p>0,3205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3.04.bmp</text:p>
          </table:table-cell>
          <table:table-cell office:value-type="float" office:value="0.278481012658228" table:style-name="ce2">
            <text:p>0,2784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4.04.bmp</text:p>
          </table:table-cell>
          <table:table-cell office:value-type="float" office:value="0.29132875857766699" table:style-name="ce2">
            <text:p>0,2913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1.04.bmp</text:p>
          </table:table-cell>
          <table:table-cell office:value-type="float" office:value="0.27450980392156898" table:style-name="ce2">
            <text:p>0,2745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2.04.bmp</text:p>
          </table:table-cell>
          <table:table-cell office:value-type="float" office:value="0.51923076923076905" table:style-name="ce2">
            <text:p>0,5192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3.04.bmp</text:p>
          </table:table-cell>
          <table:table-cell office:value-type="float" office:value="0.328125" table:style-name="ce2">
            <text:p>0,3281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4.04.bmp</text:p>
          </table:table-cell>
          <table:table-cell office:value-type="float" office:value="0.32897196261682199" table:style-name="ce2">
            <text:p>0,3289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1.04.bmp</text:p>
          </table:table-cell>
          <table:table-cell office:value-type="float" office:value="0.196655132641292" table:style-name="ce2">
            <text:p>0,1966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1.04.bmp</text:p>
          </table:table-cell>
          <table:table-cell office:value-type="float" office:value="0.96964939822082696" table:style-name="ce2">
            <text:p>0,9696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2.04.bmp</text:p>
          </table:table-cell>
          <table:table-cell office:value-type="float" office:value="0.144626052501238" table:style-name="ce2">
            <text:p>0,1446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4.04.bmp</text:p>
          </table:table-cell>
          <table:table-cell office:value-type="float" office:value="0.53566433566433602" table:style-name="ce2">
            <text:p>0,5356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1.04.bmp</text:p>
          </table:table-cell>
          <table:table-cell office:value-type="float" office:value="0.67558139534883699" table:style-name="ce2">
            <text:p>0,6755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2.04.bmp</text:p>
          </table:table-cell>
          <table:table-cell office:value-type="float" office:value="0.73364055299539199" table:style-name="ce2">
            <text:p>0,7336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3.04.bmp</text:p>
          </table:table-cell>
          <table:table-cell office:value-type="float" office:value="0.61582568807339499" table:style-name="ce2">
            <text:p>0,6158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4.04.bmp</text:p>
          </table:table-cell>
          <table:table-cell office:value-type="float" office:value="0.17849305047549399" table:style-name="ce2">
            <text:p>0,1784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1.04.bmp</text:p>
          </table:table-cell>
          <table:table-cell office:value-type="float" office:value="0.63844515441959504" table:style-name="ce2">
            <text:p>0,6384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2.04.bmp</text:p>
          </table:table-cell>
          <table:table-cell office:value-type="float" office:value="0.59945355191256799" table:style-name="ce2">
            <text:p>0,5994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3.04.bmp</text:p>
          </table:table-cell>
          <table:table-cell office:value-type="float" office:value="0.56536127964699401" table:style-name="ce2">
            <text:p>0,5653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4.04.bmp</text:p>
          </table:table-cell>
          <table:table-cell office:value-type="float" office:value="0.22992900054615001" table:style-name="ce2">
            <text:p>0,2299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1.04.bmp</text:p>
          </table:table-cell>
          <table:table-cell office:value-type="float" office:value="0.56122448979591799" table:style-name="ce2">
            <text:p>0,5612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2.04.bmp</text:p>
          </table:table-cell>
          <table:table-cell office:value-type="float" office:value="0.77574047954865999" table:style-name="ce2">
            <text:p>0,7757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3.04.bmp</text:p>
          </table:table-cell>
          <table:table-cell office:value-type="float" office:value="0.215317919075145" table:style-name="ce2">
            <text:p>0,2153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4.04.bmp</text:p>
          </table:table-cell>
          <table:table-cell office:value-type="float" office:value="0.23639774859287099" table:style-name="ce2">
            <text:p>0,23639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2.04.bmp</text:p>
          </table:table-cell>
          <table:table-cell office:value-type="float" office:value="0.14657210401891299" table:style-name="ce2">
            <text:p>0,1465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4.04.bmp</text:p>
          </table:table-cell>
          <table:table-cell office:value-type="float" office:value="0.39708454810495603" table:style-name="ce2">
            <text:p>0,3970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1.04.bmp</text:p>
          </table:table-cell>
          <table:table-cell office:value-type="float" office:value="0.54494382022471899" table:style-name="ce2">
            <text:p>0,5449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2.04.bmp</text:p>
          </table:table-cell>
          <table:table-cell office:value-type="float" office:value="0.651344319167389" table:style-name="ce2">
            <text:p>0,6513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3.04.bmp</text:p>
          </table:table-cell>
          <table:table-cell office:value-type="float" office:value="0.201079622132254" table:style-name="ce2">
            <text:p>0,20108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4.04.bmp</text:p>
          </table:table-cell>
          <table:table-cell office:value-type="float" office:value="0.61671207992733901" table:style-name="ce2">
            <text:p>0,6167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1.04.bmp</text:p>
          </table:table-cell>
          <table:table-cell office:value-type="float" office:value="0.38453159041394303" table:style-name="ce2">
            <text:p>0,3845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2.04.bmp</text:p>
          </table:table-cell>
          <table:table-cell office:value-type="float" office:value="0.397655545536519" table:style-name="ce2">
            <text:p>0,3976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3.04.bmp</text:p>
          </table:table-cell>
          <table:table-cell office:value-type="float" office:value="0.34701781564678502" table:style-name="ce2">
            <text:p>0,3470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4.04.bmp</text:p>
          </table:table-cell>
          <table:table-cell office:value-type="float" office:value="0.66944655041698298" table:style-name="ce2">
            <text:p>0,6694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1.04.bmp</text:p>
          </table:table-cell>
          <table:table-cell office:value-type="float" office:value="4.8042704626334497E-2" table:style-name="ce2">
            <text:p>0,04804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2.04.bmp</text:p>
          </table:table-cell>
          <table:table-cell office:value-type="float" office:value="8.6080586080586094E-2" table:style-name="ce2">
            <text:p>0,0860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4.04.bmp</text:p>
          </table:table-cell>
          <table:table-cell office:value-type="float" office:value="0.483108108108108" table:style-name="ce2">
            <text:p>0,4831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1.04.bmp</text:p>
          </table:table-cell>
          <table:table-cell office:value-type="float" office:value="0.39400136332651697" table:style-name="ce2">
            <text:p>0,3940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2.04.bmp</text:p>
          </table:table-cell>
          <table:table-cell office:value-type="float" office:value="0.71196911196911195" table:style-name="ce2">
            <text:p>0,71196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3.04.bmp</text:p>
          </table:table-cell>
          <table:table-cell office:value-type="float" office:value="0.601331360946746" table:style-name="ce2">
            <text:p>0,6013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4.04.bmp</text:p>
          </table:table-cell>
          <table:table-cell office:value-type="float" office:value="0.75485188968335004" table:style-name="ce2">
            <text:p>0,7548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1.04.bmp</text:p>
          </table:table-cell>
          <table:table-cell office:value-type="float" office:value="0.87102177554438898" table:style-name="ce2">
            <text:p>0,8710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2.04.bmp</text:p>
          </table:table-cell>
          <table:table-cell office:value-type="float" office:value="0.57956448911222802" table:style-name="ce2">
            <text:p>0,5795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3.04.bmp</text:p>
          </table:table-cell>
          <table:table-cell office:value-type="float" office:value="0.71229050279329598" table:style-name="ce2">
            <text:p>0,71229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4.04.bmp</text:p>
          </table:table-cell>
          <table:table-cell office:value-type="float" office:value="0.68144499178981899" table:style-name="ce2">
            <text:p>0,6814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1.04.bmp</text:p>
          </table:table-cell>
          <table:table-cell office:value-type="float" office:value="0.50643086816720195" table:style-name="ce2">
            <text:p>0,5064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2.04.bmp</text:p>
          </table:table-cell>
          <table:table-cell office:value-type="float" office:value="0.38251366120218599" table:style-name="ce2">
            <text:p>0,3825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3.04.bmp</text:p>
          </table:table-cell>
          <table:table-cell office:value-type="float" office:value="0.24046434494195701" table:style-name="ce2">
            <text:p>0,2404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4.04.bmp</text:p>
          </table:table-cell>
          <table:table-cell office:value-type="float" office:value="0.50306330837304303" table:style-name="ce2">
            <text:p>0,5030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1.04.bmp</text:p>
          </table:table-cell>
          <table:table-cell office:value-type="float" office:value="0.106963087248322" table:style-name="ce2">
            <text:p>0,1069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2.04.bmp</text:p>
          </table:table-cell>
          <table:table-cell office:value-type="float" office:value="0.121156493804497" table:style-name="ce2">
            <text:p>0,1211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3.04.bmp</text:p>
          </table:table-cell>
          <table:table-cell office:value-type="float" office:value="0.18011338857392101" table:style-name="ce2">
            <text:p>0,1801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4.04.bmp</text:p>
          </table:table-cell>
          <table:table-cell office:value-type="float" office:value="0.261172611726117" table:style-name="ce2">
            <text:p>0,2611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1.04.bmp</text:p>
          </table:table-cell>
          <table:table-cell office:value-type="float" office:value="0.33452593917710199" table:style-name="ce2">
            <text:p>0,3345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3.04.bmp</text:p>
          </table:table-cell>
          <table:table-cell office:value-type="float" office:value="0.56699576868829304" table:style-name="ce2">
            <text:p>0,5669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4.04.bmp</text:p>
          </table:table-cell>
          <table:table-cell office:value-type="float" office:value="0.70603337612323502" table:style-name="ce2">
            <text:p>0,7060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1.04.bmp</text:p>
          </table:table-cell>
          <table:table-cell office:value-type="float" office:value="0.46385542168674698" table:style-name="ce2">
            <text:p>0,4638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2.04.bmp</text:p>
          </table:table-cell>
          <table:table-cell office:value-type="float" office:value="0.49778434268833099" table:style-name="ce2">
            <text:p>0,4977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3.04.bmp</text:p>
          </table:table-cell>
          <table:table-cell office:value-type="float" office:value="0.30404889228418602" table:style-name="ce2">
            <text:p>0,3040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4.04.bmp</text:p>
          </table:table-cell>
          <table:table-cell office:value-type="float" office:value="0.12882096069869001" table:style-name="ce2">
            <text:p>0,1288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1.04.bmp</text:p>
          </table:table-cell>
          <table:table-cell office:value-type="float" office:value="6.3566804002354399E-2" table:style-name="ce2">
            <text:p>0,0635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4.04.bmp</text:p>
          </table:table-cell>
          <table:table-cell office:value-type="float" office:value="3.8461538461538401E-2" table:style-name="ce2">
            <text:p>0,03846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1.04.bmp</text:p>
          </table:table-cell>
          <table:table-cell office:value-type="float" office:value="0.85820895522388096" table:style-name="ce2">
            <text:p>0,8582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2.04.bmp</text:p>
          </table:table-cell>
          <table:table-cell office:value-type="float" office:value="0.32553956834532399" table:style-name="ce2">
            <text:p>0,3255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3.04.bmp</text:p>
          </table:table-cell>
          <table:table-cell office:value-type="float" office:value="0.198926950061907" table:style-name="ce2">
            <text:p>0,1989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4.04.bmp</text:p>
          </table:table-cell>
          <table:table-cell office:value-type="float" office:value="0.57161125319693096" table:style-name="ce2">
            <text:p>0,5716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1.04.bmp</text:p>
          </table:table-cell>
          <table:table-cell office:value-type="float" office:value="0.27055150884495299" table:style-name="ce2">
            <text:p>0,2705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2.04.bmp</text:p>
          </table:table-cell>
          <table:table-cell office:value-type="float" office:value="0.509073543457498" table:style-name="ce2">
            <text:p>0,50907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3.04.bmp</text:p>
          </table:table-cell>
          <table:table-cell office:value-type="float" office:value="0.473290598290598" table:style-name="ce2">
            <text:p>0,47329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4.04.bmp</text:p>
          </table:table-cell>
          <table:table-cell office:value-type="float" office:value="1.03181427343079E-2" table:style-name="ce2">
            <text:p>0,0103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1.04.bmp</text:p>
          </table:table-cell>
          <table:table-cell office:value-type="float" office:value="0.59461966604823702" table:style-name="ce2">
            <text:p>0,5946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2.04.bmp</text:p>
          </table:table-cell>
          <table:table-cell office:value-type="float" office:value="0.43569131832797398" table:style-name="ce2">
            <text:p>0,43569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3.04.bmp</text:p>
          </table:table-cell>
          <table:table-cell office:value-type="float" office:value="0.36371603856266399" table:style-name="ce2">
            <text:p>0,3637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4.04.bmp</text:p>
          </table:table-cell>
          <table:table-cell office:value-type="float" office:value="0.51555136663525003" table:style-name="ce2">
            <text:p>0,51555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1.04.bmp</text:p>
          </table:table-cell>
          <table:table-cell office:value-type="float" office:value="0.63481228668942002" table:style-name="ce2">
            <text:p>0,6348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2.04.bmp</text:p>
          </table:table-cell>
          <table:table-cell office:value-type="float" office:value="0.80493537015276095" table:style-name="ce2">
            <text:p>0,8049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3.04.bmp</text:p>
          </table:table-cell>
          <table:table-cell office:value-type="float" office:value="0.43538268506900901" table:style-name="ce2">
            <text:p>0,4353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4.04.bmp</text:p>
          </table:table-cell>
          <table:table-cell office:value-type="float" office:value="0.42434210526315802" table:style-name="ce2">
            <text:p>0,4243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2.04.bmp</text:p>
          </table:table-cell>
          <table:table-cell office:value-type="float" office:value="0.46492271105826399" table:style-name="ce2">
            <text:p>0,4649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4.04.bmp</text:p>
          </table:table-cell>
          <table:table-cell office:value-type="float" office:value="0.671315949060036" table:style-name="ce2">
            <text:p>0,6713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1.04.bmp</text:p>
          </table:table-cell>
          <table:table-cell office:value-type="float" office:value="0.44485981308411199" table:style-name="ce2">
            <text:p>0,44486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2.04.bmp</text:p>
          </table:table-cell>
          <table:table-cell office:value-type="float" office:value="5.3181386514719799E-2" table:style-name="ce2">
            <text:p>0,0531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4.04.bmp</text:p>
          </table:table-cell>
          <table:table-cell office:value-type="float" office:value="9.5602294455067002E-2" table:style-name="ce2">
            <text:p>0,0956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1.04.bmp</text:p>
          </table:table-cell>
          <table:table-cell office:value-type="float" office:value="0.31404958677685901" table:style-name="ce2">
            <text:p>0,3140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3.04.bmp</text:p>
          </table:table-cell>
          <table:table-cell office:value-type="float" office:value="8.5889570552147201E-2" table:style-name="ce2">
            <text:p>0,08589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4.04.bmp</text:p>
          </table:table-cell>
          <table:table-cell office:value-type="float" office:value="0.40239726027397299" table:style-name="ce2">
            <text:p>0,40239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2.04.bmp</text:p>
          </table:table-cell>
          <table:table-cell office:value-type="float" office:value="0.13696369636963701" table:style-name="ce2">
            <text:p>0,1369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4.04.bmp</text:p>
          </table:table-cell>
          <table:table-cell office:value-type="float" office:value="0.464012251148545" table:style-name="ce2">
            <text:p>0,4640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2.04.bmp</text:p>
          </table:table-cell>
          <table:table-cell office:value-type="float" office:value="0.34383438343834399" table:style-name="ce2">
            <text:p>0,3438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4.04.bmp</text:p>
          </table:table-cell>
          <table:table-cell office:value-type="float" office:value="0.39041794087665699" table:style-name="ce2">
            <text:p>0,3904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1.04.bmp</text:p>
          </table:table-cell>
          <table:table-cell office:value-type="float" office:value="0.87317784256559805" table:style-name="ce2">
            <text:p>0,87317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2.04.bmp</text:p>
          </table:table-cell>
          <table:table-cell office:value-type="float" office:value="0.65406976744185996" table:style-name="ce2">
            <text:p>0,65407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3.04.bmp</text:p>
          </table:table-cell>
          <table:table-cell office:value-type="float" office:value="0.49823736780258499" table:style-name="ce2">
            <text:p>0,4982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4.04.bmp</text:p>
          </table:table-cell>
          <table:table-cell office:value-type="float" office:value="0.81151079136690596" table:style-name="ce2">
            <text:p>0,8115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1.04.bmp</text:p>
          </table:table-cell>
          <table:table-cell office:value-type="float" office:value="0.108414239482201" table:style-name="ce2">
            <text:p>0,1084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3.04.bmp</text:p>
          </table:table-cell>
          <table:table-cell office:value-type="float" office:value="0.45470085470085497" table:style-name="ce2">
            <text:p>0,4547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4.04.bmp</text:p>
          </table:table-cell>
          <table:table-cell office:value-type="float" office:value="8.6580086580086996E-3" table:style-name="ce2">
            <text:p>0,00865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1.04.bmp</text:p>
          </table:table-cell>
          <table:table-cell office:value-type="float" office:value="0.38938053097345099" table:style-name="ce2">
            <text:p>0,3893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2.04.bmp</text:p>
          </table:table-cell>
          <table:table-cell office:value-type="float" office:value="0.172357723577236" table:style-name="ce2">
            <text:p>0,17235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3.04.bmp</text:p>
          </table:table-cell>
          <table:table-cell office:value-type="float" office:value="0.54158964879852101" table:style-name="ce2">
            <text:p>0,54159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4.04.bmp</text:p>
          </table:table-cell>
          <table:table-cell office:value-type="float" office:value="0.24923076923076901" table:style-name="ce2">
            <text:p>0,2492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2.04.bmp</text:p>
          </table:table-cell>
          <table:table-cell office:value-type="float" office:value="0.19340329835082501" table:style-name="ce2">
            <text:p>0,1934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4.04.bmp</text:p>
          </table:table-cell>
          <table:table-cell office:value-type="float" office:value="0.55436720142602502" table:style-name="ce2">
            <text:p>0,5543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1.04.bmp</text:p>
          </table:table-cell>
          <table:table-cell office:value-type="float" office:value="0.68045977011494196" table:style-name="ce2">
            <text:p>0,68046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4.04.bmp</text:p>
          </table:table-cell>
          <table:table-cell office:value-type="float" office:value="0.47511312217194601" table:style-name="ce2">
            <text:p>0,4751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1.04.bmp</text:p>
          </table:table-cell>
          <table:table-cell office:value-type="float" office:value="0.844444444444444" table:style-name="ce2">
            <text:p>0,8444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2.04.bmp</text:p>
          </table:table-cell>
          <table:table-cell office:value-type="float" office:value="0.66605839416058399" table:style-name="ce2">
            <text:p>0,66605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3.04.bmp</text:p>
          </table:table-cell>
          <table:table-cell office:value-type="float" office:value="0.462562396006656" table:style-name="ce2">
            <text:p>0,46256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4.04.bmp</text:p>
          </table:table-cell>
          <table:table-cell office:value-type="float" office:value="0.104095563139932" table:style-name="ce2">
            <text:p>0,1040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2.04.bmp</text:p>
          </table:table-cell>
          <table:table-cell office:value-type="float" office:value="0.105621805792164" table:style-name="ce2">
            <text:p>0,1056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4.04.bmp</text:p>
          </table:table-cell>
          <table:table-cell office:value-type="float" office:value="0.63245823389021505" table:style-name="ce2">
            <text:p>0,63245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1.04.bmp</text:p>
          </table:table-cell>
          <table:table-cell office:value-type="float" office:value="0.22120750887874199" table:style-name="ce2">
            <text:p>0,2212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2.04.bmp</text:p>
          </table:table-cell>
          <table:table-cell office:value-type="float" office:value="0.47516198704103702" table:style-name="ce2">
            <text:p>0,47516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3.04.bmp</text:p>
          </table:table-cell>
          <table:table-cell office:value-type="float" office:value="0.23574730354391399" table:style-name="ce2">
            <text:p>0,2357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4.04.bmp</text:p>
          </table:table-cell>
          <table:table-cell office:value-type="float" office:value="0.44693572496263101" table:style-name="ce2">
            <text:p>0,4469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1.04.bmp</text:p>
          </table:table-cell>
          <table:table-cell office:value-type="float" office:value="0.48021680216802198" table:style-name="ce2">
            <text:p>0,4802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2.04.bmp</text:p>
          </table:table-cell>
          <table:table-cell office:value-type="float" office:value="0.486821705426357" table:style-name="ce2">
            <text:p>0,4868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3.04.bmp</text:p>
          </table:table-cell>
          <table:table-cell office:value-type="float" office:value="0.62761020881670504" table:style-name="ce2">
            <text:p>0,6276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4.04.bmp</text:p>
          </table:table-cell>
          <table:table-cell office:value-type="float" office:value="0.73606138107416896" table:style-name="ce2">
            <text:p>0,7360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1.04.bmp</text:p>
          </table:table-cell>
          <table:table-cell office:value-type="float" office:value="0.34152334152334202" table:style-name="ce2">
            <text:p>0,3415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2.04.bmp</text:p>
          </table:table-cell>
          <table:table-cell office:value-type="float" office:value="0.166137566137566" table:style-name="ce2">
            <text:p>0,1661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4.04.bmp</text:p>
          </table:table-cell>
          <table:table-cell office:value-type="float" office:value="0.26176808266360502" table:style-name="ce2">
            <text:p>0,2617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1.04.bmp</text:p>
          </table:table-cell>
          <table:table-cell office:value-type="float" office:value="0.103874690849134" table:style-name="ce2">
            <text:p>0,1038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3.04.bmp</text:p>
          </table:table-cell>
          <table:table-cell office:value-type="float" office:value="4.4660194174757299E-2" table:style-name="ce2">
            <text:p>0,04466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1.04.bmp</text:p>
          </table:table-cell>
          <table:table-cell office:value-type="float" office:value="0.53602620087336195" table:style-name="ce2">
            <text:p>0,5360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2.04.bmp</text:p>
          </table:table-cell>
          <table:table-cell office:value-type="float" office:value="0.46820175438596501" table:style-name="ce2">
            <text:p>0,4682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3.04.bmp</text:p>
          </table:table-cell>
          <table:table-cell office:value-type="float" office:value="0.59843546284224303" table:style-name="ce2">
            <text:p>0,5984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4.04.bmp</text:p>
          </table:table-cell>
          <table:table-cell office:value-type="float" office:value="0.32340425531914901" table:style-name="ce2">
            <text:p>0,3234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2.04.bmp</text:p>
          </table:table-cell>
          <table:table-cell office:value-type="float" office:value="0.319148936170213" table:style-name="ce2">
            <text:p>0,3191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4.04.bmp</text:p>
          </table:table-cell>
          <table:table-cell office:value-type="float" office:value="0.57401315789473695" table:style-name="ce2">
            <text:p>0,5740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4.04.bmp</text:p>
          </table:table-cell>
          <table:table-cell office:value-type="float" office:value="0.28028028028028001" table:style-name="ce2">
            <text:p>0,28028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1.04.bmp</text:p>
          </table:table-cell>
          <table:table-cell office:value-type="float" office:value="0.45491143317230298" table:style-name="ce2">
            <text:p>0,4549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2.04.bmp</text:p>
          </table:table-cell>
          <table:table-cell office:value-type="float" office:value="0.66959578207381398" table:style-name="ce2">
            <text:p>0,6695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3.04.bmp</text:p>
          </table:table-cell>
          <table:table-cell office:value-type="float" office:value="0.34241598546775698" table:style-name="ce2">
            <text:p>0,3424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4.04.bmp</text:p>
          </table:table-cell>
          <table:table-cell office:value-type="float" office:value="0.149361022364217" table:style-name="ce2">
            <text:p>0,1493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1.04.bmp</text:p>
          </table:table-cell>
          <table:table-cell office:value-type="float" office:value="0.70106761565836295" table:style-name="ce2">
            <text:p>0,7010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2.04.bmp</text:p>
          </table:table-cell>
          <table:table-cell office:value-type="float" office:value="0.50109569028487999" table:style-name="ce2">
            <text:p>0,5010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3.04.bmp</text:p>
          </table:table-cell>
          <table:table-cell office:value-type="float" office:value="0.53419092755585695" table:style-name="ce2">
            <text:p>0,53419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4.04.bmp</text:p>
          </table:table-cell>
          <table:table-cell office:value-type="float" office:value="0.48540609137055801" table:style-name="ce2">
            <text:p>0,4854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1.04.bmp</text:p>
          </table:table-cell>
          <table:table-cell office:value-type="float" office:value="0.94234234234234204" table:style-name="ce2">
            <text:p>0,9423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2.04.bmp</text:p>
          </table:table-cell>
          <table:table-cell office:value-type="float" office:value="0.57427937915742799" table:style-name="ce2">
            <text:p>0,5742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3.04.bmp</text:p>
          </table:table-cell>
          <table:table-cell office:value-type="float" office:value="0.53818554587391099" table:style-name="ce2">
            <text:p>0,53818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4.04.bmp</text:p>
          </table:table-cell>
          <table:table-cell office:value-type="float" office:value="0.84092126405998902" table:style-name="ce2">
            <text:p>0,8409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1.04.bmp</text:p>
          </table:table-cell>
          <table:table-cell office:value-type="float" office:value="0.661481481481482" table:style-name="ce2">
            <text:p>0,6614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4.04.bmp</text:p>
          </table:table-cell>
          <table:table-cell office:value-type="float" office:value="0.45464725643897003" table:style-name="ce2">
            <text:p>0,4546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1.04.bmp</text:p>
          </table:table-cell>
          <table:table-cell office:value-type="float" office:value="0.78974358974359005" table:style-name="ce2">
            <text:p>0,7897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2.04.bmp</text:p>
          </table:table-cell>
          <table:table-cell office:value-type="float" office:value="0.78060606060606097" table:style-name="ce2">
            <text:p>0,7806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3.04.bmp</text:p>
          </table:table-cell>
          <table:table-cell office:value-type="float" office:value="0.58522727272727304" table:style-name="ce2">
            <text:p>0,5852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4.04.bmp</text:p>
          </table:table-cell>
          <table:table-cell office:value-type="float" office:value="0.347781217750258" table:style-name="ce2">
            <text:p>0,3477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1.04.bmp</text:p>
          </table:table-cell>
          <table:table-cell office:value-type="float" office:value="0.77856301531213201" table:style-name="ce2">
            <text:p>0,7785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2.04.bmp</text:p>
          </table:table-cell>
          <table:table-cell office:value-type="float" office:value="0.62756598240469197" table:style-name="ce2">
            <text:p>0,62756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3.04.bmp</text:p>
          </table:table-cell>
          <table:table-cell office:value-type="float" office:value="0.59598214285714302" table:style-name="ce2">
            <text:p>0,59598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4.04.bmp</text:p>
          </table:table-cell>
          <table:table-cell office:value-type="float" office:value="0.28798185941043097" table:style-name="ce2">
            <text:p>0,28798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1.04.bmp</text:p>
          </table:table-cell>
          <table:table-cell office:value-type="float" office:value="0.87032569360675505" table:style-name="ce2">
            <text:p>0,8703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2.04.bmp</text:p>
          </table:table-cell>
          <table:table-cell office:value-type="float" office:value="0.86638452237001196" table:style-name="ce2">
            <text:p>0,8663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3.04.bmp</text:p>
          </table:table-cell>
          <table:table-cell office:value-type="float" office:value="0.96275605214152704" table:style-name="ce2">
            <text:p>0,9627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4.04.bmp</text:p>
          </table:table-cell>
          <table:table-cell office:value-type="float" office:value="0.83750000000000002" table:style-name="ce2">
            <text:p>0,8375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1.04.bmp</text:p>
          </table:table-cell>
          <table:table-cell office:value-type="float" office:value="0.75" table:style-name="ce2">
            <text:p>0,75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2.04.bmp</text:p>
          </table:table-cell>
          <table:table-cell office:value-type="float" office:value="0.78525641025641002" table:style-name="ce2">
            <text:p>0,7852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3.04.bmp</text:p>
          </table:table-cell>
          <table:table-cell office:value-type="float" office:value="0.34290843806104099" table:style-name="ce2">
            <text:p>0,3429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4.04.bmp</text:p>
          </table:table-cell>
          <table:table-cell office:value-type="float" office:value="0.57171717171717196" table:style-name="ce2">
            <text:p>0,5717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1.04.bmp</text:p>
          </table:table-cell>
          <table:table-cell office:value-type="float" office:value="0.66321243523316098" table:style-name="ce2">
            <text:p>0,6632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2.04.bmp</text:p>
          </table:table-cell>
          <table:table-cell office:value-type="float" office:value="0.39007891770011299" table:style-name="ce2">
            <text:p>0,3900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3.04.bmp</text:p>
          </table:table-cell>
          <table:table-cell office:value-type="float" office:value="0.39481268011527398" table:style-name="ce2">
            <text:p>0,3948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4.04.bmp</text:p>
          </table:table-cell>
          <table:table-cell office:value-type="float" office:value="0.240384615384615" table:style-name="ce2">
            <text:p>0,2403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1.04.bmp</text:p>
          </table:table-cell>
          <table:table-cell office:value-type="float" office:value="0.65765765765765805" table:style-name="ce2">
            <text:p>0,65765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2.04.bmp</text:p>
          </table:table-cell>
          <table:table-cell office:value-type="float" office:value="0.29124004550625698" table:style-name="ce2">
            <text:p>0,2912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3.04.bmp</text:p>
          </table:table-cell>
          <table:table-cell office:value-type="float" office:value="0.52637130801687804" table:style-name="ce2">
            <text:p>0,52637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4.04.bmp</text:p>
          </table:table-cell>
          <table:table-cell office:value-type="float" office:value="0.67512195121951202" table:style-name="ce2">
            <text:p>0,6751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1.04.bmp</text:p>
          </table:table-cell>
          <table:table-cell office:value-type="float" office:value="0.163306451612903" table:style-name="ce2">
            <text:p>0,1633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2.04.bmp</text:p>
          </table:table-cell>
          <table:table-cell office:value-type="float" office:value="0.16973415132924299" table:style-name="ce2">
            <text:p>0,1697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4.04.bmp</text:p>
          </table:table-cell>
          <table:table-cell office:value-type="float" office:value="0.39039665970772403" table:style-name="ce2">
            <text:p>0,39039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1.04.bmp</text:p>
          </table:table-cell>
          <table:table-cell office:value-type="float" office:value="0.60642570281124497" table:style-name="ce2">
            <text:p>0,6064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2.04.bmp</text:p>
          </table:table-cell>
          <table:table-cell office:value-type="float" office:value="0.59853249475891002" table:style-name="ce2">
            <text:p>0,5985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3.04.bmp</text:p>
          </table:table-cell>
          <table:table-cell office:value-type="float" office:value="0.42018537590113297" table:style-name="ce2">
            <text:p>0,4201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4.04.bmp</text:p>
          </table:table-cell>
          <table:table-cell office:value-type="float" office:value="0.70754716981132104" table:style-name="ce2">
            <text:p>0,7075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1.04.bmp</text:p>
          </table:table-cell>
          <table:table-cell office:value-type="float" office:value="0.91132075471698104" table:style-name="ce2">
            <text:p>0,9113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2.04.bmp</text:p>
          </table:table-cell>
          <table:table-cell office:value-type="float" office:value="0.68620037807183398" table:style-name="ce2">
            <text:p>0,6862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3.04.bmp</text:p>
          </table:table-cell>
          <table:table-cell office:value-type="float" office:value="0.78044871794871795" table:style-name="ce2">
            <text:p>0,7804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4.04.bmp</text:p>
          </table:table-cell>
          <table:table-cell office:value-type="float" office:value="0.74618320610686995" table:style-name="ce2">
            <text:p>0,7461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1.04.bmp</text:p>
          </table:table-cell>
          <table:table-cell office:value-type="float" office:value="0.52513966480446905" table:style-name="ce2">
            <text:p>0,5251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2.04.bmp</text:p>
          </table:table-cell>
          <table:table-cell office:value-type="float" office:value="0.77750611246943802" table:style-name="ce2">
            <text:p>0,7775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3.04.bmp</text:p>
          </table:table-cell>
          <table:table-cell office:value-type="float" office:value="0.49659863945578198" table:style-name="ce2">
            <text:p>0,4965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4.04.bmp</text:p>
          </table:table-cell>
          <table:table-cell office:value-type="float" office:value="6.2052505966587103E-2" table:style-name="ce2">
            <text:p>0,06205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1.04.bmp</text:p>
          </table:table-cell>
          <table:table-cell office:value-type="float" office:value="0.43466666666666698" table:style-name="ce2">
            <text:p>0,4346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2.04.bmp</text:p>
          </table:table-cell>
          <table:table-cell office:value-type="float" office:value="0.19190600522193199" table:style-name="ce2">
            <text:p>0,1919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3.04.bmp</text:p>
          </table:table-cell>
          <table:table-cell office:value-type="float" office:value="0.20134228187919501" table:style-name="ce2">
            <text:p>0,2013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4.04.bmp</text:p>
          </table:table-cell>
          <table:table-cell office:value-type="float" office:value="0.80246913580246904" table:style-name="ce2">
            <text:p>0,80246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1.04.bmp</text:p>
          </table:table-cell>
          <table:table-cell office:value-type="float" office:value="0.15234042553191501" table:style-name="ce2">
            <text:p>0,1523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2.04.bmp</text:p>
          </table:table-cell>
          <table:table-cell office:value-type="float" office:value="0.376973073351903" table:style-name="ce2">
            <text:p>0,3769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3.04.bmp</text:p>
          </table:table-cell>
          <table:table-cell office:value-type="float" office:value="0.17361111111111099" table:style-name="ce2">
            <text:p>0,1736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4.04.bmp</text:p>
          </table:table-cell>
          <table:table-cell office:value-type="float" office:value="0.17915309446254099" table:style-name="ce2">
            <text:p>0,17915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1.04.bmp</text:p>
          </table:table-cell>
          <table:table-cell office:value-type="float" office:value="0.43183673469387801" table:style-name="ce2">
            <text:p>0,4318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2.04.bmp</text:p>
          </table:table-cell>
          <table:table-cell office:value-type="float" office:value="0.24575586095392099" table:style-name="ce2">
            <text:p>0,2457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3.04.bmp</text:p>
          </table:table-cell>
          <table:table-cell office:value-type="float" office:value="0.64581497797356802" table:style-name="ce2">
            <text:p>0,6458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4.04.bmp</text:p>
          </table:table-cell>
          <table:table-cell office:value-type="float" office:value="0.55123966942148805" table:style-name="ce2">
            <text:p>0,5512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1.04.bmp</text:p>
          </table:table-cell>
          <table:table-cell office:value-type="float" office:value="0.65432098765432101" table:style-name="ce2">
            <text:p>0,6543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2.04.bmp</text:p>
          </table:table-cell>
          <table:table-cell office:value-type="float" office:value="0.58179231863442404" table:style-name="ce2">
            <text:p>0,58179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3.04.bmp</text:p>
          </table:table-cell>
          <table:table-cell office:value-type="float" office:value="0.26941176470588202" table:style-name="ce2">
            <text:p>0,2694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4.04.bmp</text:p>
          </table:table-cell>
          <table:table-cell office:value-type="float" office:value="0.16666666666666699" table:style-name="ce2">
            <text:p>0,1666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3.04.bmp</text:p>
          </table:table-cell>
          <table:table-cell office:value-type="float" office:value="0.44401544401544402" table:style-name="ce2">
            <text:p>0,4440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4.04.bmp</text:p>
          </table:table-cell>
          <table:table-cell office:value-type="float" office:value="0.164179104477612" table:style-name="ce2">
            <text:p>0,1641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4.04.bmp</text:p>
          </table:table-cell>
          <table:table-cell office:value-type="float" office:value="0.25814536340852101" table:style-name="ce2">
            <text:p>0,2581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1.04.bmp</text:p>
          </table:table-cell>
          <table:table-cell office:value-type="float" office:value="0.38516405135520698" table:style-name="ce2">
            <text:p>0,3851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2.04.bmp</text:p>
          </table:table-cell>
          <table:table-cell office:value-type="float" office:value="0.50974930362116999" table:style-name="ce2">
            <text:p>0,5097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4.04.bmp</text:p>
          </table:table-cell>
          <table:table-cell office:value-type="float" office:value="3.2042723631508702E-2" table:style-name="ce2">
            <text:p>0,03204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4.04.bmp</text:p>
          </table:table-cell>
          <table:table-cell office:value-type="float" office:value="0.25139043381534998" table:style-name="ce2">
            <text:p>0,25139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1.04.bmp</text:p>
          </table:table-cell>
          <table:table-cell office:value-type="float" office:value="0.35007610350076102" table:style-name="ce2">
            <text:p>0,3500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2.04.bmp</text:p>
          </table:table-cell>
          <table:table-cell office:value-type="float" office:value="0.38543046357615901" table:style-name="ce2">
            <text:p>0,3854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4.04.bmp</text:p>
          </table:table-cell>
          <table:table-cell office:value-type="float" office:value="0.227034120734908" table:style-name="ce2">
            <text:p>0,2270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1.04.bmp</text:p>
          </table:table-cell>
          <table:table-cell office:value-type="float" office:value="0.24242424242424199" table:style-name="ce2">
            <text:p>0,2424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2.04.bmp</text:p>
          </table:table-cell>
          <table:table-cell office:value-type="float" office:value="0.55307262569832405" table:style-name="ce2">
            <text:p>0,5530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3.04.bmp</text:p>
          </table:table-cell>
          <table:table-cell office:value-type="float" office:value="0.40391676866585102" table:style-name="ce2">
            <text:p>0,4039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4.04.bmp</text:p>
          </table:table-cell>
          <table:table-cell office:value-type="float" office:value="0.142227122381477" table:style-name="ce2">
            <text:p>0,1422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1.04.bmp</text:p>
          </table:table-cell>
          <table:table-cell office:value-type="float" office:value="0.61422413793103403" table:style-name="ce2">
            <text:p>0,6142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2.04.bmp</text:p>
          </table:table-cell>
          <table:table-cell office:value-type="float" office:value="0.38968166849615798" table:style-name="ce2">
            <text:p>0,38968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4.04.bmp</text:p>
          </table:table-cell>
          <table:table-cell office:value-type="float" office:value="0.33108108108108097" table:style-name="ce2">
            <text:p>0,3310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1.04.bmp</text:p>
          </table:table-cell>
          <table:table-cell office:value-type="float" office:value="0.95029821073558696" table:style-name="ce2">
            <text:p>0,95029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3.04.bmp</text:p>
          </table:table-cell>
          <table:table-cell office:value-type="float" office:value="0.17363344051446999" table:style-name="ce2">
            <text:p>0,1736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4.04.bmp</text:p>
          </table:table-cell>
          <table:table-cell office:value-type="float" office:value="0.57258064516129004" table:style-name="ce2">
            <text:p>0,5725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1.04.bmp</text:p>
          </table:table-cell>
          <table:table-cell office:value-type="float" office:value="0.37513283740701397" table:style-name="ce2">
            <text:p>0,3751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2.04.bmp</text:p>
          </table:table-cell>
          <table:table-cell office:value-type="float" office:value="3.7194473963868199E-2" table:style-name="ce2">
            <text:p>0,0371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3.04.bmp</text:p>
          </table:table-cell>
          <table:table-cell office:value-type="float" office:value="0.23381294964028801" table:style-name="ce2">
            <text:p>0,2338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1.04.bmp</text:p>
          </table:table-cell>
          <table:table-cell office:value-type="float" office:value="0.61833333333333296" table:style-name="ce2">
            <text:p>0,6183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2.04.bmp</text:p>
          </table:table-cell>
          <table:table-cell office:value-type="float" office:value="0.881329113924051" table:style-name="ce2">
            <text:p>0,8813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3.04.bmp</text:p>
          </table:table-cell>
          <table:table-cell office:value-type="float" office:value="0.67407407407407405" table:style-name="ce2">
            <text:p>0,67407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4.04.bmp</text:p>
          </table:table-cell>
          <table:table-cell office:value-type="float" office:value="0.49863387978142099" table:style-name="ce2">
            <text:p>0,4986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1.04.bmp</text:p>
          </table:table-cell>
          <table:table-cell office:value-type="float" office:value="0.88904694167852105" table:style-name="ce2">
            <text:p>0,8890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2.04.bmp</text:p>
          </table:table-cell>
          <table:table-cell office:value-type="float" office:value="0.40470297029703001" table:style-name="ce2">
            <text:p>0,4047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3.04.bmp</text:p>
          </table:table-cell>
          <table:table-cell office:value-type="float" office:value="0.37276478679504799" table:style-name="ce2">
            <text:p>0,3727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4.04.bmp</text:p>
          </table:table-cell>
          <table:table-cell office:value-type="float" office:value="0.40086830680173702" table:style-name="ce2">
            <text:p>0,4008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1.04.bmp</text:p>
          </table:table-cell>
          <table:table-cell office:value-type="float" office:value="0.60898661567877599" table:style-name="ce2">
            <text:p>0,60898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2.04.bmp</text:p>
          </table:table-cell>
          <table:table-cell office:value-type="float" office:value="0.73461150353178595" table:style-name="ce2">
            <text:p>0,7346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3.04.bmp</text:p>
          </table:table-cell>
          <table:table-cell office:value-type="float" office:value="0.68684759916492699" table:style-name="ce2">
            <text:p>0,6868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4.04.bmp</text:p>
          </table:table-cell>
          <table:table-cell office:value-type="float" office:value="0.548841893252769" table:style-name="ce2">
            <text:p>0,5488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1.04.bmp</text:p>
          </table:table-cell>
          <table:table-cell office:value-type="float" office:value="0.72205438066465299" table:style-name="ce2">
            <text:p>0,7220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2.04.bmp</text:p>
          </table:table-cell>
          <table:table-cell office:value-type="float" office:value="0.665289256198347" table:style-name="ce2">
            <text:p>0,66528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3.04.bmp</text:p>
          </table:table-cell>
          <table:table-cell office:value-type="float" office:value="0.40677966101694901" table:style-name="ce2">
            <text:p>0,40678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4.04.bmp</text:p>
          </table:table-cell>
          <table:table-cell office:value-type="float" office:value="0.45609065155807399" table:style-name="ce2">
            <text:p>0,45609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2.04.bmp</text:p>
          </table:table-cell>
          <table:table-cell office:value-type="float" office:value="0.40761478163493797" table:style-name="ce2">
            <text:p>0,4076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3.04.bmp</text:p>
          </table:table-cell>
          <table:table-cell office:value-type="float" office:value="0.226210350584307" table:style-name="ce2">
            <text:p>0,2262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4.04.bmp</text:p>
          </table:table-cell>
          <table:table-cell office:value-type="float" office:value="0.73644251626898005" table:style-name="ce2">
            <text:p>0,73644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1.04.bmp</text:p>
          </table:table-cell>
          <table:table-cell office:value-type="float" office:value="0.30948419301164698" table:style-name="ce2">
            <text:p>0,3094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2.04.bmp</text:p>
          </table:table-cell>
          <table:table-cell office:value-type="float" office:value="0.51969696969696999" table:style-name="ce2">
            <text:p>0,51969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3.04.bmp</text:p>
          </table:table-cell>
          <table:table-cell office:value-type="float" office:value="0.227397260273973" table:style-name="ce2">
            <text:p>0,22739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4.04.bmp</text:p>
          </table:table-cell>
          <table:table-cell office:value-type="float" office:value="0.34715025906735802" table:style-name="ce2">
            <text:p>0,3471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1.04.bmp</text:p>
          </table:table-cell>
          <table:table-cell office:value-type="float" office:value="5.4347826086956798E-3" table:style-name="ce2">
            <text:p>0,0054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2.04.bmp</text:p>
          </table:table-cell>
          <table:table-cell office:value-type="float" office:value="0.34806629834254099" table:style-name="ce2">
            <text:p>0,34806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3.04.bmp</text:p>
          </table:table-cell>
          <table:table-cell office:value-type="float" office:value="9.7222222222222196E-2" table:style-name="ce2">
            <text:p>0,0972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4.04.bmp</text:p>
          </table:table-cell>
          <table:table-cell office:value-type="float" office:value="0.54929577464788704" table:style-name="ce2">
            <text:p>0,5492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1.04.bmp</text:p>
          </table:table-cell>
          <table:table-cell office:value-type="float" office:value="0.43705463182897902" table:style-name="ce2">
            <text:p>0,4370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2.04.bmp</text:p>
          </table:table-cell>
          <table:table-cell office:value-type="float" office:value="0.609958506224066" table:style-name="ce2">
            <text:p>0,6099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3.04.bmp</text:p>
          </table:table-cell>
          <table:table-cell office:value-type="float" office:value="0.60356652949245504" table:style-name="ce2">
            <text:p>0,6035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4.04.bmp</text:p>
          </table:table-cell>
          <table:table-cell office:value-type="float" office:value="0.80720720720720696" table:style-name="ce2">
            <text:p>0,8072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1.04.bmp</text:p>
          </table:table-cell>
          <table:table-cell office:value-type="float" office:value="0.82133995037220797" table:style-name="ce2">
            <text:p>0,8213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2.04.bmp</text:p>
          </table:table-cell>
          <table:table-cell office:value-type="float" office:value="0.56218905472636804" table:style-name="ce2">
            <text:p>0,56218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3.04.bmp</text:p>
          </table:table-cell>
          <table:table-cell office:value-type="float" office:value="0.70103092783505205" table:style-name="ce2">
            <text:p>0,7010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4.04.bmp</text:p>
          </table:table-cell>
          <table:table-cell office:value-type="float" office:value="0.89664082687338498" table:style-name="ce2">
            <text:p>0,8966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1.04.bmp</text:p>
          </table:table-cell>
          <table:table-cell office:value-type="float" office:value="0.45647558386411902" table:style-name="ce2">
            <text:p>0,4564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2.04.bmp</text:p>
          </table:table-cell>
          <table:table-cell office:value-type="float" office:value="0.79880478087649398" table:style-name="ce2">
            <text:p>0,7988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3.04.bmp</text:p>
          </table:table-cell>
          <table:table-cell office:value-type="float" office:value="0.6" table:style-name="ce2">
            <text:p>0,6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4.04.bmp</text:p>
          </table:table-cell>
          <table:table-cell office:value-type="float" office:value="0.35654008438818602" table:style-name="ce2">
            <text:p>0,3565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1.04.bmp</text:p>
          </table:table-cell>
          <table:table-cell office:value-type="float" office:value="0.76056338028169002" table:style-name="ce2">
            <text:p>0,7605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2.04.bmp</text:p>
          </table:table-cell>
          <table:table-cell office:value-type="float" office:value="0.55263157894736803" table:style-name="ce2">
            <text:p>0,5526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3.04.bmp</text:p>
          </table:table-cell>
          <table:table-cell office:value-type="float" office:value="0.73232908458864399" table:style-name="ce2">
            <text:p>0,7323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4.04.bmp</text:p>
          </table:table-cell>
          <table:table-cell office:value-type="float" office:value="0.86116504854368903" table:style-name="ce2">
            <text:p>0,8611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1.04.bmp</text:p>
          </table:table-cell>
          <table:table-cell office:value-type="float" office:value="0.147346368715084" table:style-name="ce2">
            <text:p>0,1473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2.04.bmp</text:p>
          </table:table-cell>
          <table:table-cell office:value-type="float" office:value="0.30903568716780599" table:style-name="ce2">
            <text:p>0,3090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3.04.bmp</text:p>
          </table:table-cell>
          <table:table-cell office:value-type="float" office:value="1.19298245614035E-2" table:style-name="ce2">
            <text:p>0,0119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4.04.bmp</text:p>
          </table:table-cell>
          <table:table-cell office:value-type="float" office:value="0.351312987934705" table:style-name="ce2">
            <text:p>0,3513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1.04.bmp</text:p>
          </table:table-cell>
          <table:table-cell office:value-type="float" office:value="0.38925680647534999" table:style-name="ce2">
            <text:p>0,3892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2.04.bmp</text:p>
          </table:table-cell>
          <table:table-cell office:value-type="float" office:value="0.439204126750184" table:style-name="ce2">
            <text:p>0,4392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3.04.bmp</text:p>
          </table:table-cell>
          <table:table-cell office:value-type="float" office:value="0.85604311008468104" table:style-name="ce2">
            <text:p>0,85604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4.04.bmp</text:p>
          </table:table-cell>
          <table:table-cell office:value-type="float" office:value="0.72014652014652003" table:style-name="ce2">
            <text:p>0,7201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1.04.bmp</text:p>
          </table:table-cell>
          <table:table-cell office:value-type="float" office:value="0.42140921409214099" table:style-name="ce2">
            <text:p>0,4214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2.04.bmp</text:p>
          </table:table-cell>
          <table:table-cell office:value-type="float" office:value="2.9702970297029702E-2" table:style-name="ce2">
            <text:p>0,0297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3.04.bmp</text:p>
          </table:table-cell>
          <table:table-cell office:value-type="float" office:value="0.116225546605293" table:style-name="ce2">
            <text:p>0,1162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4.04.bmp</text:p>
          </table:table-cell>
          <table:table-cell office:value-type="float" office:value="4.41025641025641E-2" table:style-name="ce2">
            <text:p>0,0441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1.04.bmp</text:p>
          </table:table-cell>
          <table:table-cell office:value-type="float" office:value="0.31496062992126" table:style-name="ce2">
            <text:p>0,3149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2.04.bmp</text:p>
          </table:table-cell>
          <table:table-cell office:value-type="float" office:value="0.43427835051546398" table:style-name="ce2">
            <text:p>0,43427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3.04.bmp</text:p>
          </table:table-cell>
          <table:table-cell office:value-type="float" office:value="0.59334298118668605" table:style-name="ce2">
            <text:p>0,59334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4.04.bmp</text:p>
          </table:table-cell>
          <table:table-cell office:value-type="float" office:value="0.135429262394196" table:style-name="ce2">
            <text:p>0,1354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3.04.bmp</text:p>
          </table:table-cell>
          <table:table-cell office:value-type="float" office:value="0.42473118279569899" table:style-name="ce2">
            <text:p>0,4247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4.04.bmp</text:p>
          </table:table-cell>
          <table:table-cell office:value-type="float" office:value="0.623517786561265" table:style-name="ce2">
            <text:p>0,6235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2.04.bmp</text:p>
          </table:table-cell>
          <table:table-cell office:value-type="float" office:value="1.5133876600698501E-2" table:style-name="ce2">
            <text:p>0,0151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3.04.bmp</text:p>
          </table:table-cell>
          <table:table-cell office:value-type="float" office:value="5.4347826086956499E-2" table:style-name="ce2">
            <text:p>0,0543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4.04.bmp</text:p>
          </table:table-cell>
          <table:table-cell office:value-type="float" office:value="9.9421965317918998E-2" table:style-name="ce2">
            <text:p>0,0994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1.04.bmp</text:p>
          </table:table-cell>
          <table:table-cell office:value-type="float" office:value="0.64446529080675397" table:style-name="ce2">
            <text:p>0,6444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2.04.bmp</text:p>
          </table:table-cell>
          <table:table-cell office:value-type="float" office:value="0.78989098116947498" table:style-name="ce2">
            <text:p>0,78989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3.04.bmp</text:p>
          </table:table-cell>
          <table:table-cell office:value-type="float" office:value="0.46986721144024501" table:style-name="ce2">
            <text:p>0,4698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4.04.bmp</text:p>
          </table:table-cell>
          <table:table-cell office:value-type="float" office:value="0.44250229990800399" table:style-name="ce2">
            <text:p>0,4425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1.04.bmp</text:p>
          </table:table-cell>
          <table:table-cell office:value-type="float" office:value="0.60469314079422398" table:style-name="ce2">
            <text:p>0,6046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2.04.bmp</text:p>
          </table:table-cell>
          <table:table-cell office:value-type="float" office:value="0.54248366013071903" table:style-name="ce2">
            <text:p>0,5424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3.04.bmp</text:p>
          </table:table-cell>
          <table:table-cell office:value-type="float" office:value="1.41592920353982E-2" table:style-name="ce2">
            <text:p>0,0141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4.04.bmp</text:p>
          </table:table-cell>
          <table:table-cell office:value-type="float" office:value="0.22018348623853201" table:style-name="ce2">
            <text:p>0,2201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1.04.bmp</text:p>
          </table:table-cell>
          <table:table-cell office:value-type="float" office:value="0.94449047224523597" table:style-name="ce2">
            <text:p>0,94449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2.04.bmp</text:p>
          </table:table-cell>
          <table:table-cell office:value-type="float" office:value="1.9186492709132801E-2" table:style-name="ce2">
            <text:p>0,01918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4.04.bmp</text:p>
          </table:table-cell>
          <table:table-cell office:value-type="float" office:value="0.56354748603352001" table:style-name="ce2">
            <text:p>0,5635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1.04.bmp</text:p>
          </table:table-cell>
          <table:table-cell office:value-type="float" office:value="0.57546251217137301" table:style-name="ce2">
            <text:p>0,5754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1.04.bmp</text:p>
          </table:table-cell>
          <table:table-cell office:value-type="float" office:value="0.49590163934426201" table:style-name="ce2">
            <text:p>0,4959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2.04.bmp</text:p>
          </table:table-cell>
          <table:table-cell office:value-type="float" office:value="0.77648578811369495" table:style-name="ce2">
            <text:p>0,77648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3.04.bmp</text:p>
          </table:table-cell>
          <table:table-cell office:value-type="float" office:value="0.66185897435897401" table:style-name="ce2">
            <text:p>0,6618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4.04.bmp</text:p>
          </table:table-cell>
          <table:table-cell office:value-type="float" office:value="0.12530413625304099" table:style-name="ce2">
            <text:p>0,1253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1.04.bmp</text:p>
          </table:table-cell>
          <table:table-cell office:value-type="float" office:value="0.60736975857687403" table:style-name="ce2">
            <text:p>0,60737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2.04.bmp</text:p>
          </table:table-cell>
          <table:table-cell office:value-type="float" office:value="0.57359307359307399" table:style-name="ce2">
            <text:p>0,5735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3.04.bmp</text:p>
          </table:table-cell>
          <table:table-cell office:value-type="float" office:value="0.60416666666666696" table:style-name="ce2">
            <text:p>0,6041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4.04.bmp</text:p>
          </table:table-cell>
          <table:table-cell office:value-type="float" office:value="0.37735849056603799" table:style-name="ce2">
            <text:p>0,37735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1.04.bmp</text:p>
          </table:table-cell>
          <table:table-cell office:value-type="float" office:value="0.81516587677725105" table:style-name="ce2">
            <text:p>0,81516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2.04.bmp</text:p>
          </table:table-cell>
          <table:table-cell office:value-type="float" office:value="0.844387755102041" table:style-name="ce2">
            <text:p>0,8443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3.04.bmp</text:p>
          </table:table-cell>
          <table:table-cell office:value-type="float" office:value="0.84124087591240904" table:style-name="ce2">
            <text:p>0,8412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4.04.bmp</text:p>
          </table:table-cell>
          <table:table-cell office:value-type="float" office:value="0.73288250211327099" table:style-name="ce2">
            <text:p>0,7328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1.04.bmp</text:p>
          </table:table-cell>
          <table:table-cell office:value-type="float" office:value="0.70676691729323304" table:style-name="ce2">
            <text:p>0,7067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2.04.bmp</text:p>
          </table:table-cell>
          <table:table-cell office:value-type="float" office:value="0.84843205574912905" table:style-name="ce2">
            <text:p>0,8484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3.04.bmp</text:p>
          </table:table-cell>
          <table:table-cell office:value-type="float" office:value="0.56687898089171995" table:style-name="ce2">
            <text:p>0,5668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4.04.bmp</text:p>
          </table:table-cell>
          <table:table-cell office:value-type="float" office:value="0.54523809523809497" table:style-name="ce2">
            <text:p>0,5452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2.04.bmp</text:p>
          </table:table-cell>
          <table:table-cell office:value-type="float" office:value="5.1235132662397098E-2" table:style-name="ce2">
            <text:p>0,0512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4.04.bmp</text:p>
          </table:table-cell>
          <table:table-cell office:value-type="float" office:value="0.58736059479553904" table:style-name="ce2">
            <text:p>0,5873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1.04.bmp</text:p>
          </table:table-cell>
          <table:table-cell office:value-type="float" office:value="0.761643835616438" table:style-name="ce2">
            <text:p>0,7616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2.04.bmp</text:p>
          </table:table-cell>
          <table:table-cell office:value-type="float" office:value="0.72701949860724202" table:style-name="ce2">
            <text:p>0,7270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3.04.bmp</text:p>
          </table:table-cell>
          <table:table-cell office:value-type="float" office:value="0.47738693467336701" table:style-name="ce2">
            <text:p>0,47738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4.04.bmp</text:p>
          </table:table-cell>
          <table:table-cell office:value-type="float" office:value="0.81818181818181801" table:style-name="ce2">
            <text:p>0,81818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3.04.bmp</text:p>
          </table:table-cell>
          <table:table-cell office:value-type="float" office:value="4.7835990888382598E-2" table:style-name="ce2">
            <text:p>0,0478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4.04.bmp</text:p>
          </table:table-cell>
          <table:table-cell office:value-type="float" office:value="0.44520547945205502" table:style-name="ce2">
            <text:p>0,4452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1.04.bmp</text:p>
          </table:table-cell>
          <table:table-cell office:value-type="float" office:value="0.39760348583878002" table:style-name="ce2">
            <text:p>0,3976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2.04.bmp</text:p>
          </table:table-cell>
          <table:table-cell office:value-type="float" office:value="0.84296482412060303" table:style-name="ce2">
            <text:p>0,8429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3.04.bmp</text:p>
          </table:table-cell>
          <table:table-cell office:value-type="float" office:value="0.50229885057471302" table:style-name="ce2">
            <text:p>0,5022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4.04.bmp</text:p>
          </table:table-cell>
          <table:table-cell office:value-type="float" office:value="0.70209790209790202" table:style-name="ce2">
            <text:p>0,70209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1.04.bmp</text:p>
          </table:table-cell>
          <table:table-cell office:value-type="float" office:value="0.952914798206278" table:style-name="ce2">
            <text:p>0,9529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2.04.bmp</text:p>
          </table:table-cell>
          <table:table-cell office:value-type="float" office:value="0.82882882882882902" table:style-name="ce2">
            <text:p>0,8288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3.04.bmp</text:p>
          </table:table-cell>
          <table:table-cell office:value-type="float" office:value="0.78119658119658097" table:style-name="ce2">
            <text:p>0,78119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4.04.bmp</text:p>
          </table:table-cell>
          <table:table-cell office:value-type="float" office:value="0.85596707818929996" table:style-name="ce2">
            <text:p>0,8559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1.04.bmp</text:p>
          </table:table-cell>
          <table:table-cell office:value-type="float" office:value="0.71721311475409799" table:style-name="ce2">
            <text:p>0,7172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2.04.bmp</text:p>
          </table:table-cell>
          <table:table-cell office:value-type="float" office:value="0.82720588235294101" table:style-name="ce2">
            <text:p>0,8272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3.04.bmp</text:p>
          </table:table-cell>
          <table:table-cell office:value-type="float" office:value="0.48745519713261698" table:style-name="ce2">
            <text:p>0,4874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4.04.bmp</text:p>
          </table:table-cell>
          <table:table-cell office:value-type="float" office:value="0.42435424354243501" table:style-name="ce2">
            <text:p>0,4243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1.04.bmp</text:p>
          </table:table-cell>
          <table:table-cell office:value-type="float" office:value="4.3589743589743497E-2" table:style-name="ce2">
            <text:p>0,04359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2.04.bmp</text:p>
          </table:table-cell>
          <table:table-cell office:value-type="float" office:value="0.37136465324384799" table:style-name="ce2">
            <text:p>0,3713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1.04.bmp</text:p>
          </table:table-cell>
          <table:table-cell office:value-type="float" office:value="4.0404040404040401E-2" table:style-name="ce2">
            <text:p>0,0404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2.04.bmp</text:p>
          </table:table-cell>
          <table:table-cell office:value-type="float" office:value="0.60591133004926101" table:style-name="ce2">
            <text:p>0,6059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3.04.bmp</text:p>
          </table:table-cell>
          <table:table-cell office:value-type="float" office:value="1.1080332409972299E-2" table:style-name="ce2">
            <text:p>0,01108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1.04.bmp</text:p>
          </table:table-cell>
          <table:table-cell office:value-type="float" office:value="0.40572792362768501" table:style-name="ce2">
            <text:p>0,4057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2.04.bmp</text:p>
          </table:table-cell>
          <table:table-cell office:value-type="float" office:value="4.0899795501022497E-2" table:style-name="ce2">
            <text:p>0,0409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4.04.bmp</text:p>
          </table:table-cell>
          <table:table-cell office:value-type="float" office:value="0.15367483296213799" table:style-name="ce2">
            <text:p>0,1536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2.04.bmp</text:p>
          </table:table-cell>
          <table:table-cell office:value-type="float" office:value="0.19845857418111801" table:style-name="ce2">
            <text:p>0,1984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1.04.bmp</text:p>
          </table:table-cell>
          <table:table-cell office:value-type="float" office:value="0.66950596252129502" table:style-name="ce2">
            <text:p>0,6695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4.04.bmp</text:p>
          </table:table-cell>
          <table:table-cell office:value-type="float" office:value="5.63380281690141E-2" table:style-name="ce2">
            <text:p>0,0563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1.04.bmp</text:p>
          </table:table-cell>
          <table:table-cell office:value-type="float" office:value="0.49444444444444402" table:style-name="ce2">
            <text:p>0,4944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2.04.bmp</text:p>
          </table:table-cell>
          <table:table-cell office:value-type="float" office:value="0.60301507537688404" table:style-name="ce2">
            <text:p>0,6030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3.04.bmp</text:p>
          </table:table-cell>
          <table:table-cell office:value-type="float" office:value="0.546546546546547" table:style-name="ce2">
            <text:p>0,5465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4.04.bmp</text:p>
          </table:table-cell>
          <table:table-cell office:value-type="float" office:value="6.1611374407582901E-2" table:style-name="ce2">
            <text:p>0,0616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1.04.bmp</text:p>
          </table:table-cell>
          <table:table-cell office:value-type="float" office:value="0.38805970149253699" table:style-name="ce2">
            <text:p>0,38806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2.04.bmp</text:p>
          </table:table-cell>
          <table:table-cell office:value-type="float" office:value="0.30785123966942202" table:style-name="ce2">
            <text:p>0,30785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3.04.bmp</text:p>
          </table:table-cell>
          <table:table-cell office:value-type="float" office:value="0.42452830188679203" table:style-name="ce2">
            <text:p>0,4245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4.04.bmp</text:p>
          </table:table-cell>
          <table:table-cell office:value-type="float" office:value="0.53002610966057395" table:style-name="ce2">
            <text:p>0,5300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1.04.bmp</text:p>
          </table:table-cell>
          <table:table-cell office:value-type="float" office:value="0.101587301587302" table:style-name="ce2">
            <text:p>0,10158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2.04.bmp</text:p>
          </table:table-cell>
          <table:table-cell office:value-type="float" office:value="2.1594684385382E-2" table:style-name="ce2">
            <text:p>0,0215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3.04.bmp</text:p>
          </table:table-cell>
          <table:table-cell office:value-type="float" office:value="0.33157894736842097" table:style-name="ce2">
            <text:p>0,3315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4.04.bmp</text:p>
          </table:table-cell>
          <table:table-cell office:value-type="float" office:value="2.14876033057851E-2" table:style-name="ce2">
            <text:p>0,0214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1.04.bmp</text:p>
          </table:table-cell>
          <table:table-cell office:value-type="float" office:value="0.201793721973094" table:style-name="ce2">
            <text:p>0,2017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2.04.bmp</text:p>
          </table:table-cell>
          <table:table-cell office:value-type="float" office:value="0.70934256055363298" table:style-name="ce2">
            <text:p>0,70934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4.04.bmp</text:p>
          </table:table-cell>
          <table:table-cell office:value-type="float" office:value="1.72413793103449E-2" table:style-name="ce2">
            <text:p>0,0172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1.04.bmp</text:p>
          </table:table-cell>
          <table:table-cell office:value-type="float" office:value="0.693150684931507" table:style-name="ce2">
            <text:p>0,69315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2.04.bmp</text:p>
          </table:table-cell>
          <table:table-cell office:value-type="float" office:value="0.35294117647058798" table:style-name="ce2">
            <text:p>0,3529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3.04.bmp</text:p>
          </table:table-cell>
          <table:table-cell office:value-type="float" office:value="0.42356687898089201" table:style-name="ce2">
            <text:p>0,4235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4.04.bmp</text:p>
          </table:table-cell>
          <table:table-cell office:value-type="float" office:value="0.59791122715404699" table:style-name="ce2">
            <text:p>0,5979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1.04.bmp</text:p>
          </table:table-cell>
          <table:table-cell office:value-type="float" office:value="2.8901734104046502E-3" table:style-name="ce2">
            <text:p>0,00289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2.04.bmp</text:p>
          </table:table-cell>
          <table:table-cell office:value-type="float" office:value="0.232736572890026" table:style-name="ce2">
            <text:p>0,2327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4.04.bmp</text:p>
          </table:table-cell>
          <table:table-cell office:value-type="float" office:value="0.66285714285714303" table:style-name="ce2">
            <text:p>0,6628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1.04.bmp</text:p>
          </table:table-cell>
          <table:table-cell office:value-type="float" office:value="0.94163424124513595" table:style-name="ce2">
            <text:p>0,9416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2.04.bmp</text:p>
          </table:table-cell>
          <table:table-cell office:value-type="float" office:value="0.68627450980392202" table:style-name="ce2">
            <text:p>0,6862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3.04.bmp</text:p>
          </table:table-cell>
          <table:table-cell office:value-type="float" office:value="0.76950354609929095" table:style-name="ce2">
            <text:p>0,7695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4.04.bmp</text:p>
          </table:table-cell>
          <table:table-cell office:value-type="float" office:value="0.84701492537313405" table:style-name="ce2">
            <text:p>0,8470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1.04.bmp</text:p>
          </table:table-cell>
          <table:table-cell office:value-type="float" office:value="0.61654135338345895" table:style-name="ce2">
            <text:p>0,6165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2.04.bmp</text:p>
          </table:table-cell>
          <table:table-cell office:value-type="float" office:value="0.93195266272189403" table:style-name="ce2">
            <text:p>0,93195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3.04.bmp</text:p>
          </table:table-cell>
          <table:table-cell office:value-type="float" office:value="0.71865443425076503" table:style-name="ce2">
            <text:p>0,7186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4.04.bmp</text:p>
          </table:table-cell>
          <table:table-cell office:value-type="float" office:value="0.79300291545189505" table:style-name="ce2">
            <text:p>0,7930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1.04.bmp</text:p>
          </table:table-cell>
          <table:table-cell office:value-type="float" office:value="0.63344051446945304" table:style-name="ce2">
            <text:p>0,6334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2.04.bmp</text:p>
          </table:table-cell>
          <table:table-cell office:value-type="float" office:value="0.37628865979381398" table:style-name="ce2">
            <text:p>0,37628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3.04.bmp</text:p>
          </table:table-cell>
          <table:table-cell office:value-type="float" office:value="0.15835777126099701" table:style-name="ce2">
            <text:p>0,15835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4.04.bmp</text:p>
          </table:table-cell>
          <table:table-cell office:value-type="float" office:value="0.89576174112256601" table:style-name="ce2">
            <text:p>0,89576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1.04.bmp</text:p>
          </table:table-cell>
          <table:table-cell office:value-type="float" office:value="0.30705394190871399" table:style-name="ce2">
            <text:p>0,3070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2.04.bmp</text:p>
          </table:table-cell>
          <table:table-cell office:value-type="float" office:value="0.40017513134851102" table:style-name="ce2">
            <text:p>0,4001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4.04.bmp</text:p>
          </table:table-cell>
          <table:table-cell office:value-type="float" office:value="0.454844006568145" table:style-name="ce2">
            <text:p>0,4548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1.04.bmp</text:p>
          </table:table-cell>
          <table:table-cell office:value-type="float" office:value="0.18678414096916299" table:style-name="ce2">
            <text:p>0,1867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3.04.bmp</text:p>
          </table:table-cell>
          <table:table-cell office:value-type="float" office:value="0.51318267419962305" table:style-name="ce2">
            <text:p>0,5131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4.04.bmp</text:p>
          </table:table-cell>
          <table:table-cell office:value-type="float" office:value="0.430617726051925" table:style-name="ce2">
            <text:p>0,4306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1.04.bmp</text:p>
          </table:table-cell>
          <table:table-cell office:value-type="float" office:value="0.80228136882129297" table:style-name="ce2">
            <text:p>0,8022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2.04.bmp</text:p>
          </table:table-cell>
          <table:table-cell office:value-type="float" office:value="0.76246334310850405" table:style-name="ce2">
            <text:p>0,7624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3.04.bmp</text:p>
          </table:table-cell>
          <table:table-cell office:value-type="float" office:value="0.53221957040572798" table:style-name="ce2">
            <text:p>0,5322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4.04.bmp</text:p>
          </table:table-cell>
          <table:table-cell office:value-type="float" office:value="0.51570247933884295" table:style-name="ce2">
            <text:p>0,5157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1.04.bmp</text:p>
          </table:table-cell>
          <table:table-cell office:value-type="float" office:value="0.72397094430992703" table:style-name="ce2">
            <text:p>0,72397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2.04.bmp</text:p>
          </table:table-cell>
          <table:table-cell office:value-type="float" office:value="5.1314142678347899E-2" table:style-name="ce2">
            <text:p>0,0513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3.04.bmp</text:p>
          </table:table-cell>
          <table:table-cell office:value-type="float" office:value="0.68461538461538496" table:style-name="ce2">
            <text:p>0,6846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4.04.bmp</text:p>
          </table:table-cell>
          <table:table-cell office:value-type="float" office:value="0.71362229102167196" table:style-name="ce2">
            <text:p>0,7136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2.04.bmp</text:p>
          </table:table-cell>
          <table:table-cell office:value-type="float" office:value="0.117516629711752" table:style-name="ce2">
            <text:p>0,1175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3.04.bmp</text:p>
          </table:table-cell>
          <table:table-cell office:value-type="float" office:value="0.31117824773413899" table:style-name="ce2">
            <text:p>0,31117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4.04.bmp</text:p>
          </table:table-cell>
          <table:table-cell office:value-type="float" office:value="0.513447432762836" table:style-name="ce2">
            <text:p>0,5134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1.04.bmp</text:p>
          </table:table-cell>
          <table:table-cell office:value-type="float" office:value="0.87820512820512797" table:style-name="ce2">
            <text:p>0,8782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2.04.bmp</text:p>
          </table:table-cell>
          <table:table-cell office:value-type="float" office:value="0.39402985074626901" table:style-name="ce2">
            <text:p>0,3940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3.04.bmp</text:p>
          </table:table-cell>
          <table:table-cell office:value-type="float" office:value="0.83725910064239795" table:style-name="ce2">
            <text:p>0,8372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4.04.bmp</text:p>
          </table:table-cell>
          <table:table-cell office:value-type="float" office:value="0.59770114942528696" table:style-name="ce2">
            <text:p>0,5977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1.04.bmp</text:p>
          </table:table-cell>
          <table:table-cell office:value-type="float" office:value="0.47219193020719702" table:style-name="ce2">
            <text:p>0,47219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2.04.bmp</text:p>
          </table:table-cell>
          <table:table-cell office:value-type="float" office:value="0.57911065149948304" table:style-name="ce2">
            <text:p>0,5791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3.04.bmp</text:p>
          </table:table-cell>
          <table:table-cell office:value-type="float" office:value="0.81065088757396497" table:style-name="ce2">
            <text:p>0,81065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4.04.bmp</text:p>
          </table:table-cell>
          <table:table-cell office:value-type="float" office:value="0.85005512679162099" table:style-name="ce2">
            <text:p>0,8500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1.04.bmp</text:p>
          </table:table-cell>
          <table:table-cell office:value-type="float" office:value="0.47719869706840401" table:style-name="ce2">
            <text:p>0,4771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2.04.bmp</text:p>
          </table:table-cell>
          <table:table-cell office:value-type="float" office:value="0.31178707224334601" table:style-name="ce2">
            <text:p>0,31178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3.04.bmp</text:p>
          </table:table-cell>
          <table:table-cell office:value-type="float" office:value="0.64026402640264002" table:style-name="ce2">
            <text:p>0,6402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4.04.bmp</text:p>
          </table:table-cell>
          <table:table-cell office:value-type="float" office:value="0.64713216957606001" table:style-name="ce2">
            <text:p>0,6471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1.04.bmp</text:p>
          </table:table-cell>
          <table:table-cell office:value-type="float" office:value="0.30515916575192098" table:style-name="ce2">
            <text:p>0,3051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2.04.bmp</text:p>
          </table:table-cell>
          <table:table-cell office:value-type="float" office:value="0.63383545770567795" table:style-name="ce2">
            <text:p>0,6338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3.04.bmp</text:p>
          </table:table-cell>
          <table:table-cell office:value-type="float" office:value="0.41616405307599502" table:style-name="ce2">
            <text:p>0,4161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4.04.bmp</text:p>
          </table:table-cell>
          <table:table-cell office:value-type="float" office:value="0.59222222222222198" table:style-name="ce2">
            <text:p>0,5922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1.04.bmp</text:p>
          </table:table-cell>
          <table:table-cell office:value-type="float" office:value="0.75" table:style-name="ce2">
            <text:p>0,75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2.04.bmp</text:p>
          </table:table-cell>
          <table:table-cell office:value-type="float" office:value="0.59192348565356001" table:style-name="ce2">
            <text:p>0,5919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3.04.bmp</text:p>
          </table:table-cell>
          <table:table-cell office:value-type="float" office:value="0.50460593654042996" table:style-name="ce2">
            <text:p>0,5046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4.04.bmp</text:p>
          </table:table-cell>
          <table:table-cell office:value-type="float" office:value="0.358452138492872" table:style-name="ce2">
            <text:p>0,3584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1.04.bmp</text:p>
          </table:table-cell>
          <table:table-cell office:value-type="float" office:value="0.92351274787535398" table:style-name="ce2">
            <text:p>0,9235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2.04.bmp</text:p>
          </table:table-cell>
          <table:table-cell office:value-type="float" office:value="0.43459552495697101" table:style-name="ce2">
            <text:p>0,4345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4.04.bmp</text:p>
          </table:table-cell>
          <table:table-cell office:value-type="float" office:value="0.58501683501683499" table:style-name="ce2">
            <text:p>0,5850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1.04.bmp</text:p>
          </table:table-cell>
          <table:table-cell office:value-type="float" office:value="0.38828633405639901" table:style-name="ce2">
            <text:p>0,38828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2.04.bmp</text:p>
          </table:table-cell>
          <table:table-cell office:value-type="float" office:value="0.44680851063829802" table:style-name="ce2">
            <text:p>0,4468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3.04.bmp</text:p>
          </table:table-cell>
          <table:table-cell office:value-type="float" office:value="0.31904761904761902" table:style-name="ce2">
            <text:p>0,3190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1.04.bmp</text:p>
          </table:table-cell>
          <table:table-cell office:value-type="float" office:value="0.625" table:style-name="ce2">
            <text:p>0,625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2.04.bmp</text:p>
          </table:table-cell>
          <table:table-cell office:value-type="float" office:value="0.93738140417457305" table:style-name="ce2">
            <text:p>0,9373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3.04.bmp</text:p>
          </table:table-cell>
          <table:table-cell office:value-type="float" office:value="0.73825503355704702" table:style-name="ce2">
            <text:p>0,7382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4.04.bmp</text:p>
          </table:table-cell>
          <table:table-cell office:value-type="float" office:value="0.89184692179700498" table:style-name="ce2">
            <text:p>0,8918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1.04.bmp</text:p>
          </table:table-cell>
          <table:table-cell office:value-type="float" office:value="0.76062992125984297" table:style-name="ce2">
            <text:p>0,7606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2.04.bmp</text:p>
          </table:table-cell>
          <table:table-cell office:value-type="float" office:value="0.64188351920693898" table:style-name="ce2">
            <text:p>0,6418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3.04.bmp</text:p>
          </table:table-cell>
          <table:table-cell office:value-type="float" office:value="0.59454855195911405" table:style-name="ce2">
            <text:p>0,5945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4.04.bmp</text:p>
          </table:table-cell>
          <table:table-cell office:value-type="float" office:value="0.32907348242811502" table:style-name="ce2">
            <text:p>0,3290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1.04.bmp</text:p>
          </table:table-cell>
          <table:table-cell office:value-type="float" office:value="0.74299516908212604" table:style-name="ce2">
            <text:p>0,7429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2.04.bmp</text:p>
          </table:table-cell>
          <table:table-cell office:value-type="float" office:value="0.816986855409505" table:style-name="ce2">
            <text:p>0,81698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3.04.bmp</text:p>
          </table:table-cell>
          <table:table-cell office:value-type="float" office:value="0.68782518210197696" table:style-name="ce2">
            <text:p>0,6878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4.04.bmp</text:p>
          </table:table-cell>
          <table:table-cell office:value-type="float" office:value="0.42172211350293498" table:style-name="ce2">
            <text:p>0,4217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1.04.bmp</text:p>
          </table:table-cell>
          <table:table-cell office:value-type="float" office:value="0.64257028112449799" table:style-name="ce2">
            <text:p>0,64257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2.04.bmp</text:p>
          </table:table-cell>
          <table:table-cell office:value-type="float" office:value="0.68817204301075297" table:style-name="ce2">
            <text:p>0,6881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3.04.bmp</text:p>
          </table:table-cell>
          <table:table-cell office:value-type="float" office:value="0.56426332288401304" table:style-name="ce2">
            <text:p>0,5642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4.04.bmp</text:p>
          </table:table-cell>
          <table:table-cell office:value-type="float" office:value="0.19485294117647101" table:style-name="ce2">
            <text:p>0,19485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1.04.bmp</text:p>
          </table:table-cell>
          <table:table-cell office:value-type="float" office:value="0.19324181626188" table:style-name="ce2">
            <text:p>0,1932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2.04.bmp</text:p>
          </table:table-cell>
          <table:table-cell office:value-type="float" office:value="0.34956709956710003" table:style-name="ce2">
            <text:p>0,3495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4.04.bmp</text:p>
          </table:table-cell>
          <table:table-cell office:value-type="float" office:value="0.53624733475479702" table:style-name="ce2">
            <text:p>0,5362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1.04.bmp</text:p>
          </table:table-cell>
          <table:table-cell office:value-type="float" office:value="0.84049079754601197" table:style-name="ce2">
            <text:p>0,84049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2.04.bmp</text:p>
          </table:table-cell>
          <table:table-cell office:value-type="float" office:value="0.73502722323048997" table:style-name="ce2">
            <text:p>0,7350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3.04.bmp</text:p>
          </table:table-cell>
          <table:table-cell office:value-type="float" office:value="0.59946236559139798" table:style-name="ce2">
            <text:p>0,59946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4.04.bmp</text:p>
          </table:table-cell>
          <table:table-cell office:value-type="float" office:value="0.64440078585461702" table:style-name="ce2">
            <text:p>0,6444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1.04.bmp</text:p>
          </table:table-cell>
          <table:table-cell office:value-type="float" office:value="0.27400000000000002" table:style-name="ce2">
            <text:p>0,274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2.04.bmp</text:p>
          </table:table-cell>
          <table:table-cell office:value-type="float" office:value="0.27305605786618398" table:style-name="ce2">
            <text:p>0,2730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3.04.bmp</text:p>
          </table:table-cell>
          <table:table-cell office:value-type="float" office:value="0.60589060308555398" table:style-name="ce2">
            <text:p>0,60589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4.04.bmp</text:p>
          </table:table-cell>
          <table:table-cell office:value-type="float" office:value="0.75344563552833099" table:style-name="ce2">
            <text:p>0,7534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1.04.bmp</text:p>
          </table:table-cell>
          <table:table-cell office:value-type="float" office:value="0.32706766917293201" table:style-name="ce2">
            <text:p>0,3270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2.04.bmp</text:p>
          </table:table-cell>
          <table:table-cell office:value-type="float" office:value="0.39259259259259299" table:style-name="ce2">
            <text:p>0,3925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3.04.bmp</text:p>
          </table:table-cell>
          <table:table-cell office:value-type="float" office:value="0.240740740740741" table:style-name="ce2">
            <text:p>0,2407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4.04.bmp</text:p>
          </table:table-cell>
          <table:table-cell office:value-type="float" office:value="0.55670103092783496" table:style-name="ce2">
            <text:p>0,5567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1.04.bmp</text:p>
          </table:table-cell>
          <table:table-cell office:value-type="float" office:value="0.98490566037735805" table:style-name="ce2">
            <text:p>0,9849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2.04.bmp</text:p>
          </table:table-cell>
          <table:table-cell office:value-type="float" office:value="0.91353383458646598" table:style-name="ce2">
            <text:p>0,9135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3.04.bmp</text:p>
          </table:table-cell>
          <table:table-cell office:value-type="float" office:value="0.67654986522911098" table:style-name="ce2">
            <text:p>0,6765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4.04.bmp</text:p>
          </table:table-cell>
          <table:table-cell office:value-type="float" office:value="0.74766355140186902" table:style-name="ce2">
            <text:p>0,7476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2.04.bmp</text:p>
          </table:table-cell>
          <table:table-cell office:value-type="float" office:value="0.11916264090177101" table:style-name="ce2">
            <text:p>0,1191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3.04.bmp</text:p>
          </table:table-cell>
          <table:table-cell office:value-type="float" office:value="0.17908787541713" table:style-name="ce2">
            <text:p>0,1790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1.04.bmp</text:p>
          </table:table-cell>
          <table:table-cell office:value-type="float" office:value="0.18234865061998501" table:style-name="ce2">
            <text:p>0,1823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1.04.bmp</text:p>
          </table:table-cell>
          <table:table-cell office:value-type="float" office:value="0.22249388753056201" table:style-name="ce2">
            <text:p>0,2224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2.04.bmp</text:p>
          </table:table-cell>
          <table:table-cell office:value-type="float" office:value="0.16498316498316501" table:style-name="ce2">
            <text:p>0,1649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3.04.bmp</text:p>
          </table:table-cell>
          <table:table-cell office:value-type="float" office:value="0.31257941550190599" table:style-name="ce2">
            <text:p>0,3125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4.04.bmp</text:p>
          </table:table-cell>
          <table:table-cell office:value-type="float" office:value="0.173588924387646" table:style-name="ce2">
            <text:p>0,17358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4.04.bmp</text:p>
          </table:table-cell>
          <table:table-cell office:value-type="float" office:value="0.121317157712305" table:style-name="ce2">
            <text:p>0,1213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4.04.bmp</text:p>
          </table:table-cell>
          <table:table-cell office:value-type="float" office:value="0.12622549019607801" table:style-name="ce2">
            <text:p>0,126225</text:p>
          </table:table-cell>
          <table:table-cell table:number-columns-repeated="16382"/>
        </table:table-row>
        <table:table-row table:number-rows-repeated="1046173" table:style-name="ro1">
          <table:table-cell table:number-columns-repeated="16384"/>
        </table:table-row>
      </table:table>
      <table:table table:name="Falso_rechazo" table:style-name="ta2">
        <table:table-column table:style-name="co1" table:default-cell-style-name="ce1"/>
        <table:table-column table:style-name="co1" table:default-cell-style-name="ce4"/>
        <table:table-column table:style-name="co1" table:number-columns-repeated="11" table:default-cell-style-name="ce1"/>
        <table:table-column table:style-name="co2" table:number-columns-repeated="16371" table:default-cell-style-name="ce1"/>
        <table:table-row table:style-name="ro1">
          <table:table-cell office:value-type="string" table:style-name="ce1">
            <text:p>Firma</text:p>
          </table:table-cell>
          <table:table-cell office:value-type="string" table:style-name="ce2">
            <text:p>Coincidencia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,1</text:p>
          </table:table-cell>
          <table:table-cell office:value-type="float" office:value="0.2" table:style-name="ce1">
            <text:p>0,2</text:p>
          </table:table-cell>
          <table:table-cell office:value-type="float" office:value="0.3" table:style-name="ce1">
            <text:p>0,3</text:p>
          </table:table-cell>
          <table:table-cell office:value-type="float" office:value="0.4" table:style-name="ce1">
            <text:p>0,4</text:p>
          </table:table-cell>
          <table:table-cell office:value-type="float" office:value="0.5" table:style-name="ce1">
            <text:p>0,5</text:p>
          </table:table-cell>
          <table:table-cell office:value-type="float" office:value="0.6" table:style-name="ce1">
            <text:p>0,6</text:p>
          </table:table-cell>
          <table:table-cell office:value-type="float" office:value="0.7" table:style-name="ce1">
            <text:p>0,7</text:p>
          </table:table-cell>
          <table:table-cell office:value-type="float" office:value="0.8" table:style-name="ce1">
            <text:p>0,8</text:p>
          </table:table-cell>
          <table:table-cell office:value-type="float" office:value="0.9" table:style-name="ce1">
            <text:p>0,9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string" table:style-name="ce3">
            <text:p>Casos de FR</text:p>
          </table:table-cell>
          <table:table-cell office:value-type="float" office:value="1" table:formula="msoxl:=COUNTIF(B4:B87, &quot;=0&quot;)" table:style-name="ce1">
            <text:p>1</text:p>
          </table:table-cell>
          <table:table-cell office:value-type="float" office:value="1" table:formula="msoxl:=COUNTIF(B4:B87, &quot;&lt;0,1&quot;)" table:style-name="ce1">
            <text:p>1</text:p>
          </table:table-cell>
          <table:table-cell office:value-type="float" office:value="3" table:formula="msoxl:=COUNTIF(B4:B87, &quot;&lt;0,2&quot;)" table:style-name="ce1">
            <text:p>3</text:p>
          </table:table-cell>
          <table:table-cell office:value-type="float" office:value="3" table:formula="msoxl:=COUNTIF(B4:B87, &quot;&lt;0,3&quot;)" table:style-name="ce1">
            <text:p>3</text:p>
          </table:table-cell>
          <table:table-cell office:value-type="float" office:value="5" table:formula="msoxl:=COUNTIF(B4:B87, &quot;&lt;0,4&quot;)" table:style-name="ce1">
            <text:p>5</text:p>
          </table:table-cell>
          <table:table-cell office:value-type="float" office:value="7" table:formula="msoxl:=COUNTIF(B4:B87, &quot;&lt;0,5&quot;)" table:style-name="ce1">
            <text:p>7</text:p>
          </table:table-cell>
          <table:table-cell office:value-type="float" office:value="15" table:formula="msoxl:=COUNTIF(B4:B87, &quot;&lt;0,6&quot;)" table:style-name="ce1">
            <text:p>15</text:p>
          </table:table-cell>
          <table:table-cell office:value-type="float" office:value="26" table:formula="msoxl:=COUNTIF(B4:B87, &quot;&lt;0,7&quot;)" table:style-name="ce1">
            <text:p>26</text:p>
          </table:table-cell>
          <table:table-cell office:value-type="float" office:value="45" table:formula="msoxl:=COUNTIF(B4:B87, &quot;&lt;0,8&quot;)" table:style-name="ce1">
            <text:p>45</text:p>
          </table:table-cell>
          <table:table-cell office:value-type="float" office:value="60" table:formula="msoxl:=COUNTIF(B4:B87, &quot;&lt;0,9&quot;)" table:style-name="ce1">
            <text:p>60</text:p>
          </table:table-cell>
          <table:table-cell office:value-type="float" office:value="73" table:formula="msoxl:=COUNTIF(B4:B87, &quot;&lt;1&quot;)" table:style-name="ce1">
            <text:p>73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string" table:style-name="ce3">
            <text:p>FRR</text:p>
          </table:table-cell>
          <table:table-cell office:value-type="float" office:value="1.3333333333333334E-2" table:formula="msoxl:=C2/COUNTIF(B4:B78, &quot;&gt;=0&quot;)" table:style-name="ce1">
            <text:p>0,013333333</text:p>
          </table:table-cell>
          <table:table-cell office:value-type="float" office:value="1.3333333333333334E-2" table:formula="msoxl:=D2/COUNTIF(B4:B78, &quot;&gt;=0&quot;)" table:style-name="ce1">
            <text:p>0,013333333</text:p>
          </table:table-cell>
          <table:table-cell office:value-type="float" office:value="0.04" table:formula="msoxl:=E2/COUNTIF(B4:B78, &quot;&gt;=0&quot;)" table:style-name="ce1">
            <text:p>0,04</text:p>
          </table:table-cell>
          <table:table-cell office:value-type="float" office:value="0.04" table:formula="msoxl:=F2/COUNTIF(B4:B78, &quot;&gt;=0&quot;)" table:style-name="ce1">
            <text:p>0,04</text:p>
          </table:table-cell>
          <table:table-cell office:value-type="float" office:value="6.6666666666666666E-2" table:formula="msoxl:=G2/COUNTIF(B4:B87, &quot;&gt;=0&quot;)" table:style-name="ce1">
            <text:p>0,066666667</text:p>
          </table:table-cell>
          <table:table-cell office:value-type="float" office:value="9.3333333333333338E-2" table:formula="msoxl:=H2/COUNTIF(B4:B87, &quot;&gt;=0&quot;)" table:style-name="ce1">
            <text:p>0,093333333</text:p>
          </table:table-cell>
          <table:table-cell office:value-type="float" office:value="0.2" table:formula="msoxl:=I2/COUNTIF(B4:B87, &quot;&gt;=0&quot;)" table:style-name="ce1">
            <text:p>0,2</text:p>
          </table:table-cell>
          <table:table-cell office:value-type="float" office:value="0.34666666666666668" table:formula="msoxl:=J2/COUNTIF(B4:B87, &quot;&gt;=0&quot;)" table:style-name="ce1">
            <text:p>0,346666667</text:p>
          </table:table-cell>
          <table:table-cell office:value-type="float" office:value="0.6" table:formula="msoxl:=K2/COUNTIF(B4:B87, &quot;&gt;=0&quot;)" table:style-name="ce1">
            <text:p>0,6</text:p>
          </table:table-cell>
          <table:table-cell office:value-type="float" office:value="0.8" table:formula="msoxl:=L2/COUNTIF(B4:B87, &quot;&gt;=0&quot;)" table:style-name="ce1">
            <text:p>0,8</text:p>
          </table:table-cell>
          <table:table-cell office:value-type="float" office:value="0.97333333333333338" table:formula="msoxl:=M2/COUNTIF(B4:B87, &quot;&gt;=0&quot;)" table:style-name="ce1">
            <text:p>0,97333333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29.2.04.bmp</text:p>
          </table:table-cell>
          <table:table-cell office:value-type="float" office:value="1" table:style-name="ce4">
            <text:p>1,000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29.3.04.bmp</text:p>
          </table:table-cell>
          <table:table-cell office:value-type="float" office:value="0.87935034802784195" table:style-name="ce4">
            <text:p>0,8793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29.4.04.bmp</text:p>
          </table:table-cell>
          <table:table-cell office:value-type="float" office:value="0.89705882352941202" table:style-name="ce4">
            <text:p>0,8970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30.2.04.bmp</text:p>
          </table:table-cell>
          <table:table-cell office:value-type="float" office:value="0.78658536585365901" table:style-name="ce4">
            <text:p>0,7865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30.3.04.bmp</text:p>
          </table:table-cell>
          <table:table-cell office:value-type="float" office:value="0.79516539440203604" table:style-name="ce4">
            <text:p>0,7951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30.4.04.bmp</text:p>
          </table:table-cell>
          <table:table-cell office:value-type="float" office:value="0.97276688453158999" table:style-name="ce4">
            <text:p>0,9727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31.2.04.bmp</text:p>
          </table:table-cell>
          <table:table-cell office:value-type="float" office:value="0.54698639014906003" table:style-name="ce4">
            <text:p>0,5469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31.3.04.bmp</text:p>
          </table:table-cell>
          <table:table-cell office:value-type="float" office:value="0.65331807780320394" table:style-name="ce4">
            <text:p>0,6533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31.4.04.bmp</text:p>
          </table:table-cell>
          <table:table-cell office:value-type="float" office:value="0.82806433721575101" table:style-name="ce4">
            <text:p>0,8280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32.2.04.bmp</text:p>
          </table:table-cell>
          <table:table-cell office:value-type="float" office:value="0.79870550161812304" table:style-name="ce4">
            <text:p>0,7987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32.3.04.bmp</text:p>
          </table:table-cell>
          <table:table-cell office:value-type="float" office:value="0.78520286396181405" table:style-name="ce4">
            <text:p>0,7852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32.4.04.bmp</text:p>
          </table:table-cell>
          <table:table-cell office:value-type="float" office:value="0.92704402515723305" table:style-name="ce4">
            <text:p>0,9270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33.2.04.bmp</text:p>
          </table:table-cell>
          <table:table-cell office:value-type="float" office:value="0.65384615384615397" table:style-name="ce4">
            <text:p>0,6538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33.3.04.bmp</text:p>
          </table:table-cell>
          <table:table-cell office:value-type="float" office:value="0.75627240143369201" table:style-name="ce4">
            <text:p>0,756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4.04.bmp</text:p>
          </table:table-cell>
          <table:table-cell office:value-type="float" office:value="0.64227642276422803" table:style-name="ce4">
            <text:p>0,642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2.04.bmp</text:p>
          </table:table-cell>
          <table:table-cell office:value-type="float" office:value="0.92194570135746601" table:style-name="ce4">
            <text:p>0,921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3.04.bmp</text:p>
          </table:table-cell>
          <table:table-cell office:value-type="float" office:value="0.71905697445972505" table:style-name="ce4">
            <text:p>0,719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4.04.bmp</text:p>
          </table:table-cell>
          <table:table-cell office:value-type="float" office:value="0.74009324009323996" table:style-name="ce4">
            <text:p>0,740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2.04.bmp</text:p>
          </table:table-cell>
          <table:table-cell office:value-type="float" office:value="0.302752293577982" table:style-name="ce4">
            <text:p>0,302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3.04.bmp</text:p>
          </table:table-cell>
          <table:table-cell office:value-type="float" office:value="0.66350710900473897" table:style-name="ce4">
            <text:p>0,6635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4.04.bmp</text:p>
          </table:table-cell>
          <table:table-cell office:value-type="float" office:value="0.52773613193403301" table:style-name="ce4">
            <text:p>0,5277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2.04.bmp</text:p>
          </table:table-cell>
          <table:table-cell office:value-type="float" office:value="0.76857386848847098" table:style-name="ce4">
            <text:p>0,768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3.04.bmp</text:p>
          </table:table-cell>
          <table:table-cell office:value-type="float" office:value="0.730425055928412" table:style-name="ce4">
            <text:p>0,7304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4.04.bmp</text:p>
          </table:table-cell>
          <table:table-cell office:value-type="float" office:value="0.452380952380952" table:style-name="ce4">
            <text:p>0,452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2.04.bmp</text:p>
          </table:table-cell>
          <table:table-cell office:value-type="float" office:value="0.693564862104188" table:style-name="ce4">
            <text:p>0,693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3.04.bmp</text:p>
          </table:table-cell>
          <table:table-cell office:value-type="float" office:value="0.51418439716312103" table:style-name="ce4">
            <text:p>0,514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4.04.bmp</text:p>
          </table:table-cell>
          <table:table-cell office:value-type="float" office:value="0.69807868252516003" table:style-name="ce4">
            <text:p>0,698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2.04.bmp</text:p>
          </table:table-cell>
          <table:table-cell office:value-type="float" office:value="0.81538461538461504" table:style-name="ce4">
            <text:p>0,815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3.04.bmp</text:p>
          </table:table-cell>
          <table:table-cell office:value-type="float" office:value="0.76906779661017" table:style-name="ce4">
            <text:p>0,769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4.04.bmp</text:p>
          </table:table-cell>
          <table:table-cell office:value-type="float" office:value="0.87959866220735805" table:style-name="ce4">
            <text:p>0,8796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2.04.bmp</text:p>
          </table:table-cell>
          <table:table-cell office:value-type="float" office:value="0.743725231175693" table:style-name="ce4">
            <text:p>0,743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3.04.bmp</text:p>
          </table:table-cell>
          <table:table-cell office:value-type="float" office:value="0.58233890214797102" table:style-name="ce4">
            <text:p>0,582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4.04.bmp</text:p>
          </table:table-cell>
          <table:table-cell office:value-type="float" office:value="0.89300411522633805" table:style-name="ce4">
            <text:p>0,893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2.04.bmp</text:p>
          </table:table-cell>
          <table:table-cell office:value-type="float" office:value="0.79663056558363399" table:style-name="ce4">
            <text:p>0,796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3.04.bmp</text:p>
          </table:table-cell>
          <table:table-cell office:value-type="float" office:value="0.558601782042495" table:style-name="ce4">
            <text:p>0,5586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4.04.bmp</text:p>
          </table:table-cell>
          <table:table-cell office:value-type="float" office:value="0.62218468468468502" table:style-name="ce4">
            <text:p>0,622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2.04.bmp</text:p>
          </table:table-cell>
          <table:table-cell office:value-type="float" office:value="0.73115860517435305" table:style-name="ce4">
            <text:p>0,731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3.04.bmp</text:p>
          </table:table-cell>
          <table:table-cell office:value-type="float" office:value="0.37406216505895001" table:style-name="ce4">
            <text:p>0,374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4.04.bmp</text:p>
          </table:table-cell>
          <table:table-cell office:value-type="float" office:value="0.82997987927565398" table:style-name="ce4">
            <text:p>0,8299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2.04.bmp</text:p>
          </table:table-cell>
          <table:table-cell office:value-type="float" office:value="0.40667094291212302" table:style-name="ce4">
            <text:p>0,406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3.04.bmp</text:p>
          </table:table-cell>
          <table:table-cell office:value-type="float" office:value="0.18468731735826999" table:style-name="ce4">
            <text:p>0,1846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4.04.bmp</text:p>
          </table:table-cell>
          <table:table-cell office:value-type="float" office:value="0.59394313967861601" table:style-name="ce4">
            <text:p>0,593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2.04.bmp</text:p>
          </table:table-cell>
          <table:table-cell office:value-type="float" office:value="0" table:style-name="ce4">
            <text:p>0,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3.04.bmp</text:p>
          </table:table-cell>
          <table:table-cell office:value-type="float" office:value="0.57640750670241303" table:style-name="ce4">
            <text:p>0,576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4.04.bmp</text:p>
          </table:table-cell>
          <table:table-cell office:value-type="float" office:value="0.16411960132890399" table:style-name="ce4">
            <text:p>0,164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2.04.bmp</text:p>
          </table:table-cell>
          <table:table-cell office:value-type="float" office:value="0.96168224299065397" table:style-name="ce4">
            <text:p>0,961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3.04.bmp</text:p>
          </table:table-cell>
          <table:table-cell office:value-type="float" office:value="0.82590529247910904" table:style-name="ce4">
            <text:p>0,8259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4.04.bmp</text:p>
          </table:table-cell>
          <table:table-cell office:value-type="float" office:value="0.78994614003590702" table:style-name="ce4">
            <text:p>0,789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2.04.bmp</text:p>
          </table:table-cell>
          <table:table-cell office:value-type="float" office:value="0.58594293667362596" table:style-name="ce4">
            <text:p>0,585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3.04.bmp</text:p>
          </table:table-cell>
          <table:table-cell office:value-type="float" office:value="0.69984447900466595" table:style-name="ce4">
            <text:p>0,699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4.04.bmp</text:p>
          </table:table-cell>
          <table:table-cell office:value-type="float" office:value="0.69217391304347797" table:style-name="ce4">
            <text:p>0,692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2.04.bmp</text:p>
          </table:table-cell>
          <table:table-cell office:value-type="float" office:value="0.91272344900105196" table:style-name="ce4">
            <text:p>0,912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3.04.bmp</text:p>
          </table:table-cell>
          <table:table-cell office:value-type="float" office:value="0.90666666666666695" table:style-name="ce4">
            <text:p>0,906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4.04.bmp</text:p>
          </table:table-cell>
          <table:table-cell office:value-type="float" office:value="0.732254697286012" table:style-name="ce4">
            <text:p>0,732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2.04.bmp</text:p>
          </table:table-cell>
          <table:table-cell office:value-type="float" office:value="0.94129158512720201" table:style-name="ce4">
            <text:p>0,941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3.04.bmp</text:p>
          </table:table-cell>
          <table:table-cell office:value-type="float" office:value="0.95407098121085598" table:style-name="ce4">
            <text:p>0,954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4.04.bmp</text:p>
          </table:table-cell>
          <table:table-cell office:value-type="float" office:value="0.93689320388349495" table:style-name="ce4">
            <text:p>0,9368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2.04.bmp</text:p>
          </table:table-cell>
          <table:table-cell office:value-type="float" office:value="0.73719879518072295" table:style-name="ce4">
            <text:p>0,737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3.04.bmp</text:p>
          </table:table-cell>
          <table:table-cell office:value-type="float" office:value="0.818271604938272" table:style-name="ce4">
            <text:p>0,818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4.04.bmp</text:p>
          </table:table-cell>
          <table:table-cell office:value-type="float" office:value="0.80900409276944096" table:style-name="ce4">
            <text:p>0,809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2.04.bmp</text:p>
          </table:table-cell>
          <table:table-cell office:value-type="float" office:value="0.92923076923076897" table:style-name="ce4">
            <text:p>0,929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3.04.bmp</text:p>
          </table:table-cell>
          <table:table-cell office:value-type="float" office:value="0.88235294117647101" table:style-name="ce4">
            <text:p>0,882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4.04.bmp</text:p>
          </table:table-cell>
          <table:table-cell office:value-type="float" office:value="0.883464566929134" table:style-name="ce4">
            <text:p>0,883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2.04.bmp</text:p>
          </table:table-cell>
          <table:table-cell office:value-type="float" office:value="0.75925925925925897" table:style-name="ce4">
            <text:p>0,759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3.04.bmp</text:p>
          </table:table-cell>
          <table:table-cell office:value-type="float" office:value="0.85235732009925602" table:style-name="ce4">
            <text:p>0,852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4.04.bmp</text:p>
          </table:table-cell>
          <table:table-cell office:value-type="float" office:value="0.87950310559006195" table:style-name="ce4">
            <text:p>0,879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2.04.bmp</text:p>
          </table:table-cell>
          <table:table-cell office:value-type="float" office:value="0.868778280542986" table:style-name="ce4">
            <text:p>0,8687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3.04.bmp</text:p>
          </table:table-cell>
          <table:table-cell office:value-type="float" office:value="0.78125" table:style-name="ce4">
            <text:p>0,781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4.04.bmp</text:p>
          </table:table-cell>
          <table:table-cell office:value-type="float" office:value="1" table:style-name="ce4">
            <text:p>1,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2.04.bmp</text:p>
          </table:table-cell>
          <table:table-cell office:value-type="float" office:value="0.99243570347957599" table:style-name="ce4">
            <text:p>0,992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3.04.bmp</text:p>
          </table:table-cell>
          <table:table-cell office:value-type="float" office:value="0.90422535211267596" table:style-name="ce4">
            <text:p>0,904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4.04.bmp</text:p>
          </table:table-cell>
          <table:table-cell office:value-type="float" office:value="0.92517006802721102" table:style-name="ce4">
            <text:p>0,925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2.04.bmp</text:p>
          </table:table-cell>
          <table:table-cell office:value-type="float" office:value="0.68333333333333302" table:style-name="ce4">
            <text:p>0,683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3.04.bmp</text:p>
          </table:table-cell>
          <table:table-cell office:value-type="float" office:value="0.635276532137519" table:style-name="ce4">
            <text:p>0,635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4.04.bmp</text:p>
          </table:table-cell>
          <table:table-cell office:value-type="float" office:value="0.78964401294498399" table:style-name="ce4">
            <text:p>0,78964</text:p>
          </table:table-cell>
          <table:table-cell table:number-columns-repeated="16382"/>
        </table:table-row>
        <table:table-row table:number-rows-repeated="1048498" table:style-name="ro1">
          <table:table-cell table:number-columns-repeated="16384"/>
        </table:table-row>
      </table:table>
      <table:table table:name="CurvaROC" table:style-name="ta3">
        <table:table-column table:style-name="co2" table:number-columns-repeated="16384" table:default-cell-style-name="ce1"/>
        <table:table-row table:style-name="ro1">
          <table:table-cell table:style-name="ce1">
            <draw:frame draw:z-index="1" draw:id="id0" draw:style-name="a0" draw:name="Chart 1" svg:x="0in" svg:y="0in" svg:width="6.16667in" svg:height="4.0833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 table:number-columns-repeated="12"/>
          <table:table-cell office:value-type="float" office:value="0.6" table:style-name="ce1">
            <text:p>0,6</text:p>
          </table:table-cell>
          <table:table-cell office:value-type="float" office:value="0.6" table:style-name="ce1">
            <text:p>0,6</text:p>
          </table:table-cell>
          <table:table-cell table:number-columns-repeated="16370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10"/>
          <table:table-cell table:style-name="ce1">
            <draw:frame draw:z-index="2" draw:id="id1" draw:style-name="a1" draw:name="Chart 2" svg:x="0in" svg:y="0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6">
      <number:number number:decimal-places="6" number:min-integer-digits="1"/>
    </number:number-style>
    <number:number-style style:name="N37">
      <number:number number:decimal-places="5" number:min-integer-digits="1"/>
    </number:number-style>
    <number:currency-style style:name="N38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8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dc:creator>Orion</dc:creator>
    <meta:creation-date>2007-03-23T19:02:24Z</meta:creation-date>
    <dc:date>2013-02-24T21:13:58Z</dc:date>
    <meta:editing-cycles>9</meta:editing-cycles>
    <meta:editing-duration>PT10194S</meta:editing-duration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interpolation="cubic-splin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0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automatic" chart:connect-bars="false" chart:solid-type="cuboid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interpolation="cubic-spline" chart:solid-type="cuboid"/>
      <style:graphic-properties draw:fill="none" draw:stroke="solid" svg:stroke-width="0.03125in" svg:stroke-color="#be4b48" svg:stroke-opacity="100%" draw:stroke-linejoin="round"/>
    </style:style>
    <style:style style:family="chart" style:name="G0S1">
      <style:chart-properties chart:symbol-type="automatic" chart:connect-bars="false" chart:interpolation="cubic-spline" chart:solid-type="cuboid"/>
      <style:graphic-properties draw:fill="none" draw:stroke="solid" svg:stroke-width="0.03125in" svg:stroke-color="#4a7ebb" svg:stroke-opacity="100%" draw:stroke-linejoin="round"/>
    </style:style>
    <style:style style:family="chart" style:name="G0S2">
      <style:chart-properties chart:symbol-type="automatic" chart:connect-bars="false" chart:interpolation="cubic-spline" chart:solid-type="cuboid"/>
      <style:graphic-properties draw:fill="none" draw:stroke="solid" svg:stroke-width="0.03125in" svg:stroke-color="#7d60a0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93.9996850393701pt" svg:width="444.0002362204725pt" chart:style-name="Crt0">
        <chart:legend chart:legend-position="end" chart:legend-align="center" chart:style-name="Lgnd"/>
        <chart:plot-area svg:x="70.97015748031496pt" svg:y="0.0pt" svg:width="373.03pt" svg:height="293.9996850393701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Falso_rechazo.$C$3:.$M$3" chart:class="chart:scatter" chart:attached-axis="primary-y" chart:style-name="G0S0">
            <chart:domain table:cell-range-address="Falso_rechazo.$C$1:.$M$1"/>
            <chart:data-point chart:repeated="11"/>
          </chart:series>
          <chart:series chart:values-cell-range-address="Falsa_Aceptación.$C$3:.$M$3" chart:class="chart:scatter" chart:attached-axis="primary-y" chart:style-name="G0S1">
            <chart:domain table:cell-range-address="Falsa_Aceptación.$C$1:.$M$1"/>
            <chart:data-point chart:repeated="11"/>
          </chart:series>
          <chart:series chart:values-cell-range-address="CurvaROC.$M$1:.$N$1" chart:class="chart:scatter" chart:attached-axis="primary-y" chart:style-name="G0S2">
            <chart:domain table:cell-range-address="CurvaROC.$M$2:.$N$2"/>
            <chart:data-point chart:repeated="2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interpolation="cubic-splin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0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automatic" chart:connect-bars="false" chart:solid-type="cuboid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interpolation="cubic-spline" chart:solid-type="cuboid"/>
      <style:graphic-properties draw:fill="none" draw:stroke="solid" svg:stroke-width="0.03125in" svg:stroke-color="#4a7ebb" svg:stroke-opacity="100%" draw:stroke-linejoin="round"/>
    </style:style>
    <style:style style:family="chart" style:name="G0S1">
      <style:chart-properties chart:symbol-type="automatic" chart:connect-bars="false" chart:interpolation="cubic-spline" chart:solid-type="cuboid"/>
      <style:graphic-properties draw:fill="none" draw:stroke="solid" svg:stroke-width="0.03125in" svg:stroke-color="#be4b48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Falso_rechazo.$C$3:.$M$3" chart:class="chart:scatter" chart:attached-axis="primary-y" chart:style-name="G0S0">
            <chart:domain table:cell-range-address="Falsa_Aceptación.$C$3:.$M$3"/>
            <chart:data-point chart:repeated="11"/>
          </chart:series>
          <chart:series chart:label-cell-address="CurvaROC.$M$1" chart:values-cell-range-address="CurvaROC.$M$1:.$N$1" chart:class="chart:scatter" chart:attached-axis="primary-y" chart:style-name="G0S1">
            <chart:domain table:cell-range-address="CurvaROC.$M$1:.$N$1"/>
            <chart:data-point chart:repeated="2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